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cker1" svg:font-family="Decker"/>
    <style:font-face style:name="Times New Roman" svg:font-family="'Times New Roman'"/>
    <style:font-face style:name="Decker" svg:font-family="Decke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Tabella1" style:family="table">
      <style:table-properties style:width="7.911cm" table:align="left" fo:background-color="#fcfcfc">
        <style:background-image/>
      </style:table-properties>
    </style:style>
    <style:style style:name="Tabella1.A" style:family="table-column">
      <style:table-column-properties style:column-width="2.323cm"/>
    </style:style>
    <style:style style:name="Tabella1.B" style:family="table-column">
      <style:table-column-properties style:column-width="5.588cm"/>
    </style:style>
    <style:style style:name="Tabella1.A1" style:family="table-cell">
      <style:table-cell-properties style:vertical-align="middle" fo:padding="0cm" fo:border="none"/>
    </style:style>
    <style:style style:name="Tabella1.B2" style:family="table-cell">
      <style:table-cell-properties style:vertical-align="middle" fo:background-color="#000000">
        <style:background-image/>
      </style:table-cell-properties>
    </style:style>
    <style:style style:name="Tabella1.B3" style:family="table-cell">
      <style:table-cell-properties style:vertical-align="middle" fo:background-color="#0c090a">
        <style:background-image/>
      </style:table-cell-properties>
    </style:style>
    <style:style style:name="Tabella1.B4" style:family="table-cell">
      <style:table-cell-properties style:vertical-align="middle" fo:background-color="#2c3539">
        <style:background-image/>
      </style:table-cell-properties>
    </style:style>
    <style:style style:name="Tabella1.B5" style:family="table-cell">
      <style:table-cell-properties style:vertical-align="middle" fo:background-color="#2b1b17">
        <style:background-image/>
      </style:table-cell-properties>
    </style:style>
    <style:style style:name="Tabella1.B6" style:family="table-cell">
      <style:table-cell-properties style:vertical-align="middle" fo:background-color="#34282c">
        <style:background-image/>
      </style:table-cell-properties>
    </style:style>
    <style:style style:name="Tabella1.B7" style:family="table-cell">
      <style:table-cell-properties style:vertical-align="middle" fo:background-color="#25383c">
        <style:background-image/>
      </style:table-cell-properties>
    </style:style>
    <style:style style:name="Tabella1.B8" style:family="table-cell">
      <style:table-cell-properties style:vertical-align="middle" fo:background-color="#3b3131">
        <style:background-image/>
      </style:table-cell-properties>
    </style:style>
    <style:style style:name="Tabella1.B9" style:family="table-cell">
      <style:table-cell-properties style:vertical-align="middle" fo:background-color="#413839">
        <style:background-image/>
      </style:table-cell-properties>
    </style:style>
    <style:style style:name="Tabella1.B10" style:family="table-cell">
      <style:table-cell-properties style:vertical-align="middle" fo:background-color="#3d3c3a">
        <style:background-image/>
      </style:table-cell-properties>
    </style:style>
    <style:style style:name="Tabella1.B11" style:family="table-cell">
      <style:table-cell-properties style:vertical-align="middle" fo:background-color="#463e3f">
        <style:background-image/>
      </style:table-cell-properties>
    </style:style>
    <style:style style:name="Tabella1.B12" style:family="table-cell">
      <style:table-cell-properties style:vertical-align="middle" fo:background-color="#4c4646">
        <style:background-image/>
      </style:table-cell-properties>
    </style:style>
    <style:style style:name="Tabella1.B13" style:family="table-cell">
      <style:table-cell-properties style:vertical-align="middle" fo:background-color="#504a4b">
        <style:background-image/>
      </style:table-cell-properties>
    </style:style>
    <style:style style:name="Tabella1.B14" style:family="table-cell">
      <style:table-cell-properties style:vertical-align="middle" fo:background-color="#565051">
        <style:background-image/>
      </style:table-cell-properties>
    </style:style>
    <style:style style:name="Tabella1.B15" style:family="table-cell">
      <style:table-cell-properties style:vertical-align="middle" fo:background-color="#5c5858">
        <style:background-image/>
      </style:table-cell-properties>
    </style:style>
    <style:style style:name="Tabella1.B16" style:family="table-cell">
      <style:table-cell-properties style:vertical-align="middle" fo:background-color="#625d5d">
        <style:background-image/>
      </style:table-cell-properties>
    </style:style>
    <style:style style:name="Tabella1.B17" style:family="table-cell">
      <style:table-cell-properties style:vertical-align="middle" fo:background-color="#666362">
        <style:background-image/>
      </style:table-cell-properties>
    </style:style>
    <style:style style:name="Tabella1.B18" style:family="table-cell">
      <style:table-cell-properties style:vertical-align="middle" fo:background-color="#6d6968">
        <style:background-image/>
      </style:table-cell-properties>
    </style:style>
    <style:style style:name="Tabella1.B19" style:family="table-cell">
      <style:table-cell-properties style:vertical-align="middle" fo:background-color="#726e6d">
        <style:background-image/>
      </style:table-cell-properties>
    </style:style>
    <style:style style:name="Tabella1.B20" style:family="table-cell">
      <style:table-cell-properties style:vertical-align="middle" fo:background-color="#736f6e">
        <style:background-image/>
      </style:table-cell-properties>
    </style:style>
    <style:style style:name="Tabella1.B21" style:family="table-cell">
      <style:table-cell-properties style:vertical-align="middle" fo:background-color="#837e7c">
        <style:background-image/>
      </style:table-cell-properties>
    </style:style>
    <style:style style:name="Tabella1.B22" style:family="table-cell">
      <style:table-cell-properties style:vertical-align="middle" fo:background-color="#848482">
        <style:background-image/>
      </style:table-cell-properties>
    </style:style>
    <style:style style:name="Tabella1.B23" style:family="table-cell">
      <style:table-cell-properties style:vertical-align="middle" fo:background-color="#b6b6b4">
        <style:background-image/>
      </style:table-cell-properties>
    </style:style>
    <style:style style:name="Tabella1.B24" style:family="table-cell">
      <style:table-cell-properties style:vertical-align="middle" fo:background-color="#d1d0ce">
        <style:background-image/>
      </style:table-cell-properties>
    </style:style>
    <style:style style:name="Tabella1.B25" style:family="table-cell">
      <style:table-cell-properties style:vertical-align="middle" fo:background-color="#e5e4e2">
        <style:background-image/>
      </style:table-cell-properties>
    </style:style>
    <style:style style:name="Tabella1.B26" style:family="table-cell">
      <style:table-cell-properties style:vertical-align="middle" fo:background-color="#bcc6cc">
        <style:background-image/>
      </style:table-cell-properties>
    </style:style>
    <style:style style:name="Tabella1.B27" style:family="table-cell">
      <style:table-cell-properties style:vertical-align="middle" fo:background-color="#98afc7">
        <style:background-image/>
      </style:table-cell-properties>
    </style:style>
    <style:style style:name="Tabella1.B28" style:family="table-cell">
      <style:table-cell-properties style:vertical-align="middle" fo:background-color="#6d7b8d">
        <style:background-image/>
      </style:table-cell-properties>
    </style:style>
    <style:style style:name="Tabella1.B29" style:family="table-cell">
      <style:table-cell-properties style:vertical-align="middle" fo:background-color="#657383">
        <style:background-image/>
      </style:table-cell-properties>
    </style:style>
    <style:style style:name="Tabella1.B30" style:family="table-cell">
      <style:table-cell-properties style:vertical-align="middle" fo:background-color="#616d7e">
        <style:background-image/>
      </style:table-cell-properties>
    </style:style>
    <style:style style:name="Tabella1.B31" style:family="table-cell">
      <style:table-cell-properties style:vertical-align="middle" fo:background-color="#646d7e">
        <style:background-image/>
      </style:table-cell-properties>
    </style:style>
    <style:style style:name="Tabella1.B32" style:family="table-cell">
      <style:table-cell-properties style:vertical-align="middle" fo:background-color="#566d7e">
        <style:background-image/>
      </style:table-cell-properties>
    </style:style>
    <style:style style:name="Tabella1.B33" style:family="table-cell">
      <style:table-cell-properties style:vertical-align="middle" fo:background-color="#737ca1">
        <style:background-image/>
      </style:table-cell-properties>
    </style:style>
    <style:style style:name="Tabella1.B34" style:family="table-cell">
      <style:table-cell-properties style:vertical-align="middle" fo:background-color="#4863a0">
        <style:background-image/>
      </style:table-cell-properties>
    </style:style>
    <style:style style:name="Tabella1.B35" style:family="table-cell">
      <style:table-cell-properties style:vertical-align="middle" fo:background-color="#2b547e">
        <style:background-image/>
      </style:table-cell-properties>
    </style:style>
    <style:style style:name="Tabella1.B36" style:family="table-cell">
      <style:table-cell-properties style:vertical-align="middle" fo:background-color="#2b3856">
        <style:background-image/>
      </style:table-cell-properties>
    </style:style>
    <style:style style:name="Tabella1.B37" style:family="table-cell">
      <style:table-cell-properties style:vertical-align="middle" fo:background-color="#151b54">
        <style:background-image/>
      </style:table-cell-properties>
    </style:style>
    <style:style style:name="Tabella1.B38" style:family="table-cell">
      <style:table-cell-properties style:vertical-align="middle" fo:background-color="#000080">
        <style:background-image/>
      </style:table-cell-properties>
    </style:style>
    <style:style style:name="Tabella1.B39" style:family="table-cell">
      <style:table-cell-properties style:vertical-align="middle" fo:background-color="#342d7e">
        <style:background-image/>
      </style:table-cell-properties>
    </style:style>
    <style:style style:name="Tabella1.B40" style:family="table-cell">
      <style:table-cell-properties style:vertical-align="middle" fo:background-color="#15317e">
        <style:background-image/>
      </style:table-cell-properties>
    </style:style>
    <style:style style:name="Tabella1.B41" style:family="table-cell">
      <style:table-cell-properties style:vertical-align="middle" fo:background-color="#151b8d">
        <style:background-image/>
      </style:table-cell-properties>
    </style:style>
    <style:style style:name="Tabella1.B42" style:family="table-cell">
      <style:table-cell-properties style:vertical-align="middle" fo:background-color="#0000a0">
        <style:background-image/>
      </style:table-cell-properties>
    </style:style>
    <style:style style:name="Tabella1.B43" style:family="table-cell">
      <style:table-cell-properties style:vertical-align="middle" fo:background-color="#0020c2">
        <style:background-image/>
      </style:table-cell-properties>
    </style:style>
    <style:style style:name="Tabella1.B44" style:family="table-cell">
      <style:table-cell-properties style:vertical-align="middle" fo:background-color="#0041c2">
        <style:background-image/>
      </style:table-cell-properties>
    </style:style>
    <style:style style:name="Tabella1.B45" style:family="table-cell">
      <style:table-cell-properties style:vertical-align="middle" fo:background-color="#2554c7">
        <style:background-image/>
      </style:table-cell-properties>
    </style:style>
    <style:style style:name="Tabella1.B46" style:family="table-cell">
      <style:table-cell-properties style:vertical-align="middle" fo:background-color="#1569c7">
        <style:background-image/>
      </style:table-cell-properties>
    </style:style>
    <style:style style:name="Tabella1.B47" style:family="table-cell">
      <style:table-cell-properties style:vertical-align="middle" fo:background-color="#2b60de">
        <style:background-image/>
      </style:table-cell-properties>
    </style:style>
    <style:style style:name="Tabella1.B48" style:family="table-cell">
      <style:table-cell-properties style:vertical-align="middle" fo:background-color="#1f45fc">
        <style:background-image/>
      </style:table-cell-properties>
    </style:style>
    <style:style style:name="Tabella1.B49" style:family="table-cell">
      <style:table-cell-properties style:vertical-align="middle" fo:background-color="#6960ec">
        <style:background-image/>
      </style:table-cell-properties>
    </style:style>
    <style:style style:name="Tabella2" style:family="table">
      <style:table-properties style:width="7.911cm" table:align="left" fo:background-color="#fcfcfc">
        <style:background-image/>
      </style:table-properties>
    </style:style>
    <style:style style:name="Tabella2.A" style:family="table-column">
      <style:table-column-properties style:column-width="2.217cm"/>
    </style:style>
    <style:style style:name="Tabella2.B" style:family="table-column">
      <style:table-column-properties style:column-width="5.694cm"/>
    </style:style>
    <style:style style:name="Tabella2.A1" style:family="table-cell">
      <style:table-cell-properties style:vertical-align="middle" fo:padding="0cm" fo:border="none"/>
    </style:style>
    <style:style style:name="Tabella2.B2" style:family="table-cell">
      <style:table-cell-properties style:vertical-align="middle" fo:background-color="#736aff">
        <style:background-image/>
      </style:table-cell-properties>
    </style:style>
    <style:style style:name="Tabella2.B3" style:family="table-cell">
      <style:table-cell-properties style:vertical-align="middle" fo:background-color="#357ec7">
        <style:background-image/>
      </style:table-cell-properties>
    </style:style>
    <style:style style:name="Tabella2.B4" style:family="table-cell">
      <style:table-cell-properties style:vertical-align="middle" fo:background-color="#368bc1">
        <style:background-image/>
      </style:table-cell-properties>
    </style:style>
    <style:style style:name="Tabella2.B5" style:family="table-cell">
      <style:table-cell-properties style:vertical-align="middle" fo:background-color="#488ac7">
        <style:background-image/>
      </style:table-cell-properties>
    </style:style>
    <style:style style:name="Tabella2.B6" style:family="table-cell">
      <style:table-cell-properties style:vertical-align="middle" fo:background-color="#3090c7">
        <style:background-image/>
      </style:table-cell-properties>
    </style:style>
    <style:style style:name="Tabella2.B7" style:family="table-cell">
      <style:table-cell-properties style:vertical-align="middle" fo:background-color="#659ec7">
        <style:background-image/>
      </style:table-cell-properties>
    </style:style>
    <style:style style:name="Tabella2.B8" style:family="table-cell">
      <style:table-cell-properties style:vertical-align="middle" fo:background-color="#87afc7">
        <style:background-image/>
      </style:table-cell-properties>
    </style:style>
    <style:style style:name="Tabella2.B9" style:family="table-cell">
      <style:table-cell-properties style:vertical-align="middle" fo:background-color="#95b9c7">
        <style:background-image/>
      </style:table-cell-properties>
    </style:style>
    <style:style style:name="Tabella2.B10" style:family="table-cell">
      <style:table-cell-properties style:vertical-align="middle" fo:background-color="#728fce">
        <style:background-image/>
      </style:table-cell-properties>
    </style:style>
    <style:style style:name="Tabella2.B11" style:family="table-cell">
      <style:table-cell-properties style:vertical-align="middle" fo:background-color="#2b65ec">
        <style:background-image/>
      </style:table-cell-properties>
    </style:style>
    <style:style style:name="Tabella2.B12" style:family="table-cell">
      <style:table-cell-properties style:vertical-align="middle" fo:background-color="#306eff">
        <style:background-image/>
      </style:table-cell-properties>
    </style:style>
    <style:style style:name="Tabella2.B13" style:family="table-cell">
      <style:table-cell-properties style:vertical-align="middle" fo:background-color="#157dec">
        <style:background-image/>
      </style:table-cell-properties>
    </style:style>
    <style:style style:name="Tabella2.B14" style:family="table-cell">
      <style:table-cell-properties style:vertical-align="middle" fo:background-color="#1589ff">
        <style:background-image/>
      </style:table-cell-properties>
    </style:style>
    <style:style style:name="Tabella2.B15" style:family="table-cell">
      <style:table-cell-properties style:vertical-align="middle" fo:background-color="#6495ed">
        <style:background-image/>
      </style:table-cell-properties>
    </style:style>
    <style:style style:name="Tabella2.B16" style:family="table-cell">
      <style:table-cell-properties style:vertical-align="middle" fo:background-color="#6698ff">
        <style:background-image/>
      </style:table-cell-properties>
    </style:style>
    <style:style style:name="Tabella2.B17" style:family="table-cell">
      <style:table-cell-properties style:vertical-align="middle" fo:background-color="#38acec">
        <style:background-image/>
      </style:table-cell-properties>
    </style:style>
    <style:style style:name="Tabella2.B18" style:family="table-cell">
      <style:table-cell-properties style:vertical-align="middle" fo:background-color="#56a5ec">
        <style:background-image/>
      </style:table-cell-properties>
    </style:style>
    <style:style style:name="Tabella2.B19" style:family="table-cell">
      <style:table-cell-properties style:vertical-align="middle" fo:background-color="#5cb3ff">
        <style:background-image/>
      </style:table-cell-properties>
    </style:style>
    <style:style style:name="Tabella2.B20" style:family="table-cell">
      <style:table-cell-properties style:vertical-align="middle" fo:background-color="#3bb9ff">
        <style:background-image/>
      </style:table-cell-properties>
    </style:style>
    <style:style style:name="Tabella2.B21" style:family="table-cell">
      <style:table-cell-properties style:vertical-align="middle" fo:background-color="#79baec">
        <style:background-image/>
      </style:table-cell-properties>
    </style:style>
    <style:style style:name="Tabella2.B22" style:family="table-cell">
      <style:table-cell-properties style:vertical-align="middle" fo:background-color="#82cafa">
        <style:background-image/>
      </style:table-cell-properties>
    </style:style>
    <style:style style:name="Tabella2.B23" style:family="table-cell">
      <style:table-cell-properties style:vertical-align="middle" fo:background-color="#82caff">
        <style:background-image/>
      </style:table-cell-properties>
    </style:style>
    <style:style style:name="Tabella2.B24" style:family="table-cell">
      <style:table-cell-properties style:vertical-align="middle" fo:background-color="#a0cfec">
        <style:background-image/>
      </style:table-cell-properties>
    </style:style>
    <style:style style:name="Tabella2.B25" style:family="table-cell">
      <style:table-cell-properties style:vertical-align="middle" fo:background-color="#b7ceec">
        <style:background-image/>
      </style:table-cell-properties>
    </style:style>
    <style:style style:name="Tabella2.B26" style:family="table-cell">
      <style:table-cell-properties style:vertical-align="middle" fo:background-color="#b4cfec">
        <style:background-image/>
      </style:table-cell-properties>
    </style:style>
    <style:style style:name="Tabella2.B27" style:family="table-cell">
      <style:table-cell-properties style:vertical-align="middle" fo:background-color="#c2dfff">
        <style:background-image/>
      </style:table-cell-properties>
    </style:style>
    <style:style style:name="Tabella2.B28" style:family="table-cell">
      <style:table-cell-properties style:vertical-align="middle" fo:background-color="#c6deff">
        <style:background-image/>
      </style:table-cell-properties>
    </style:style>
    <style:style style:name="Tabella2.B29" style:family="table-cell">
      <style:table-cell-properties style:vertical-align="middle" fo:background-color="#afdcec">
        <style:background-image/>
      </style:table-cell-properties>
    </style:style>
    <style:style style:name="Tabella2.B30" style:family="table-cell">
      <style:table-cell-properties style:vertical-align="middle" fo:background-color="#addfff">
        <style:background-image/>
      </style:table-cell-properties>
    </style:style>
    <style:style style:name="Tabella2.B31" style:family="table-cell">
      <style:table-cell-properties style:vertical-align="middle" fo:background-color="#bdedff">
        <style:background-image/>
      </style:table-cell-properties>
    </style:style>
    <style:style style:name="Tabella2.B32" style:family="table-cell">
      <style:table-cell-properties style:vertical-align="middle" fo:background-color="#cfecec">
        <style:background-image/>
      </style:table-cell-properties>
    </style:style>
    <style:style style:name="Tabella2.B33" style:family="table-cell">
      <style:table-cell-properties style:vertical-align="middle" fo:background-color="#e0ffff">
        <style:background-image/>
      </style:table-cell-properties>
    </style:style>
    <style:style style:name="Tabella2.B34" style:family="table-cell">
      <style:table-cell-properties style:vertical-align="middle" fo:background-color="#ebf4fa">
        <style:background-image/>
      </style:table-cell-properties>
    </style:style>
    <style:style style:name="Tabella2.B35" style:family="table-cell">
      <style:table-cell-properties style:vertical-align="middle" fo:background-color="#f0f8ff">
        <style:background-image/>
      </style:table-cell-properties>
    </style:style>
    <style:style style:name="Tabella2.B36" style:family="table-cell">
      <style:table-cell-properties style:vertical-align="middle" fo:background-color="#f0ffff">
        <style:background-image/>
      </style:table-cell-properties>
    </style:style>
    <style:style style:name="Tabella2.B37" style:family="table-cell">
      <style:table-cell-properties style:vertical-align="middle" fo:background-color="#ccffff">
        <style:background-image/>
      </style:table-cell-properties>
    </style:style>
    <style:style style:name="Tabella2.B38" style:family="table-cell">
      <style:table-cell-properties style:vertical-align="middle" fo:background-color="#93ffe8">
        <style:background-image/>
      </style:table-cell-properties>
    </style:style>
    <style:style style:name="Tabella2.B39" style:family="table-cell">
      <style:table-cell-properties style:vertical-align="middle" fo:background-color="#9afeff">
        <style:background-image/>
      </style:table-cell-properties>
    </style:style>
    <style:style style:name="Tabella2.B40" style:family="table-cell">
      <style:table-cell-properties style:vertical-align="middle" fo:background-color="#7fffd4">
        <style:background-image/>
      </style:table-cell-properties>
    </style:style>
    <style:style style:name="Tabella2.B41" style:family="table-cell">
      <style:table-cell-properties style:vertical-align="middle" fo:background-color="#00ffff">
        <style:background-image/>
      </style:table-cell-properties>
    </style:style>
    <style:style style:name="Tabella2.B42" style:family="table-cell">
      <style:table-cell-properties style:vertical-align="middle" fo:background-color="#7dfdfe">
        <style:background-image/>
      </style:table-cell-properties>
    </style:style>
    <style:style style:name="Tabella2.B43" style:family="table-cell">
      <style:table-cell-properties style:vertical-align="middle" fo:background-color="#57feff">
        <style:background-image/>
      </style:table-cell-properties>
    </style:style>
    <style:style style:name="Tabella2.B44" style:family="table-cell">
      <style:table-cell-properties style:vertical-align="middle" fo:background-color="#8eebec">
        <style:background-image/>
      </style:table-cell-properties>
    </style:style>
    <style:style style:name="Tabella2.B45" style:family="table-cell">
      <style:table-cell-properties style:vertical-align="middle" fo:background-color="#50ebec">
        <style:background-image/>
      </style:table-cell-properties>
    </style:style>
    <style:style style:name="Tabella2.B46" style:family="table-cell">
      <style:table-cell-properties style:vertical-align="middle" fo:background-color="#4ee2ec">
        <style:background-image/>
      </style:table-cell-properties>
    </style:style>
    <style:style style:name="Tabella2.B47" style:family="table-cell">
      <style:table-cell-properties style:vertical-align="middle" fo:background-color="#81d8d0">
        <style:background-image/>
      </style:table-cell-properties>
    </style:style>
    <style:style style:name="Tabella2.B48" style:family="table-cell">
      <style:table-cell-properties style:vertical-align="middle" fo:background-color="#92c7c7">
        <style:background-image/>
      </style:table-cell-properties>
    </style:style>
    <style:style style:name="Tabella2.B49" style:family="table-cell">
      <style:table-cell-properties style:vertical-align="middle" fo:background-color="#77bfc7">
        <style:background-image/>
      </style:table-cell-properties>
    </style:style>
    <style:style style:name="Tabella2.B50" style:family="table-cell">
      <style:table-cell-properties style:vertical-align="middle" fo:background-color="#78c7c7">
        <style:background-image/>
      </style:table-cell-properties>
    </style:style>
    <style:style style:name="Tabella2.B51" style:family="table-cell">
      <style:table-cell-properties style:vertical-align="middle" fo:background-color="#48cccd">
        <style:background-image/>
      </style:table-cell-properties>
    </style:style>
    <style:style style:name="Tabella2.B52" style:family="table-cell">
      <style:table-cell-properties style:vertical-align="middle" fo:background-color="#43c6db">
        <style:background-image/>
      </style:table-cell-properties>
    </style:style>
    <style:style style:name="Tabella2.B53" style:family="table-cell">
      <style:table-cell-properties style:vertical-align="middle" fo:background-color="#46c7c7">
        <style:background-image/>
      </style:table-cell-properties>
    </style:style>
    <style:style style:name="Tabella2.B54" style:family="table-cell">
      <style:table-cell-properties style:vertical-align="middle" fo:background-color="#7bccb5">
        <style:background-image/>
      </style:table-cell-properties>
    </style:style>
    <style:style style:name="Tabella2.B55" style:family="table-cell">
      <style:table-cell-properties style:vertical-align="middle" fo:background-color="#43bfc7">
        <style:background-image/>
      </style:table-cell-properties>
    </style:style>
    <style:style style:name="Tabella2.B56" style:family="table-cell">
      <style:table-cell-properties style:vertical-align="middle" fo:background-color="#3ea99f">
        <style:background-image/>
      </style:table-cell-properties>
    </style:style>
    <style:style style:name="Tabella2.B57" style:family="table-cell">
      <style:table-cell-properties style:vertical-align="middle" fo:background-color="#3b9c9c">
        <style:background-image/>
      </style:table-cell-properties>
    </style:style>
    <style:style style:name="Tabella2.B58" style:family="table-cell">
      <style:table-cell-properties style:vertical-align="middle" fo:background-color="#438d80">
        <style:background-image/>
      </style:table-cell-properties>
    </style:style>
    <style:style style:name="Tabella2.B59" style:family="table-cell">
      <style:table-cell-properties style:vertical-align="middle" fo:background-color="#348781">
        <style:background-image/>
      </style:table-cell-properties>
    </style:style>
    <style:style style:name="Tabella2.B60" style:family="table-cell">
      <style:table-cell-properties style:vertical-align="middle" fo:background-color="#307d7e">
        <style:background-image/>
      </style:table-cell-properties>
    </style:style>
    <style:style style:name="Tabella2.B61" style:family="table-cell">
      <style:table-cell-properties style:vertical-align="middle" fo:background-color="#5e7d7e">
        <style:background-image/>
      </style:table-cell-properties>
    </style:style>
    <style:style style:name="Tabella2.B62" style:family="table-cell">
      <style:table-cell-properties style:vertical-align="middle" fo:background-color="#4c787e">
        <style:background-image/>
      </style:table-cell-properties>
    </style:style>
    <style:style style:name="Tabella2.B63" style:family="table-cell">
      <style:table-cell-properties style:vertical-align="middle" fo:background-color="#008080">
        <style:background-image/>
      </style:table-cell-properties>
    </style:style>
    <style:style style:name="Tabella2.B64" style:family="table-cell">
      <style:table-cell-properties style:vertical-align="middle" fo:background-color="#4e8975">
        <style:background-image/>
      </style:table-cell-properties>
    </style:style>
    <style:style style:name="Tabella2.B65" style:family="table-cell">
      <style:table-cell-properties style:vertical-align="middle" fo:background-color="#78866b">
        <style:background-image/>
      </style:table-cell-properties>
    </style:style>
    <style:style style:name="Tabella2.B66" style:family="table-cell">
      <style:table-cell-properties style:vertical-align="middle" fo:background-color="#848b79">
        <style:background-image/>
      </style:table-cell-properties>
    </style:style>
    <style:style style:name="Tabella2.B67" style:family="table-cell">
      <style:table-cell-properties style:vertical-align="middle" fo:background-color="#617c58">
        <style:background-image/>
      </style:table-cell-properties>
    </style:style>
    <style:style style:name="Tabella2.B68" style:family="table-cell">
      <style:table-cell-properties style:vertical-align="middle" fo:background-color="#728c00">
        <style:background-image/>
      </style:table-cell-properties>
    </style:style>
    <style:style style:name="Tabella2.B69" style:family="table-cell">
      <style:table-cell-properties style:vertical-align="middle" fo:background-color="#667c26">
        <style:background-image/>
      </style:table-cell-properties>
    </style:style>
    <style:style style:name="Tabella2.B70" style:family="table-cell">
      <style:table-cell-properties style:vertical-align="middle" fo:background-color="#254117">
        <style:background-image/>
      </style:table-cell-properties>
    </style:style>
    <style:style style:name="Tabella2.B71" style:family="table-cell">
      <style:table-cell-properties style:vertical-align="middle" fo:background-color="#306754">
        <style:background-image/>
      </style:table-cell-properties>
    </style:style>
    <style:style style:name="Tabella2.B72" style:family="table-cell">
      <style:table-cell-properties style:vertical-align="middle" fo:background-color="#347235">
        <style:background-image/>
      </style:table-cell-properties>
    </style:style>
    <style:style style:name="Tabella2.B73" style:family="table-cell">
      <style:table-cell-properties style:vertical-align="middle" fo:background-color="#437c17">
        <style:background-image/>
      </style:table-cell-properties>
    </style:style>
    <style:style style:name="Tabella2.B74" style:family="table-cell">
      <style:table-cell-properties style:vertical-align="middle" fo:background-color="#387c44">
        <style:background-image/>
      </style:table-cell-properties>
    </style:style>
    <style:style style:name="Tabella2.B75" style:family="table-cell">
      <style:table-cell-properties style:vertical-align="middle" fo:background-color="#347c2c">
        <style:background-image/>
      </style:table-cell-properties>
    </style:style>
    <style:style style:name="Tabella2.B76" style:family="table-cell">
      <style:table-cell-properties style:vertical-align="middle" fo:background-color="#347c17">
        <style:background-image/>
      </style:table-cell-properties>
    </style:style>
    <style:style style:name="Tabella2.B77" style:family="table-cell">
      <style:table-cell-properties style:vertical-align="middle" fo:background-color="#348017">
        <style:background-image/>
      </style:table-cell-properties>
    </style:style>
    <style:style style:name="Tabella2.B78" style:family="table-cell">
      <style:table-cell-properties style:vertical-align="middle" fo:background-color="#4e9258">
        <style:background-image/>
      </style:table-cell-properties>
    </style:style>
    <style:style style:name="Tabella2.B79" style:family="table-cell">
      <style:table-cell-properties style:vertical-align="middle" fo:background-color="#6aa121">
        <style:background-image/>
      </style:table-cell-properties>
    </style:style>
    <style:style style:name="Tabella2.B80" style:family="table-cell">
      <style:table-cell-properties style:vertical-align="middle" fo:background-color="#4aa02c">
        <style:background-image/>
      </style:table-cell-properties>
    </style:style>
    <style:style style:name="Tabella2.B81" style:family="table-cell">
      <style:table-cell-properties style:vertical-align="middle" fo:background-color="#41a317">
        <style:background-image/>
      </style:table-cell-properties>
    </style:style>
    <style:style style:name="Tabella2.B82" style:family="table-cell">
      <style:table-cell-properties style:vertical-align="middle" fo:background-color="#3ea055">
        <style:background-image/>
      </style:table-cell-properties>
    </style:style>
    <style:style style:name="Tabella2.B83" style:family="table-cell">
      <style:table-cell-properties style:vertical-align="middle" fo:background-color="#6cbb3c">
        <style:background-image/>
      </style:table-cell-properties>
    </style:style>
    <style:style style:name="Tabella2.B84" style:family="table-cell">
      <style:table-cell-properties style:vertical-align="middle" fo:background-color="#6cc417">
        <style:background-image/>
      </style:table-cell-properties>
    </style:style>
    <style:style style:name="Tabella2.B85" style:family="table-cell">
      <style:table-cell-properties style:vertical-align="middle" fo:background-color="#4cc417">
        <style:background-image/>
      </style:table-cell-properties>
    </style:style>
    <style:style style:name="Tabella2.B86" style:family="table-cell">
      <style:table-cell-properties style:vertical-align="middle" fo:background-color="#52d017">
        <style:background-image/>
      </style:table-cell-properties>
    </style:style>
    <style:style style:name="Tabella2.B87" style:family="table-cell">
      <style:table-cell-properties style:vertical-align="middle" fo:background-color="#4cc552">
        <style:background-image/>
      </style:table-cell-properties>
    </style:style>
    <style:style style:name="Tabella2.B88" style:family="table-cell">
      <style:table-cell-properties style:vertical-align="middle" fo:background-color="#54c571">
        <style:background-image/>
      </style:table-cell-properties>
    </style:style>
    <style:style style:name="Tabella2.B89" style:family="table-cell">
      <style:table-cell-properties style:vertical-align="middle" fo:background-color="#99c68e">
        <style:background-image/>
      </style:table-cell-properties>
    </style:style>
    <style:style style:name="Tabella2.B90" style:family="table-cell">
      <style:table-cell-properties style:vertical-align="middle" fo:background-color="#89c35c">
        <style:background-image/>
      </style:table-cell-properties>
    </style:style>
    <style:style style:name="Tabella2.B91" style:family="table-cell">
      <style:table-cell-properties style:vertical-align="middle" fo:background-color="#85bb65">
        <style:background-image/>
      </style:table-cell-properties>
    </style:style>
    <style:style style:name="Tabella2.B92" style:family="table-cell">
      <style:table-cell-properties style:vertical-align="middle" fo:background-color="#8bb381">
        <style:background-image/>
      </style:table-cell-properties>
    </style:style>
    <style:style style:name="Tabella2.B93" style:family="table-cell">
      <style:table-cell-properties style:vertical-align="middle" fo:background-color="#9cb071">
        <style:background-image/>
      </style:table-cell-properties>
    </style:style>
    <style:style style:name="Tabella2.B94" style:family="table-cell">
      <style:table-cell-properties style:vertical-align="middle" fo:background-color="#b2c248">
        <style:background-image/>
      </style:table-cell-properties>
    </style:style>
    <style:style style:name="Tabella2.B95" style:family="table-cell">
      <style:table-cell-properties style:vertical-align="middle" fo:background-color="#9dc209">
        <style:background-image/>
      </style:table-cell-properties>
    </style:style>
    <style:style style:name="Tabella2.B96" style:family="table-cell">
      <style:table-cell-properties style:vertical-align="middle" fo:background-color="#a1c935">
        <style:background-image/>
      </style:table-cell-properties>
    </style:style>
    <style:style style:name="Tabella2.B97" style:family="table-cell">
      <style:table-cell-properties style:vertical-align="middle" fo:background-color="#7fe817">
        <style:background-image/>
      </style:table-cell-properties>
    </style:style>
    <style:style style:name="Tabella2.B98" style:family="table-cell">
      <style:table-cell-properties style:vertical-align="middle" fo:background-color="#59e817">
        <style:background-image/>
      </style:table-cell-properties>
    </style:style>
    <style:style style:name="Tabella2.B99" style:family="table-cell">
      <style:table-cell-properties style:vertical-align="middle" fo:background-color="#57e964">
        <style:background-image/>
      </style:table-cell-properties>
    </style:style>
    <style:style style:name="Tabella2.B100" style:family="table-cell">
      <style:table-cell-properties style:vertical-align="middle" fo:background-color="#64e986">
        <style:background-image/>
      </style:table-cell-properties>
    </style:style>
    <style:style style:name="Tabella2.B101" style:family="table-cell">
      <style:table-cell-properties style:vertical-align="middle" fo:background-color="#5efb6e">
        <style:background-image/>
      </style:table-cell-properties>
    </style:style>
    <style:style style:name="Tabella2.B102" style:family="table-cell">
      <style:table-cell-properties style:vertical-align="middle" fo:background-color="#00ff00">
        <style:background-image/>
      </style:table-cell-properties>
    </style:style>
    <style:style style:name="Tabella2.B103" style:family="table-cell">
      <style:table-cell-properties style:vertical-align="middle" fo:background-color="#5ffb17">
        <style:background-image/>
      </style:table-cell-properties>
    </style:style>
    <style:style style:name="Tabella2.B104" style:family="table-cell">
      <style:table-cell-properties style:vertical-align="middle" fo:background-color="#87f717">
        <style:background-image/>
      </style:table-cell-properties>
    </style:style>
    <style:style style:name="Tabella2.B105" style:family="table-cell">
      <style:table-cell-properties style:vertical-align="middle" fo:background-color="#8afb17">
        <style:background-image/>
      </style:table-cell-properties>
    </style:style>
    <style:style style:name="Tabella2.B106" style:family="table-cell">
      <style:table-cell-properties style:vertical-align="middle" fo:background-color="#6afb92">
        <style:background-image/>
      </style:table-cell-properties>
    </style:style>
    <style:style style:name="Tabella2.B107" style:family="table-cell">
      <style:table-cell-properties style:vertical-align="middle" fo:background-color="#98ff98">
        <style:background-image/>
      </style:table-cell-properties>
    </style:style>
    <style:style style:name="Tabella2.B108" style:family="table-cell">
      <style:table-cell-properties style:vertical-align="middle" fo:background-color="#b5eaaa">
        <style:background-image/>
      </style:table-cell-properties>
    </style:style>
    <style:style style:name="Tabella2.B109" style:family="table-cell">
      <style:table-cell-properties style:vertical-align="middle" fo:background-color="#c3fdb8">
        <style:background-image/>
      </style:table-cell-properties>
    </style:style>
    <style:style style:name="Tabella2.B110" style:family="table-cell">
      <style:table-cell-properties style:vertical-align="middle" fo:background-color="#ccfb5d">
        <style:background-image/>
      </style:table-cell-properties>
    </style:style>
    <style:style style:name="Tabella2.B111" style:family="table-cell">
      <style:table-cell-properties style:vertical-align="middle" fo:background-color="#b1fb17">
        <style:background-image/>
      </style:table-cell-properties>
    </style:style>
    <style:style style:name="Tabella2.B112" style:family="table-cell">
      <style:table-cell-properties style:vertical-align="middle" fo:background-color="#bce954">
        <style:background-image/>
      </style:table-cell-properties>
    </style:style>
    <style:style style:name="Tabella2.B113" style:family="table-cell">
      <style:table-cell-properties style:vertical-align="middle" fo:background-color="#edda74">
        <style:background-image/>
      </style:table-cell-properties>
    </style:style>
    <style:style style:name="Tabella2.B114" style:family="table-cell">
      <style:table-cell-properties style:vertical-align="middle" fo:background-color="#ede275">
        <style:background-image/>
      </style:table-cell-properties>
    </style:style>
    <style:style style:name="Tabella2.B115" style:family="table-cell">
      <style:table-cell-properties style:vertical-align="middle" fo:background-color="#ffe87c">
        <style:background-image/>
      </style:table-cell-properties>
    </style:style>
    <style:style style:name="Tabella2.B116" style:family="table-cell">
      <style:table-cell-properties style:vertical-align="middle" fo:background-color="#ffff00">
        <style:background-image/>
      </style:table-cell-properties>
    </style:style>
    <style:style style:name="Tabella2.B117" style:family="table-cell">
      <style:table-cell-properties style:vertical-align="middle" fo:background-color="#fff380">
        <style:background-image/>
      </style:table-cell-properties>
    </style:style>
    <style:style style:name="Tabella2.B118" style:family="table-cell">
      <style:table-cell-properties style:vertical-align="middle" fo:background-color="#ffffc2">
        <style:background-image/>
      </style:table-cell-properties>
    </style:style>
    <style:style style:name="Tabella2.B119" style:family="table-cell">
      <style:table-cell-properties style:vertical-align="middle" fo:background-color="#ffffcc">
        <style:background-image/>
      </style:table-cell-properties>
    </style:style>
    <style:style style:name="Tabella2.B120" style:family="table-cell">
      <style:table-cell-properties style:vertical-align="middle" fo:background-color="#fff8c6">
        <style:background-image/>
      </style:table-cell-properties>
    </style:style>
    <style:style style:name="Tabella2.B121" style:family="table-cell">
      <style:table-cell-properties style:vertical-align="middle" fo:background-color="#fff8dc">
        <style:background-image/>
      </style:table-cell-properties>
    </style:style>
    <style:style style:name="Tabella2.B122" style:family="table-cell">
      <style:table-cell-properties style:vertical-align="middle" fo:background-color="#f5f5dc">
        <style:background-image/>
      </style:table-cell-properties>
    </style:style>
    <style:style style:name="Tabella2.B123" style:family="table-cell">
      <style:table-cell-properties style:vertical-align="middle" fo:background-color="#fbf6d9">
        <style:background-image/>
      </style:table-cell-properties>
    </style:style>
    <style:style style:name="Tabella2.B124" style:family="table-cell">
      <style:table-cell-properties style:vertical-align="middle" fo:background-color="#faebd7">
        <style:background-image/>
      </style:table-cell-properties>
    </style:style>
    <style:style style:name="Tabella2.B125" style:family="table-cell">
      <style:table-cell-properties style:vertical-align="middle" fo:background-color="#f7e7ce">
        <style:background-image/>
      </style:table-cell-properties>
    </style:style>
    <style:style style:name="Tabella2.B126" style:family="table-cell">
      <style:table-cell-properties style:vertical-align="middle" fo:background-color="#ffebcd">
        <style:background-image/>
      </style:table-cell-properties>
    </style:style>
    <style:style style:name="Tabella2.B127" style:family="table-cell">
      <style:table-cell-properties style:vertical-align="middle" fo:background-color="#f3e5ab">
        <style:background-image/>
      </style:table-cell-properties>
    </style:style>
    <style:style style:name="Tabella2.B128" style:family="table-cell">
      <style:table-cell-properties style:vertical-align="middle" fo:background-color="#ece5b6">
        <style:background-image/>
      </style:table-cell-properties>
    </style:style>
    <style:style style:name="Tabella2.B129" style:family="table-cell">
      <style:table-cell-properties style:vertical-align="middle" fo:background-color="#ffe5b4">
        <style:background-image/>
      </style:table-cell-properties>
    </style:style>
    <style:style style:name="Tabella2.B130" style:family="table-cell">
      <style:table-cell-properties style:vertical-align="middle" fo:background-color="#ffdb58">
        <style:background-image/>
      </style:table-cell-properties>
    </style:style>
    <style:style style:name="Tabella2.B131" style:family="table-cell">
      <style:table-cell-properties style:vertical-align="middle" fo:background-color="#ffd801">
        <style:background-image/>
      </style:table-cell-properties>
    </style:style>
    <style:style style:name="Tabella2.B132" style:family="table-cell">
      <style:table-cell-properties style:vertical-align="middle" fo:background-color="#fdd017">
        <style:background-image/>
      </style:table-cell-properties>
    </style:style>
    <style:style style:name="Tabella2.B133" style:family="table-cell">
      <style:table-cell-properties style:vertical-align="middle" fo:background-color="#eac117">
        <style:background-image/>
      </style:table-cell-properties>
    </style:style>
    <style:style style:name="Tabella2.B134" style:family="table-cell">
      <style:table-cell-properties style:vertical-align="middle" fo:background-color="#f2bb66">
        <style:background-image/>
      </style:table-cell-properties>
    </style:style>
    <style:style style:name="Tabella2.B135" style:family="table-cell">
      <style:table-cell-properties style:vertical-align="middle" fo:background-color="#fbb917">
        <style:background-image/>
      </style:table-cell-properties>
    </style:style>
    <style:style style:name="Tabella2.B136" style:family="table-cell">
      <style:table-cell-properties style:vertical-align="middle" fo:background-color="#fbb117">
        <style:background-image/>
      </style:table-cell-properties>
    </style:style>
    <style:style style:name="Tabella2.B137" style:family="table-cell">
      <style:table-cell-properties style:vertical-align="middle" fo:background-color="#ffa62f">
        <style:background-image/>
      </style:table-cell-properties>
    </style:style>
    <style:style style:name="Tabella2.B138" style:family="table-cell">
      <style:table-cell-properties style:vertical-align="middle" fo:background-color="#e9ab17">
        <style:background-image/>
      </style:table-cell-properties>
    </style:style>
    <style:style style:name="Tabella2.B139" style:family="table-cell">
      <style:table-cell-properties style:vertical-align="middle" fo:background-color="#e2a76f">
        <style:background-image/>
      </style:table-cell-properties>
    </style:style>
    <style:style style:name="Tabella2.B140" style:family="table-cell">
      <style:table-cell-properties style:vertical-align="middle" fo:background-color="#deb887">
        <style:background-image/>
      </style:table-cell-properties>
    </style:style>
    <style:style style:name="Tabella2.B141" style:family="table-cell">
      <style:table-cell-properties style:vertical-align="middle" fo:background-color="#ffcba4">
        <style:background-image/>
      </style:table-cell-properties>
    </style:style>
    <style:style style:name="Tabella2.B142" style:family="table-cell">
      <style:table-cell-properties style:vertical-align="middle" fo:background-color="#c9be62">
        <style:background-image/>
      </style:table-cell-properties>
    </style:style>
    <style:style style:name="Tabella2.B143" style:family="table-cell">
      <style:table-cell-properties style:vertical-align="middle" fo:background-color="#e8a317">
        <style:background-image/>
      </style:table-cell-properties>
    </style:style>
    <style:style style:name="Tabella2.B144" style:family="table-cell">
      <style:table-cell-properties style:vertical-align="middle" fo:background-color="#ee9a4d">
        <style:background-image/>
      </style:table-cell-properties>
    </style:style>
    <style:style style:name="Tabella2.B145" style:family="table-cell">
      <style:table-cell-properties style:vertical-align="middle" fo:background-color="#c8b560">
        <style:background-image/>
      </style:table-cell-properties>
    </style:style>
    <style:style style:name="Tabella2.B146" style:family="table-cell">
      <style:table-cell-properties style:vertical-align="middle" fo:background-color="#d4a017">
        <style:background-image/>
      </style:table-cell-properties>
    </style:style>
    <style:style style:name="Tabella2.B147" style:family="table-cell">
      <style:table-cell-properties style:vertical-align="middle" fo:background-color="#c2b280">
        <style:background-image/>
      </style:table-cell-properties>
    </style:style>
    <style:style style:name="Tabella2.B148" style:family="table-cell">
      <style:table-cell-properties style:vertical-align="middle" fo:background-color="#c7a317">
        <style:background-image/>
      </style:table-cell-properties>
    </style:style>
    <style:style style:name="Tabella2.B149" style:family="table-cell">
      <style:table-cell-properties style:vertical-align="middle" fo:background-color="#c68e17">
        <style:background-image/>
      </style:table-cell-properties>
    </style:style>
    <style:style style:name="Tabella2.B150" style:family="table-cell">
      <style:table-cell-properties style:vertical-align="middle" fo:background-color="#b5a642">
        <style:background-image/>
      </style:table-cell-properties>
    </style:style>
    <style:style style:name="Tabella2.B151" style:family="table-cell">
      <style:table-cell-properties style:vertical-align="middle" fo:background-color="#ada96e">
        <style:background-image/>
      </style:table-cell-properties>
    </style:style>
    <style:style style:name="Tabella2.B152" style:family="table-cell">
      <style:table-cell-properties style:vertical-align="middle" fo:background-color="#c19a6b">
        <style:background-image/>
      </style:table-cell-properties>
    </style:style>
    <style:style style:name="Tabella2.B153" style:family="table-cell">
      <style:table-cell-properties style:vertical-align="middle" fo:background-color="#cd7f32">
        <style:background-image/>
      </style:table-cell-properties>
    </style:style>
    <style:style style:name="Tabella2.B154" style:family="table-cell">
      <style:table-cell-properties style:vertical-align="middle" fo:background-color="#c88141">
        <style:background-image/>
      </style:table-cell-properties>
    </style:style>
    <style:style style:name="Tabella2.B155" style:family="table-cell">
      <style:table-cell-properties style:vertical-align="middle" fo:background-color="#c58917">
        <style:background-image/>
      </style:table-cell-properties>
    </style:style>
    <style:style style:name="Tabella2.B156" style:family="table-cell">
      <style:table-cell-properties style:vertical-align="middle" fo:background-color="#af9b60">
        <style:background-image/>
      </style:table-cell-properties>
    </style:style>
    <style:style style:name="Tabella2.B157" style:family="table-cell">
      <style:table-cell-properties style:vertical-align="middle" fo:background-color="#af7817">
        <style:background-image/>
      </style:table-cell-properties>
    </style:style>
    <style:style style:name="Tabella2.B158" style:family="table-cell">
      <style:table-cell-properties style:vertical-align="middle" fo:background-color="#b87333">
        <style:background-image/>
      </style:table-cell-properties>
    </style:style>
    <style:style style:name="Tabella2.B159" style:family="table-cell">
      <style:table-cell-properties style:vertical-align="middle" fo:background-color="#966f33">
        <style:background-image/>
      </style:table-cell-properties>
    </style:style>
    <style:style style:name="Tabella2.B160" style:family="table-cell">
      <style:table-cell-properties style:vertical-align="middle" fo:background-color="#806517">
        <style:background-image/>
      </style:table-cell-properties>
    </style:style>
    <style:style style:name="Tabella2.B161" style:family="table-cell">
      <style:table-cell-properties style:vertical-align="middle" fo:background-color="#827839">
        <style:background-image/>
      </style:table-cell-properties>
    </style:style>
    <style:style style:name="Tabella2.B162" style:family="table-cell">
      <style:table-cell-properties style:vertical-align="middle" fo:background-color="#827b60">
        <style:background-image/>
      </style:table-cell-properties>
    </style:style>
    <style:style style:name="Tabella2.B163" style:family="table-cell">
      <style:table-cell-properties style:vertical-align="middle" fo:background-color="#786d5f">
        <style:background-image/>
      </style:table-cell-properties>
    </style:style>
    <style:style style:name="Tabella2.B164" style:family="table-cell">
      <style:table-cell-properties style:vertical-align="middle" fo:background-color="#493d26">
        <style:background-image/>
      </style:table-cell-properties>
    </style:style>
    <style:style style:name="Tabella2.B165" style:family="table-cell">
      <style:table-cell-properties style:vertical-align="middle" fo:background-color="#483c32">
        <style:background-image/>
      </style:table-cell-properties>
    </style:style>
    <style:style style:name="Tabella2.B166" style:family="table-cell">
      <style:table-cell-properties style:vertical-align="middle" fo:background-color="#6f4e37">
        <style:background-image/>
      </style:table-cell-properties>
    </style:style>
    <style:style style:name="Tabella2.B167" style:family="table-cell">
      <style:table-cell-properties style:vertical-align="middle" fo:background-color="#835c3b">
        <style:background-image/>
      </style:table-cell-properties>
    </style:style>
    <style:style style:name="Tabella2.B168" style:family="table-cell">
      <style:table-cell-properties style:vertical-align="middle" fo:background-color="#7f5217">
        <style:background-image/>
      </style:table-cell-properties>
    </style:style>
    <style:style style:name="Tabella2.B169" style:family="table-cell">
      <style:table-cell-properties style:vertical-align="middle" fo:background-color="#7f462c">
        <style:background-image/>
      </style:table-cell-properties>
    </style:style>
    <style:style style:name="Tabella2.B170" style:family="table-cell">
      <style:table-cell-properties style:vertical-align="middle" fo:background-color="#c47451">
        <style:background-image/>
      </style:table-cell-properties>
    </style:style>
    <style:style style:name="Tabella2.B171" style:family="table-cell">
      <style:table-cell-properties style:vertical-align="middle" fo:background-color="#c36241">
        <style:background-image/>
      </style:table-cell-properties>
    </style:style>
    <style:style style:name="Tabella2.B172" style:family="table-cell">
      <style:table-cell-properties style:vertical-align="middle" fo:background-color="#c35817">
        <style:background-image/>
      </style:table-cell-properties>
    </style:style>
    <style:style style:name="Tabella2.B173" style:family="table-cell">
      <style:table-cell-properties style:vertical-align="middle" fo:background-color="#c85a17">
        <style:background-image/>
      </style:table-cell-properties>
    </style:style>
    <style:style style:name="Tabella2.B174" style:family="table-cell">
      <style:table-cell-properties style:vertical-align="middle" fo:background-color="#cc6600">
        <style:background-image/>
      </style:table-cell-properties>
    </style:style>
    <style:style style:name="Tabella2.B175" style:family="table-cell">
      <style:table-cell-properties style:vertical-align="middle" fo:background-color="#e56717">
        <style:background-image/>
      </style:table-cell-properties>
    </style:style>
    <style:style style:name="Tabella2.B176" style:family="table-cell">
      <style:table-cell-properties style:vertical-align="middle" fo:background-color="#e66c2c">
        <style:background-image/>
      </style:table-cell-properties>
    </style:style>
    <style:style style:name="Tabella2.B177" style:family="table-cell">
      <style:table-cell-properties style:vertical-align="middle" fo:background-color="#f87217">
        <style:background-image/>
      </style:table-cell-properties>
    </style:style>
    <style:style style:name="Tabella2.B178" style:family="table-cell">
      <style:table-cell-properties style:vertical-align="middle" fo:background-color="#f87431">
        <style:background-image/>
      </style:table-cell-properties>
    </style:style>
    <style:style style:name="Tabella2.B179" style:family="table-cell">
      <style:table-cell-properties style:vertical-align="middle" fo:background-color="#e67451">
        <style:background-image/>
      </style:table-cell-properties>
    </style:style>
    <style:style style:name="Tabella2.B180" style:family="table-cell">
      <style:table-cell-properties style:vertical-align="middle" fo:background-color="#ff8040">
        <style:background-image/>
      </style:table-cell-properties>
    </style:style>
    <style:style style:name="Tabella2.B181" style:family="table-cell">
      <style:table-cell-properties style:vertical-align="middle" fo:background-color="#f88017">
        <style:background-image/>
      </style:table-cell-properties>
    </style:style>
    <style:style style:name="Tabella2.B182" style:family="table-cell">
      <style:table-cell-properties style:vertical-align="middle" fo:background-color="#ff7f50">
        <style:background-image/>
      </style:table-cell-properties>
    </style:style>
    <style:style style:name="Tabella2.B183" style:family="table-cell">
      <style:table-cell-properties style:vertical-align="middle" fo:background-color="#f88158">
        <style:background-image/>
      </style:table-cell-properties>
    </style:style>
    <style:style style:name="Tabella2.B184" style:family="table-cell">
      <style:table-cell-properties style:vertical-align="middle" fo:background-color="#f9966b">
        <style:background-image/>
      </style:table-cell-properties>
    </style:style>
    <style:style style:name="Tabella2.B185" style:family="table-cell">
      <style:table-cell-properties style:vertical-align="middle" fo:background-color="#e78a61">
        <style:background-image/>
      </style:table-cell-properties>
    </style:style>
    <style:style style:name="Tabella2.B186" style:family="table-cell">
      <style:table-cell-properties style:vertical-align="middle" fo:background-color="#e18b6b">
        <style:background-image/>
      </style:table-cell-properties>
    </style:style>
    <style:style style:name="Tabella2.B187" style:family="table-cell">
      <style:table-cell-properties style:vertical-align="middle" fo:background-color="#e77471">
        <style:background-image/>
      </style:table-cell-properties>
    </style:style>
    <style:style style:name="Tabella2.B188" style:family="table-cell">
      <style:table-cell-properties style:vertical-align="middle" fo:background-color="#f75d59">
        <style:background-image/>
      </style:table-cell-properties>
    </style:style>
    <style:style style:name="Tabella2.B189" style:family="table-cell">
      <style:table-cell-properties style:vertical-align="middle" fo:background-color="#e55451">
        <style:background-image/>
      </style:table-cell-properties>
    </style:style>
    <style:style style:name="Tabella2.B190" style:family="table-cell">
      <style:table-cell-properties style:vertical-align="middle" fo:background-color="#e55b3c">
        <style:background-image/>
      </style:table-cell-properties>
    </style:style>
    <style:style style:name="Tabella2.B191" style:family="table-cell">
      <style:table-cell-properties style:vertical-align="middle" fo:background-color="#ff0000">
        <style:background-image/>
      </style:table-cell-properties>
    </style:style>
    <style:style style:name="Tabella2.B192" style:family="table-cell">
      <style:table-cell-properties style:vertical-align="middle" fo:background-color="#ff2400">
        <style:background-image/>
      </style:table-cell-properties>
    </style:style>
    <style:style style:name="Tabella2.B193" style:family="table-cell">
      <style:table-cell-properties style:vertical-align="middle" fo:background-color="#f62217">
        <style:background-image/>
      </style:table-cell-properties>
    </style:style>
    <style:style style:name="Tabella2.B194" style:family="table-cell">
      <style:table-cell-properties style:vertical-align="middle" fo:background-color="#f70d1a">
        <style:background-image/>
      </style:table-cell-properties>
    </style:style>
    <style:style style:name="Tabella2.B195" style:family="table-cell">
      <style:table-cell-properties style:vertical-align="middle" fo:background-color="#f62817">
        <style:background-image/>
      </style:table-cell-properties>
    </style:style>
    <style:style style:name="Tabella2.B196" style:family="table-cell">
      <style:table-cell-properties style:vertical-align="middle" fo:background-color="#e42217">
        <style:background-image/>
      </style:table-cell-properties>
    </style:style>
    <style:style style:name="Tabella2.B197" style:family="table-cell">
      <style:table-cell-properties style:vertical-align="middle" fo:background-color="#e41b17">
        <style:background-image/>
      </style:table-cell-properties>
    </style:style>
    <style:style style:name="Tabella2.B198" style:family="table-cell">
      <style:table-cell-properties style:vertical-align="middle" fo:background-color="#dc381f">
        <style:background-image/>
      </style:table-cell-properties>
    </style:style>
    <style:style style:name="Tabella2.B199" style:family="table-cell">
      <style:table-cell-properties style:vertical-align="middle" fo:background-color="#c34a2c">
        <style:background-image/>
      </style:table-cell-properties>
    </style:style>
    <style:style style:name="Tabella2.B200" style:family="table-cell">
      <style:table-cell-properties style:vertical-align="middle" fo:background-color="#c24641">
        <style:background-image/>
      </style:table-cell-properties>
    </style:style>
    <style:style style:name="Tabella2.B201" style:family="table-cell">
      <style:table-cell-properties style:vertical-align="middle" fo:background-color="#c04000">
        <style:background-image/>
      </style:table-cell-properties>
    </style:style>
    <style:style style:name="Tabella2.B202" style:family="table-cell">
      <style:table-cell-properties style:vertical-align="middle" fo:background-color="#c11b17">
        <style:background-image/>
      </style:table-cell-properties>
    </style:style>
    <style:style style:name="Tabella2.B203" style:family="table-cell">
      <style:table-cell-properties style:vertical-align="middle" fo:background-color="#9f000f">
        <style:background-image/>
      </style:table-cell-properties>
    </style:style>
    <style:style style:name="Tabella2.B204" style:family="table-cell">
      <style:table-cell-properties style:vertical-align="middle" fo:background-color="#990012">
        <style:background-image/>
      </style:table-cell-properties>
    </style:style>
    <style:style style:name="Tabella2.B205" style:family="table-cell">
      <style:table-cell-properties style:vertical-align="middle" fo:background-color="#8c001a">
        <style:background-image/>
      </style:table-cell-properties>
    </style:style>
    <style:style style:name="Tabella2.B206" style:family="table-cell">
      <style:table-cell-properties style:vertical-align="middle" fo:background-color="#954535">
        <style:background-image/>
      </style:table-cell-properties>
    </style:style>
    <style:style style:name="Tabella2.B207" style:family="table-cell">
      <style:table-cell-properties style:vertical-align="middle" fo:background-color="#7e3517">
        <style:background-image/>
      </style:table-cell-properties>
    </style:style>
    <style:style style:name="Tabella2.B208" style:family="table-cell">
      <style:table-cell-properties style:vertical-align="middle" fo:background-color="#8a4117">
        <style:background-image/>
      </style:table-cell-properties>
    </style:style>
    <style:style style:name="Tabella2.B209" style:family="table-cell">
      <style:table-cell-properties style:vertical-align="middle" fo:background-color="#7e3817">
        <style:background-image/>
      </style:table-cell-properties>
    </style:style>
    <style:style style:name="Tabella2.B210" style:family="table-cell">
      <style:table-cell-properties style:vertical-align="middle" fo:background-color="#800517">
        <style:background-image/>
      </style:table-cell-properties>
    </style:style>
    <style:style style:name="Tabella2.B211" style:family="table-cell">
      <style:table-cell-properties style:vertical-align="middle" fo:background-color="#810541">
        <style:background-image/>
      </style:table-cell-properties>
    </style:style>
    <style:style style:name="Tabella2.B212" style:family="table-cell">
      <style:table-cell-properties style:vertical-align="middle" fo:background-color="#7d0541">
        <style:background-image/>
      </style:table-cell-properties>
    </style:style>
    <style:style style:name="Tabella2.B213" style:family="table-cell">
      <style:table-cell-properties style:vertical-align="middle" fo:background-color="#7e354d">
        <style:background-image/>
      </style:table-cell-properties>
    </style:style>
    <style:style style:name="Tabella2.B214" style:family="table-cell">
      <style:table-cell-properties style:vertical-align="middle" fo:background-color="#7d0552">
        <style:background-image/>
      </style:table-cell-properties>
    </style:style>
    <style:style style:name="Tabella2.B215" style:family="table-cell">
      <style:table-cell-properties style:vertical-align="middle" fo:background-color="#7f4e52">
        <style:background-image/>
      </style:table-cell-properties>
    </style:style>
    <style:style style:name="Tabella2.B216" style:family="table-cell">
      <style:table-cell-properties style:vertical-align="middle" fo:background-color="#7f5a58">
        <style:background-image/>
      </style:table-cell-properties>
    </style:style>
    <style:style style:name="Tabella2.B217" style:family="table-cell">
      <style:table-cell-properties style:vertical-align="middle" fo:background-color="#7f525d">
        <style:background-image/>
      </style:table-cell-properties>
    </style:style>
    <style:style style:name="Tabella2.B218" style:family="table-cell">
      <style:table-cell-properties style:vertical-align="middle" fo:background-color="#b38481">
        <style:background-image/>
      </style:table-cell-properties>
    </style:style>
    <style:style style:name="Tabella2.B219" style:family="table-cell">
      <style:table-cell-properties style:vertical-align="middle" fo:background-color="#c5908e">
        <style:background-image/>
      </style:table-cell-properties>
    </style:style>
    <style:style style:name="Tabella2.B220" style:family="table-cell">
      <style:table-cell-properties style:vertical-align="middle" fo:background-color="#c48189">
        <style:background-image/>
      </style:table-cell-properties>
    </style:style>
    <style:style style:name="Tabella2.B221" style:family="table-cell">
      <style:table-cell-properties style:vertical-align="middle" fo:background-color="#c48793">
        <style:background-image/>
      </style:table-cell-properties>
    </style:style>
    <style:style style:name="Tabella2.B222" style:family="table-cell">
      <style:table-cell-properties style:vertical-align="middle" fo:background-color="#e8adaa">
        <style:background-image/>
      </style:table-cell-properties>
    </style:style>
    <style:style style:name="Tabella2.B223" style:family="table-cell">
      <style:table-cell-properties style:vertical-align="middle" fo:background-color="#ecc5c0">
        <style:background-image/>
      </style:table-cell-properties>
    </style:style>
    <style:style style:name="Tabella2.B224" style:family="table-cell">
      <style:table-cell-properties style:vertical-align="middle" fo:background-color="#edc9af">
        <style:background-image/>
      </style:table-cell-properties>
    </style:style>
    <style:style style:name="Tabella2.B225" style:family="table-cell">
      <style:table-cell-properties style:vertical-align="middle" fo:background-color="#fdd7e4">
        <style:background-image/>
      </style:table-cell-properties>
    </style:style>
    <style:style style:name="Tabella2.B226" style:family="table-cell">
      <style:table-cell-properties style:vertical-align="middle" fo:background-color="#fcdfff">
        <style:background-image/>
      </style:table-cell-properties>
    </style:style>
    <style:style style:name="Tabella2.B227" style:family="table-cell">
      <style:table-cell-properties style:vertical-align="middle" fo:background-color="#ffdfdd">
        <style:background-image/>
      </style:table-cell-properties>
    </style:style>
    <style:style style:name="Tabella2.B228" style:family="table-cell">
      <style:table-cell-properties style:vertical-align="middle" fo:background-color="#fbbbb9">
        <style:background-image/>
      </style:table-cell-properties>
    </style:style>
    <style:style style:name="Tabella2.B229" style:family="table-cell">
      <style:table-cell-properties style:vertical-align="middle" fo:background-color="#faafbe">
        <style:background-image/>
      </style:table-cell-properties>
    </style:style>
    <style:style style:name="Tabella2.B230" style:family="table-cell">
      <style:table-cell-properties style:vertical-align="middle" fo:background-color="#faafba">
        <style:background-image/>
      </style:table-cell-properties>
    </style:style>
    <style:style style:name="Tabella2.B231" style:family="table-cell">
      <style:table-cell-properties style:vertical-align="middle" fo:background-color="#f9a7b0">
        <style:background-image/>
      </style:table-cell-properties>
    </style:style>
    <style:style style:name="Tabella2.B232" style:family="table-cell">
      <style:table-cell-properties style:vertical-align="middle" fo:background-color="#e7a1b0">
        <style:background-image/>
      </style:table-cell-properties>
    </style:style>
    <style:style style:name="Tabella2.B233" style:family="table-cell">
      <style:table-cell-properties style:vertical-align="middle" fo:background-color="#e799a3">
        <style:background-image/>
      </style:table-cell-properties>
    </style:style>
    <style:style style:name="Tabella2.B234" style:family="table-cell">
      <style:table-cell-properties style:vertical-align="middle" fo:background-color="#e38aae">
        <style:background-image/>
      </style:table-cell-properties>
    </style:style>
    <style:style style:name="Tabella2.B235" style:family="table-cell">
      <style:table-cell-properties style:vertical-align="middle" fo:background-color="#f778a1">
        <style:background-image/>
      </style:table-cell-properties>
    </style:style>
    <style:style style:name="Tabella2.B236" style:family="table-cell">
      <style:table-cell-properties style:vertical-align="middle" fo:background-color="#e56e94">
        <style:background-image/>
      </style:table-cell-properties>
    </style:style>
    <style:style style:name="Tabella2.B237" style:family="table-cell">
      <style:table-cell-properties style:vertical-align="middle" fo:background-color="#f660ab">
        <style:background-image/>
      </style:table-cell-properties>
    </style:style>
    <style:style style:name="Tabella2.B238" style:family="table-cell">
      <style:table-cell-properties style:vertical-align="middle" fo:background-color="#fc6c85">
        <style:background-image/>
      </style:table-cell-properties>
    </style:style>
    <style:style style:name="Tabella2.B239" style:family="table-cell">
      <style:table-cell-properties style:vertical-align="middle" fo:background-color="#f6358a">
        <style:background-image/>
      </style:table-cell-properties>
    </style:style>
    <style:style style:name="Tabella2.B240" style:family="table-cell">
      <style:table-cell-properties style:vertical-align="middle" fo:background-color="#f52887">
        <style:background-image/>
      </style:table-cell-properties>
    </style:style>
    <style:style style:name="Tabella2.B241" style:family="table-cell">
      <style:table-cell-properties style:vertical-align="middle" fo:background-color="#e45e9d">
        <style:background-image/>
      </style:table-cell-properties>
    </style:style>
    <style:style style:name="Tabella2.B242" style:family="table-cell">
      <style:table-cell-properties style:vertical-align="middle" fo:background-color="#e4287c">
        <style:background-image/>
      </style:table-cell-properties>
    </style:style>
    <style:style style:name="Tabella2.B243" style:family="table-cell">
      <style:table-cell-properties style:vertical-align="middle" fo:background-color="#f535aa">
        <style:background-image/>
      </style:table-cell-properties>
    </style:style>
    <style:style style:name="Tabella2.B244" style:family="table-cell">
      <style:table-cell-properties style:vertical-align="middle" fo:background-color="#ff00ff">
        <style:background-image/>
      </style:table-cell-properties>
    </style:style>
    <style:style style:name="Tabella2.B245" style:family="table-cell">
      <style:table-cell-properties style:vertical-align="middle" fo:background-color="#e3319d">
        <style:background-image/>
      </style:table-cell-properties>
    </style:style>
    <style:style style:name="Tabella2.B246" style:family="table-cell">
      <style:table-cell-properties style:vertical-align="middle" fo:background-color="#f433ff">
        <style:background-image/>
      </style:table-cell-properties>
    </style:style>
    <style:style style:name="Tabella2.B247" style:family="table-cell">
      <style:table-cell-properties style:vertical-align="middle" fo:background-color="#d16587">
        <style:background-image/>
      </style:table-cell-properties>
    </style:style>
    <style:style style:name="Tabella2.B248" style:family="table-cell">
      <style:table-cell-properties style:vertical-align="middle" fo:background-color="#c25a7c">
        <style:background-image/>
      </style:table-cell-properties>
    </style:style>
    <style:style style:name="Tabella2.B249" style:family="table-cell">
      <style:table-cell-properties style:vertical-align="middle" fo:background-color="#ca226b">
        <style:background-image/>
      </style:table-cell-properties>
    </style:style>
    <style:style style:name="Tabella2.B250" style:family="table-cell">
      <style:table-cell-properties style:vertical-align="middle" fo:background-color="#c12869">
        <style:background-image/>
      </style:table-cell-properties>
    </style:style>
    <style:style style:name="Tabella2.B251" style:family="table-cell">
      <style:table-cell-properties style:vertical-align="middle" fo:background-color="#c12267">
        <style:background-image/>
      </style:table-cell-properties>
    </style:style>
    <style:style style:name="Tabella2.B252" style:family="table-cell">
      <style:table-cell-properties style:vertical-align="middle" fo:background-color="#c25283">
        <style:background-image/>
      </style:table-cell-properties>
    </style:style>
    <style:style style:name="Tabella2.B253" style:family="table-cell">
      <style:table-cell-properties style:vertical-align="middle" fo:background-color="#c12283">
        <style:background-image/>
      </style:table-cell-properties>
    </style:style>
    <style:style style:name="Tabella2.B254" style:family="table-cell">
      <style:table-cell-properties style:vertical-align="middle" fo:background-color="#b93b8f">
        <style:background-image/>
      </style:table-cell-properties>
    </style:style>
    <style:style style:name="Tabella2.B255" style:family="table-cell">
      <style:table-cell-properties style:vertical-align="middle" fo:background-color="#7e587e">
        <style:background-image/>
      </style:table-cell-properties>
    </style:style>
    <style:style style:name="Tabella2.B256" style:family="table-cell">
      <style:table-cell-properties style:vertical-align="middle" fo:background-color="#571b7e">
        <style:background-image/>
      </style:table-cell-properties>
    </style:style>
    <style:style style:name="Tabella2.B257" style:family="table-cell">
      <style:table-cell-properties style:vertical-align="middle" fo:background-color="#583759">
        <style:background-image/>
      </style:table-cell-properties>
    </style:style>
    <style:style style:name="Tabella2.B258" style:family="table-cell">
      <style:table-cell-properties style:vertical-align="middle" fo:background-color="#4b0082">
        <style:background-image/>
      </style:table-cell-properties>
    </style:style>
    <style:style style:name="Tabella2.B259" style:family="table-cell">
      <style:table-cell-properties style:vertical-align="middle" fo:background-color="#461b7e">
        <style:background-image/>
      </style:table-cell-properties>
    </style:style>
    <style:style style:name="Tabella2.B260" style:family="table-cell">
      <style:table-cell-properties style:vertical-align="middle" fo:background-color="#4e387e">
        <style:background-image/>
      </style:table-cell-properties>
    </style:style>
    <style:style style:name="Tabella2.B261" style:family="table-cell">
      <style:table-cell-properties style:vertical-align="middle" fo:background-color="#614051">
        <style:background-image/>
      </style:table-cell-properties>
    </style:style>
    <style:style style:name="Tabella2.B262" style:family="table-cell">
      <style:table-cell-properties style:vertical-align="middle" fo:background-color="#5e5a80">
        <style:background-image/>
      </style:table-cell-properties>
    </style:style>
    <style:style style:name="Tabella2.B263" style:family="table-cell">
      <style:table-cell-properties style:vertical-align="middle" fo:background-color="#6a287e">
        <style:background-image/>
      </style:table-cell-properties>
    </style:style>
    <style:style style:name="Tabella2.B264" style:family="table-cell">
      <style:table-cell-properties style:vertical-align="middle" fo:background-color="#7d1b7e">
        <style:background-image/>
      </style:table-cell-properties>
    </style:style>
    <style:style style:name="Tabella2.B265" style:family="table-cell">
      <style:table-cell-properties style:vertical-align="middle" fo:background-color="#a74ac7">
        <style:background-image/>
      </style:table-cell-properties>
    </style:style>
    <style:style style:name="Tabella2.B266" style:family="table-cell">
      <style:table-cell-properties style:vertical-align="middle" fo:background-color="#b048b5">
        <style:background-image/>
      </style:table-cell-properties>
    </style:style>
    <style:style style:name="Tabella2.B267" style:family="table-cell">
      <style:table-cell-properties style:vertical-align="middle" fo:background-color="#6c2dc7">
        <style:background-image/>
      </style:table-cell-properties>
    </style:style>
    <style:style style:name="Tabella2.B268" style:family="table-cell">
      <style:table-cell-properties style:vertical-align="middle" fo:background-color="#842dce">
        <style:background-image/>
      </style:table-cell-properties>
    </style:style>
    <style:style style:name="Tabella2.B269" style:family="table-cell">
      <style:table-cell-properties style:vertical-align="middle" fo:background-color="#8d38c9">
        <style:background-image/>
      </style:table-cell-properties>
    </style:style>
    <style:style style:name="Tabella2.B270" style:family="table-cell">
      <style:table-cell-properties style:vertical-align="middle" fo:background-color="#7a5dc7">
        <style:background-image/>
      </style:table-cell-properties>
    </style:style>
    <style:style style:name="Tabella2.B271" style:family="table-cell">
      <style:table-cell-properties style:vertical-align="middle" fo:background-color="#7f38ec">
        <style:background-image/>
      </style:table-cell-properties>
    </style:style>
    <style:style style:name="Tabella2.B272" style:family="table-cell">
      <style:table-cell-properties style:vertical-align="middle" fo:background-color="#8e35ef">
        <style:background-image/>
      </style:table-cell-properties>
    </style:style>
    <style:style style:name="Tabella2.B273" style:family="table-cell">
      <style:table-cell-properties style:vertical-align="middle" fo:background-color="#893bff">
        <style:background-image/>
      </style:table-cell-properties>
    </style:style>
    <style:style style:name="Tabella2.B274" style:family="table-cell">
      <style:table-cell-properties style:vertical-align="middle" fo:background-color="#8467d7">
        <style:background-image/>
      </style:table-cell-properties>
    </style:style>
    <style:style style:name="Tabella2.B275" style:family="table-cell">
      <style:table-cell-properties style:vertical-align="middle" fo:background-color="#a23bec">
        <style:background-image/>
      </style:table-cell-properties>
    </style:style>
    <style:style style:name="Tabella2.B276" style:family="table-cell">
      <style:table-cell-properties style:vertical-align="middle" fo:background-color="#b041ff">
        <style:background-image/>
      </style:table-cell-properties>
    </style:style>
    <style:style style:name="Tabella2.B277" style:family="table-cell">
      <style:table-cell-properties style:vertical-align="middle" fo:background-color="#c45aec">
        <style:background-image/>
      </style:table-cell-properties>
    </style:style>
    <style:style style:name="Tabella2.B278" style:family="table-cell">
      <style:table-cell-properties style:vertical-align="middle" fo:background-color="#9172ec">
        <style:background-image/>
      </style:table-cell-properties>
    </style:style>
    <style:style style:name="Tabella2.B279" style:family="table-cell">
      <style:table-cell-properties style:vertical-align="middle" fo:background-color="#9e7bff">
        <style:background-image/>
      </style:table-cell-properties>
    </style:style>
    <style:style style:name="Tabella2.B280" style:family="table-cell">
      <style:table-cell-properties style:vertical-align="middle" fo:background-color="#d462ff">
        <style:background-image/>
      </style:table-cell-properties>
    </style:style>
    <style:style style:name="Tabella2.B281" style:family="table-cell">
      <style:table-cell-properties style:vertical-align="middle" fo:background-color="#e238ec">
        <style:background-image/>
      </style:table-cell-properties>
    </style:style>
    <style:style style:name="Tabella2.B282" style:family="table-cell">
      <style:table-cell-properties style:vertical-align="middle" fo:background-color="#c38ec7">
        <style:background-image/>
      </style:table-cell-properties>
    </style:style>
    <style:style style:name="Tabella2.B283" style:family="table-cell">
      <style:table-cell-properties style:vertical-align="middle" fo:background-color="#c8a2c8">
        <style:background-image/>
      </style:table-cell-properties>
    </style:style>
    <style:style style:name="Tabella2.B284" style:family="table-cell">
      <style:table-cell-properties style:vertical-align="middle" fo:background-color="#e6a9ec">
        <style:background-image/>
      </style:table-cell-properties>
    </style:style>
    <style:style style:name="Tabella2.B285" style:family="table-cell">
      <style:table-cell-properties style:vertical-align="middle" fo:background-color="#e0b0ff">
        <style:background-image/>
      </style:table-cell-properties>
    </style:style>
    <style:style style:name="Tabella2.B286" style:family="table-cell">
      <style:table-cell-properties style:vertical-align="middle" fo:background-color="#c6aec7">
        <style:background-image/>
      </style:table-cell-properties>
    </style:style>
    <style:style style:name="Tabella2.B287" style:family="table-cell">
      <style:table-cell-properties style:vertical-align="middle" fo:background-color="#f9b7ff">
        <style:background-image/>
      </style:table-cell-properties>
    </style:style>
    <style:style style:name="Tabella2.B288" style:family="table-cell">
      <style:table-cell-properties style:vertical-align="middle" fo:background-color="#d2b9d3">
        <style:background-image/>
      </style:table-cell-properties>
    </style:style>
    <style:style style:name="Tabella2.B289" style:family="table-cell">
      <style:table-cell-properties style:vertical-align="middle" fo:background-color="#d9cfec">
        <style:background-image/>
      </style:table-cell-properties>
    </style:style>
    <style:style style:name="Tabella2.B290" style:family="table-cell">
      <style:table-cell-properties style:vertical-align="middle" fo:background-color="#ebdde2">
        <style:background-image/>
      </style:table-cell-properties>
    </style:style>
    <style:style style:name="Tabella2.B291" style:family="table-cell">
      <style:table-cell-properties style:vertical-align="middle" fo:background-color="#e3e4fa">
        <style:background-image/>
      </style:table-cell-properties>
    </style:style>
    <style:style style:name="Tabella2.B292" style:family="table-cell">
      <style:table-cell-properties style:vertical-align="middle" fo:background-color="#fdeef4">
        <style:background-image/>
      </style:table-cell-properties>
    </style:style>
    <style:style style:name="Tabella2.B293" style:family="table-cell">
      <style:table-cell-properties style:vertical-align="middle" fo:background-color="#fff5ee">
        <style:background-image/>
      </style:table-cell-properties>
    </style:style>
    <style:style style:name="Tabella2.B294" style:family="table-cell">
      <style:table-cell-properties style:vertical-align="middle" fo:background-color="#fefcff">
        <style:background-image/>
      </style:table-cell-properties>
    </style:style>
    <style:style style:name="Tabella2.B295" style:family="table-cell">
      <style:table-cell-properties style:vertical-align="middle" fo:background-color="#ffffff">
        <style:background-image/>
      </style:table-cell-properties>
    </style:style>
    <style:style style:name="P1" style:family="paragraph" style:parent-style-name="Standard">
      <style:text-properties style:font-name="Decker" fo:font-size="11pt" style:font-size-asian="9.60000038146973pt" style:font-size-complex="11pt"/>
    </style:style>
    <style:style style:name="P2" style:family="paragraph" style:parent-style-name="Text_20_body">
      <style:text-properties fo:font-variant="normal" fo:text-transform="none" fo:color="#5983b0" style:font-name="Times New Roman" fo:font-size="10pt" fo:letter-spacing="normal" fo:font-style="normal" fo:font-weight="normal" officeooo:paragraph-rsid="00100c73" style:font-size-asian="9.60000038146973pt" style:font-size-complex="11pt"/>
    </style:style>
    <style:style style:name="P3" style:family="paragraph" style:parent-style-name="Text_20_body">
      <style:paragraph-properties fo:text-align="end" style:justify-single-word="false"/>
      <style:text-properties fo:font-variant="normal" fo:text-transform="none" fo:color="#5983b0" style:font-name="Times New Roman" fo:font-size="10pt" fo:letter-spacing="normal" fo:font-style="normal" fo:font-weight="normal" officeooo:paragraph-rsid="00100c73" style:font-size-asian="9.60000038146973pt" style:font-size-complex="11pt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color="#000000" style:font-name="Decker1" fo:font-size="11pt" fo:font-weight="bold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</style:style>
    <style:style style:name="P6" style:family="paragraph" style:parent-style-name="Table_20_Contents">
      <style:paragraph-properties fo:margin-top="0cm" fo:margin-bottom="0.499cm" loext:contextual-spacing="false"/>
    </style:style>
    <style:style style:name="P7" style:family="paragraph" style:parent-style-name="Table_20_Contents">
      <style:paragraph-properties fo:margin-top="0cm" fo:margin-bottom="0.499cm" loext:contextual-spacing="false"/>
      <style:text-properties fo:font-variant="normal" fo:text-transform="none" fo:color="#000000" style:font-name="Decker1" fo:font-size="11pt" fo:language="ie" fo:country="none" fo:font-style="normal" fo:font-weight="bold"/>
    </style:style>
    <style:style style:name="T1" style:family="text">
      <style:text-properties fo:font-variant="normal" fo:text-transform="none" fo:color="#000000" style:font-name="Decker1" fo:font-size="11pt" fo:language="ie" fo:country="none" fo:font-style="normal" fo:font-weight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5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7">Code</text:p>
          </table:table-cell>
          <table:table-cell table:style-name="Tabella1.A1" office:value-type="string">
            <text:p text:style-name="P7">Color</text:p>
          </table:table-cell>
        </table:table-row>
        <table:table-row>
          <table:table-cell table:style-name="Tabella1.A1" office:value-type="string">
            <text:p text:style-name="P6"><text:a xlink:type="simple" xlink:href="http://www.wdrfree.com/public/#000000" text:style-name="Internet_20_link" text:visited-style-name="Visited_20_Internet_20_Link"><text:span text:style-name="T1">#000000</text:span></text:a></text:p>
          </table:table-cell>
          <table:table-cell table:style-name="Tabella1.B2" office:value-type="string">
            <text:p text:style-name="P7">Black</text:p>
          </table:table-cell>
        </table:table-row>
        <table:table-row>
          <table:table-cell table:style-name="Tabella1.A1" office:value-type="string">
            <text:p text:style-name="P6"><text:a xlink:type="simple" xlink:href="http://www.wdrfree.com/public/#0C090A" text:style-name="Internet_20_link" text:visited-style-name="Visited_20_Internet_20_Link"><text:span text:style-name="T1">#0C090A</text:span></text:a></text:p>
          </table:table-cell>
          <table:table-cell table:style-name="Tabella1.B3" office:value-type="string">
            <text:p text:style-name="P7">Night</text:p>
          </table:table-cell>
        </table:table-row>
        <table:table-row>
          <table:table-cell table:style-name="Tabella1.A1" office:value-type="string">
            <text:p text:style-name="P6"><text:a xlink:type="simple" xlink:href="http://www.wdrfree.com/public/#2c3539" text:style-name="Internet_20_link" text:visited-style-name="Visited_20_Internet_20_Link"><text:span text:style-name="T1">#2C3539</text:span></text:a></text:p>
          </table:table-cell>
          <table:table-cell table:style-name="Tabella1.B4" office:value-type="string">
            <text:p text:style-name="P7">Gunmetal</text:p>
          </table:table-cell>
        </table:table-row>
        <table:table-row>
          <table:table-cell table:style-name="Tabella1.A1" office:value-type="string">
            <text:p text:style-name="P6"><text:a xlink:type="simple" xlink:href="http://www.wdrfree.com/public/#2B1B17" text:style-name="Internet_20_link" text:visited-style-name="Visited_20_Internet_20_Link"><text:span text:style-name="T1">#2B1B17</text:span></text:a></text:p>
          </table:table-cell>
          <table:table-cell table:style-name="Tabella1.B5" office:value-type="string">
            <text:p text:style-name="P7">Midnight</text:p>
          </table:table-cell>
        </table:table-row>
        <table:table-row>
          <table:table-cell table:style-name="Tabella1.A1" office:value-type="string">
            <text:p text:style-name="P6"><text:a xlink:type="simple" xlink:href="http://www.wdrfree.com/public/#34282C" text:style-name="Internet_20_link" text:visited-style-name="Visited_20_Internet_20_Link"><text:span text:style-name="T1">#34282C</text:span></text:a></text:p>
          </table:table-cell>
          <table:table-cell table:style-name="Tabella1.B6" office:value-type="string">
            <text:p text:style-name="P7">Charcoal</text:p>
          </table:table-cell>
        </table:table-row>
        <table:table-row>
          <table:table-cell table:style-name="Tabella1.A1" office:value-type="string">
            <text:p text:style-name="P6"><text:a xlink:type="simple" xlink:href="http://www.wdrfree.com/public/#25383C" text:style-name="Internet_20_link" text:visited-style-name="Visited_20_Internet_20_Link"><text:span text:style-name="T1">#25383C</text:span></text:a></text:p>
          </table:table-cell>
          <table:table-cell table:style-name="Tabella1.B7" office:value-type="string">
            <text:p text:style-name="P7">Dark Slate Grey</text:p>
          </table:table-cell>
        </table:table-row>
        <table:table-row>
          <table:table-cell table:style-name="Tabella1.A1" office:value-type="string">
            <text:p text:style-name="P6"><text:a xlink:type="simple" xlink:href="http://www.wdrfree.com/public/#3b3131" text:style-name="Internet_20_link" text:visited-style-name="Visited_20_Internet_20_Link"><text:span text:style-name="T1">#3B3131</text:span></text:a></text:p>
          </table:table-cell>
          <table:table-cell table:style-name="Tabella1.B8" office:value-type="string">
            <text:p text:style-name="P7">Oil</text:p>
          </table:table-cell>
        </table:table-row>
        <table:table-row>
          <table:table-cell table:style-name="Tabella1.A1" office:value-type="string">
            <text:p text:style-name="P6"><text:a xlink:type="simple" xlink:href="http://www.wdrfree.com/public/#413839" text:style-name="Internet_20_link" text:visited-style-name="Visited_20_Internet_20_Link"><text:span text:style-name="T1">#413839</text:span></text:a></text:p>
          </table:table-cell>
          <table:table-cell table:style-name="Tabella1.B9" office:value-type="string">
            <text:p text:style-name="P7">Black Cat</text:p>
          </table:table-cell>
        </table:table-row>
        <table:table-row>
          <table:table-cell table:style-name="Tabella1.A1" office:value-type="string">
            <text:p text:style-name="P6"><text:a xlink:type="simple" xlink:href="http://www.wdrfree.com/public/#3D3C3A" text:style-name="Internet_20_link" text:visited-style-name="Visited_20_Internet_20_Link"><text:span text:style-name="T1">#3D3C3A</text:span></text:a></text:p>
          </table:table-cell>
          <table:table-cell table:style-name="Tabella1.B10" office:value-type="string">
            <text:p text:style-name="P7">Iridium</text:p>
          </table:table-cell>
        </table:table-row>
        <table:table-row>
          <table:table-cell table:style-name="Tabella1.A1" office:value-type="string">
            <text:p text:style-name="P6"><text:a xlink:type="simple" xlink:href="http://www.wdrfree.com/public/#463E3F" text:style-name="Internet_20_link" text:visited-style-name="Visited_20_Internet_20_Link"><text:span text:style-name="T1">#463E3F</text:span></text:a></text:p>
          </table:table-cell>
          <table:table-cell table:style-name="Tabella1.B11" office:value-type="string">
            <text:p text:style-name="P7">Black Eel</text:p>
          </table:table-cell>
        </table:table-row>
        <table:table-row>
          <table:table-cell table:style-name="Tabella1.A1" office:value-type="string">
            <text:p text:style-name="P6"><text:a xlink:type="simple" xlink:href="http://www.wdrfree.com/public/#4C4646" text:style-name="Internet_20_link" text:visited-style-name="Visited_20_Internet_20_Link"><text:span text:style-name="T1">#4C4646</text:span></text:a></text:p>
          </table:table-cell>
          <table:table-cell table:style-name="Tabella1.B12" office:value-type="string">
            <text:p text:style-name="P7">Black Cow</text:p>
          </table:table-cell>
        </table:table-row>
        <table:table-row>
          <table:table-cell table:style-name="Tabella1.A1" office:value-type="string">
            <text:p text:style-name="P6"><text:a xlink:type="simple" xlink:href="http://www.wdrfree.com/public/#504A4B" text:style-name="Internet_20_link" text:visited-style-name="Visited_20_Internet_20_Link"><text:span text:style-name="T1">#504A4B</text:span></text:a></text:p>
          </table:table-cell>
          <table:table-cell table:style-name="Tabella1.B13" office:value-type="string">
            <text:p text:style-name="P7">Gray Wolf</text:p>
          </table:table-cell>
        </table:table-row>
        <table:table-row>
          <table:table-cell table:style-name="Tabella1.A1" office:value-type="string">
            <text:p text:style-name="P6"><text:a xlink:type="simple" xlink:href="http://www.wdrfree.com/public/#565051" text:style-name="Internet_20_link" text:visited-style-name="Visited_20_Internet_20_Link"><text:span text:style-name="T1">#565051</text:span></text:a></text:p>
          </table:table-cell>
          <table:table-cell table:style-name="Tabella1.B14" office:value-type="string">
            <text:p text:style-name="P7">Vampire Gray</text:p>
          </table:table-cell>
        </table:table-row>
        <table:table-row>
          <table:table-cell table:style-name="Tabella1.A1" office:value-type="string">
            <text:p text:style-name="P6"><text:a xlink:type="simple" xlink:href="http://www.wdrfree.com/public/#5C5858" text:style-name="Internet_20_link" text:visited-style-name="Visited_20_Internet_20_Link"><text:span text:style-name="T1">#5C5858</text:span></text:a></text:p>
          </table:table-cell>
          <table:table-cell table:style-name="Tabella1.B15" office:value-type="string">
            <text:p text:style-name="P7">Gray Dolphin</text:p>
          </table:table-cell>
        </table:table-row>
        <table:table-row>
          <table:table-cell table:style-name="Tabella1.A1" office:value-type="string">
            <text:p text:style-name="P6"><text:a xlink:type="simple" xlink:href="http://www.wdrfree.com/public/#625D5D" text:style-name="Internet_20_link" text:visited-style-name="Visited_20_Internet_20_Link"><text:span text:style-name="T1">#625D5D</text:span></text:a></text:p>
          </table:table-cell>
          <table:table-cell table:style-name="Tabella1.B16" office:value-type="string">
            <text:p text:style-name="P7">Carbon Gray</text:p>
          </table:table-cell>
        </table:table-row>
        <table:table-row>
          <table:table-cell table:style-name="Tabella1.A1" office:value-type="string">
            <text:p text:style-name="P6"><text:a xlink:type="simple" xlink:href="http://www.wdrfree.com/public/#666362" text:style-name="Internet_20_link" text:visited-style-name="Visited_20_Internet_20_Link"><text:span text:style-name="T1">#666362</text:span></text:a></text:p>
          </table:table-cell>
          <table:table-cell table:style-name="Tabella1.B17" office:value-type="string">
            <text:p text:style-name="P7">Ash Gray</text:p>
          </table:table-cell>
        </table:table-row>
        <table:table-row>
          <table:table-cell table:style-name="Tabella1.A1" office:value-type="string">
            <text:p text:style-name="P6"><text:a xlink:type="simple" xlink:href="http://www.wdrfree.com/public/#6D6968" text:style-name="Internet_20_link" text:visited-style-name="Visited_20_Internet_20_Link"><text:span text:style-name="T1">#6D6968</text:span></text:a></text:p>
          </table:table-cell>
          <table:table-cell table:style-name="Tabella1.B18" office:value-type="string">
            <text:p text:style-name="P7">Cloudy Gray</text:p>
          </table:table-cell>
        </table:table-row>
        <table:table-row>
          <table:table-cell table:style-name="Tabella1.A1" office:value-type="string">
            <text:p text:style-name="P6"><text:a xlink:type="simple" xlink:href="http://www.wdrfree.com/public/#726E6D" text:style-name="Internet_20_link" text:visited-style-name="Visited_20_Internet_20_Link"><text:span text:style-name="T1">#726E6D</text:span></text:a></text:p>
          </table:table-cell>
          <table:table-cell table:style-name="Tabella1.B19" office:value-type="string">
            <text:p text:style-name="P7">Smokey Gray</text:p>
          </table:table-cell>
        </table:table-row>
        <table:table-row>
          <table:table-cell table:style-name="Tabella1.A1" office:value-type="string">
            <text:p text:style-name="P6"><text:a xlink:type="simple" xlink:href="http://www.wdrfree.com/public/#736F6E" text:style-name="Internet_20_link" text:visited-style-name="Visited_20_Internet_20_Link"><text:span text:style-name="T1">#736F6E</text:span></text:a></text:p>
          </table:table-cell>
          <table:table-cell table:style-name="Tabella1.B20" office:value-type="string">
            <text:p text:style-name="P7">Gray</text:p>
          </table:table-cell>
        </table:table-row>
        <table:table-row>
          <table:table-cell table:style-name="Tabella1.A1" office:value-type="string">
            <text:p text:style-name="P6"><text:a xlink:type="simple" xlink:href="http://www.wdrfree.com/public/#837E7C" text:style-name="Internet_20_link" text:visited-style-name="Visited_20_Internet_20_Link"><text:span text:style-name="T1">#837E7C</text:span></text:a></text:p>
          </table:table-cell>
          <table:table-cell table:style-name="Tabella1.B21" office:value-type="string">
            <text:p text:style-name="P7">Granite</text:p>
          </table:table-cell>
        </table:table-row>
        <table:table-row>
          <table:table-cell table:style-name="Tabella1.A1" office:value-type="string">
            <text:p text:style-name="P6"><text:a xlink:type="simple" xlink:href="http://www.wdrfree.com/public/#848482" text:style-name="Internet_20_link" text:visited-style-name="Visited_20_Internet_20_Link"><text:span text:style-name="T1">#848482</text:span></text:a></text:p>
          </table:table-cell>
          <table:table-cell table:style-name="Tabella1.B22" office:value-type="string">
            <text:p text:style-name="P7">Battleship Gray</text:p>
          </table:table-cell>
        </table:table-row>
        <table:table-row>
          <table:table-cell table:style-name="Tabella1.A1" office:value-type="string">
            <text:p text:style-name="P6"><text:a xlink:type="simple" xlink:href="http://www.wdrfree.com/public/#B6B6B4" text:style-name="Internet_20_link" text:visited-style-name="Visited_20_Internet_20_Link"><text:span text:style-name="T1">#B6B6B4</text:span></text:a></text:p>
          </table:table-cell>
          <table:table-cell table:style-name="Tabella1.B23" office:value-type="string">
            <text:p text:style-name="P7">Gray Cloud</text:p>
          </table:table-cell>
        </table:table-row>
        <table:table-row>
          <table:table-cell table:style-name="Tabella1.A1" office:value-type="string">
            <text:p text:style-name="P6"><text:a xlink:type="simple" xlink:href="http://www.wdrfree.com/public/#D1D0CE" text:style-name="Internet_20_link" text:visited-style-name="Visited_20_Internet_20_Link"><text:span text:style-name="T1">#D1D0CE</text:span></text:a></text:p>
          </table:table-cell>
          <table:table-cell table:style-name="Tabella1.B24" office:value-type="string">
            <text:p text:style-name="P7">Gray Goose</text:p>
          </table:table-cell>
        </table:table-row>
        <table:table-row>
          <table:table-cell table:style-name="Tabella1.A1" office:value-type="string">
            <text:p text:style-name="P6"><text:a xlink:type="simple" xlink:href="http://www.wdrfree.com/public/#E5E4E2" text:style-name="Internet_20_link" text:visited-style-name="Visited_20_Internet_20_Link"><text:span text:style-name="T1">#E5E4E2</text:span></text:a></text:p>
          </table:table-cell>
          <table:table-cell table:style-name="Tabella1.B25" office:value-type="string">
            <text:p text:style-name="P6"><text:span text:style-name="Strong_20_Emphasis"><text:span text:style-name="T1">Platinum</text:span></text:span></text:p>
          </table:table-cell>
        </table:table-row>
        <text:soft-page-break/>
        <table:table-row>
          <table:table-cell table:style-name="Tabella1.A1" office:value-type="string">
            <text:p text:style-name="P6"><text:a xlink:type="simple" xlink:href="http://www.wdrfree.com/public/#BCC6CC" text:style-name="Internet_20_link" text:visited-style-name="Visited_20_Internet_20_Link"><text:span text:style-name="T1">#BCC6CC</text:span></text:a></text:p>
          </table:table-cell>
          <table:table-cell table:style-name="Tabella1.B26" office:value-type="string">
            <text:p text:style-name="P7">Metallic Silver</text:p>
          </table:table-cell>
        </table:table-row>
        <table:table-row>
          <table:table-cell table:style-name="Tabella1.A1" office:value-type="string">
            <text:p text:style-name="P6"><text:a xlink:type="simple" xlink:href="http://www.wdrfree.com/public/#98AFC7" text:style-name="Internet_20_link" text:visited-style-name="Visited_20_Internet_20_Link"><text:span text:style-name="T1">#98AFC7</text:span></text:a></text:p>
          </table:table-cell>
          <table:table-cell table:style-name="Tabella1.B27" office:value-type="string">
            <text:p text:style-name="P7">Blue Gray</text:p>
          </table:table-cell>
        </table:table-row>
        <table:table-row>
          <table:table-cell table:style-name="Tabella1.A1" office:value-type="string">
            <text:p text:style-name="P6"><text:a xlink:type="simple" xlink:href="http://www.wdrfree.com/public/#6D7B8D" text:style-name="Internet_20_link" text:visited-style-name="Visited_20_Internet_20_Link"><text:span text:style-name="T1">#6D7B8D</text:span></text:a></text:p>
          </table:table-cell>
          <table:table-cell table:style-name="Tabella1.B28" office:value-type="string">
            <text:p text:style-name="P7">Light Slate Gray</text:p>
          </table:table-cell>
        </table:table-row>
        <table:table-row>
          <table:table-cell table:style-name="Tabella1.A1" office:value-type="string">
            <text:p text:style-name="P6"><text:a xlink:type="simple" xlink:href="http://www.wdrfree.com/public/#657383" text:style-name="Internet_20_link" text:visited-style-name="Visited_20_Internet_20_Link"><text:span text:style-name="T1">#657383</text:span></text:a></text:p>
          </table:table-cell>
          <table:table-cell table:style-name="Tabella1.B29" office:value-type="string">
            <text:p text:style-name="P7">Slate Gray<text:note text:id="ftn0" text:note-class="footnote"><text:note-citation>1</text:note-citation><text:note-body><text:p text:style-name="P3">@ 2012 – 2019 cristian pozzessere &lt; ilnanny &gt;</text:p></text:note-body></text:note></text:p>
          </table:table-cell>
        </table:table-row>
        <table:table-row>
          <table:table-cell table:style-name="Tabella1.A1" office:value-type="string">
            <text:p text:style-name="P6"><text:a xlink:type="simple" xlink:href="http://www.wdrfree.com/public/#616D7E" text:style-name="Internet_20_link" text:visited-style-name="Visited_20_Internet_20_Link"><text:span text:style-name="T1">#616D7E</text:span></text:a></text:p>
          </table:table-cell>
          <table:table-cell table:style-name="Tabella1.B30" office:value-type="string">
            <text:p text:style-name="P7">Jet Gray</text:p>
          </table:table-cell>
        </table:table-row>
        <table:table-row>
          <table:table-cell table:style-name="Tabella1.A1" office:value-type="string">
            <text:p text:style-name="P6"><text:a xlink:type="simple" xlink:href="http://www.wdrfree.com/public/#646D7E" text:style-name="Internet_20_link" text:visited-style-name="Visited_20_Internet_20_Link"><text:span text:style-name="T1">#646D7E</text:span></text:a></text:p>
          </table:table-cell>
          <table:table-cell table:style-name="Tabella1.B31" office:value-type="string">
            <text:p text:style-name="P7">Mist Blue</text:p>
          </table:table-cell>
        </table:table-row>
        <table:table-row>
          <table:table-cell table:style-name="Tabella1.A1" office:value-type="string">
            <text:p text:style-name="P6"><text:a xlink:type="simple" xlink:href="http://www.wdrfree.com/public/#566D7E" text:style-name="Internet_20_link" text:visited-style-name="Visited_20_Internet_20_Link"><text:span text:style-name="T1">#566D7E</text:span></text:a></text:p>
          </table:table-cell>
          <table:table-cell table:style-name="Tabella1.B32" office:value-type="string">
            <text:p text:style-name="P7">Marble Blue</text:p>
          </table:table-cell>
        </table:table-row>
        <table:table-row>
          <table:table-cell table:style-name="Tabella1.A1" office:value-type="string">
            <text:p text:style-name="P6"><text:a xlink:type="simple" xlink:href="http://www.wdrfree.com/public/#737CA1" text:style-name="Internet_20_link" text:visited-style-name="Visited_20_Internet_20_Link"><text:span text:style-name="T1">#737CA1</text:span></text:a></text:p>
          </table:table-cell>
          <table:table-cell table:style-name="Tabella1.B33" office:value-type="string">
            <text:p text:style-name="P7">Slate Blue</text:p>
          </table:table-cell>
        </table:table-row>
        <table:table-row>
          <table:table-cell table:style-name="Tabella1.A1" office:value-type="string">
            <text:p text:style-name="P6"><text:a xlink:type="simple" xlink:href="http://www.wdrfree.com/public/#4863A0" text:style-name="Internet_20_link" text:visited-style-name="Visited_20_Internet_20_Link"><text:span text:style-name="T1">#4863A0</text:span></text:a></text:p>
          </table:table-cell>
          <table:table-cell table:style-name="Tabella1.B34" office:value-type="string">
            <text:p text:style-name="P7">Steel Blue</text:p>
          </table:table-cell>
        </table:table-row>
        <table:table-row>
          <table:table-cell table:style-name="Tabella1.A1" office:value-type="string">
            <text:p text:style-name="P6"><text:a xlink:type="simple" xlink:href="http://www.wdrfree.com/public/#2B547E" text:style-name="Internet_20_link" text:visited-style-name="Visited_20_Internet_20_Link"><text:span text:style-name="T1">#2B547E</text:span></text:a></text:p>
          </table:table-cell>
          <table:table-cell table:style-name="Tabella1.B35" office:value-type="string">
            <text:p text:style-name="P7">Blue Jay</text:p>
          </table:table-cell>
        </table:table-row>
        <table:table-row>
          <table:table-cell table:style-name="Tabella1.A1" office:value-type="string">
            <text:p text:style-name="P6"><text:a xlink:type="simple" xlink:href="http://www.wdrfree.com/public/#2B3856" text:style-name="Internet_20_link" text:visited-style-name="Visited_20_Internet_20_Link"><text:span text:style-name="T1">#2B3856</text:span></text:a></text:p>
          </table:table-cell>
          <table:table-cell table:style-name="Tabella1.B36" office:value-type="string">
            <text:p text:style-name="P7">Dark Slate Blue</text:p>
          </table:table-cell>
        </table:table-row>
        <table:table-row>
          <table:table-cell table:style-name="Tabella1.A1" office:value-type="string">
            <text:p text:style-name="P6"><text:a xlink:type="simple" xlink:href="http://www.wdrfree.com/public/#151B54" text:style-name="Internet_20_link" text:visited-style-name="Visited_20_Internet_20_Link"><text:span text:style-name="T1">#151B54</text:span></text:a></text:p>
          </table:table-cell>
          <table:table-cell table:style-name="Tabella1.B37" office:value-type="string">
            <text:p text:style-name="P7">Midnight Blue</text:p>
          </table:table-cell>
        </table:table-row>
        <table:table-row>
          <table:table-cell table:style-name="Tabella1.A1" office:value-type="string">
            <text:p text:style-name="P6"><text:a xlink:type="simple" xlink:href="http://www.wdrfree.com/public/#000080" text:style-name="Internet_20_link" text:visited-style-name="Visited_20_Internet_20_Link"><text:span text:style-name="T1">#000080</text:span></text:a></text:p>
          </table:table-cell>
          <table:table-cell table:style-name="Tabella1.B38" office:value-type="string">
            <text:p text:style-name="P7">Navy Blue</text:p>
          </table:table-cell>
        </table:table-row>
        <table:table-row>
          <table:table-cell table:style-name="Tabella1.A1" office:value-type="string">
            <text:p text:style-name="P6"><text:a xlink:type="simple" xlink:href="http://www.wdrfree.com/public/#342D7E" text:style-name="Internet_20_link" text:visited-style-name="Visited_20_Internet_20_Link"><text:span text:style-name="T1">#342D7E</text:span></text:a></text:p>
          </table:table-cell>
          <table:table-cell table:style-name="Tabella1.B39" office:value-type="string">
            <text:p text:style-name="P7">Blue Whale</text:p>
          </table:table-cell>
        </table:table-row>
        <table:table-row>
          <table:table-cell table:style-name="Tabella1.A1" office:value-type="string">
            <text:p text:style-name="P6"><text:a xlink:type="simple" xlink:href="http://www.wdrfree.com/public/#15317E" text:style-name="Internet_20_link" text:visited-style-name="Visited_20_Internet_20_Link"><text:span text:style-name="T1">#15317E</text:span></text:a></text:p>
          </table:table-cell>
          <table:table-cell table:style-name="Tabella1.B40" office:value-type="string">
            <text:p text:style-name="P7">Lapis Blue</text:p>
          </table:table-cell>
        </table:table-row>
        <table:table-row>
          <table:table-cell table:style-name="Tabella1.A1" office:value-type="string">
            <text:p text:style-name="P6"><text:a xlink:type="simple" xlink:href="http://www.wdrfree.com/public/#151B8D" text:style-name="Internet_20_link" text:visited-style-name="Visited_20_Internet_20_Link"><text:span text:style-name="T1">#151B8D</text:span></text:a></text:p>
          </table:table-cell>
          <table:table-cell table:style-name="Tabella1.B41" office:value-type="string">
            <text:p text:style-name="P7">Denim Dark Blue</text:p>
          </table:table-cell>
        </table:table-row>
        <table:table-row>
          <table:table-cell table:style-name="Tabella1.A1" office:value-type="string">
            <text:p text:style-name="P6"><text:a xlink:type="simple" xlink:href="http://www.wdrfree.com/public/#0000A0" text:style-name="Internet_20_link" text:visited-style-name="Visited_20_Internet_20_Link"><text:span text:style-name="T1">#0000A0</text:span></text:a></text:p>
          </table:table-cell>
          <table:table-cell table:style-name="Tabella1.B42" office:value-type="string">
            <text:p text:style-name="P7">Earth Blue</text:p>
          </table:table-cell>
        </table:table-row>
        <table:table-row>
          <table:table-cell table:style-name="Tabella1.A1" office:value-type="string">
            <text:p text:style-name="P6"><text:a xlink:type="simple" xlink:href="http://www.wdrfree.com/public/#0020C2" text:style-name="Internet_20_link" text:visited-style-name="Visited_20_Internet_20_Link"><text:span text:style-name="T1">#0020C2</text:span></text:a></text:p>
          </table:table-cell>
          <table:table-cell table:style-name="Tabella1.B43" office:value-type="string">
            <text:p text:style-name="P7">Cobalt Blue</text:p>
          </table:table-cell>
        </table:table-row>
        <table:table-row>
          <table:table-cell table:style-name="Tabella1.A1" office:value-type="string">
            <text:p text:style-name="P6"><text:a xlink:type="simple" xlink:href="http://www.wdrfree.com/public/#0041C2" text:style-name="Internet_20_link" text:visited-style-name="Visited_20_Internet_20_Link"><text:span text:style-name="T1">#0041C2</text:span></text:a></text:p>
          </table:table-cell>
          <table:table-cell table:style-name="Tabella1.B44" office:value-type="string">
            <text:p text:style-name="P7">Blueberry Blue</text:p>
          </table:table-cell>
        </table:table-row>
        <table:table-row>
          <table:table-cell table:style-name="Tabella1.A1" office:value-type="string">
            <text:p text:style-name="P6"><text:a xlink:type="simple" xlink:href="http://www.wdrfree.com/public/#2554C7" text:style-name="Internet_20_link" text:visited-style-name="Visited_20_Internet_20_Link"><text:span text:style-name="T1">#2554C7</text:span></text:a></text:p>
          </table:table-cell>
          <table:table-cell table:style-name="Tabella1.B45" office:value-type="string">
            <text:p text:style-name="P7">Sapphire Blue</text:p>
          </table:table-cell>
        </table:table-row>
        <table:table-row>
          <table:table-cell table:style-name="Tabella1.A1" office:value-type="string">
            <text:p text:style-name="P6"><text:a xlink:type="simple" xlink:href="http://www.wdrfree.com/public/#1569C7" text:style-name="Internet_20_link" text:visited-style-name="Visited_20_Internet_20_Link"><text:span text:style-name="T1">#1569C7</text:span></text:a></text:p>
          </table:table-cell>
          <table:table-cell table:style-name="Tabella1.B46" office:value-type="string">
            <text:p text:style-name="P7">Blue Eyes</text:p>
          </table:table-cell>
        </table:table-row>
        <table:table-row>
          <table:table-cell table:style-name="Tabella1.A1" office:value-type="string">
            <text:p text:style-name="P6"><text:a xlink:type="simple" xlink:href="http://www.wdrfree.com/public/#2B60DE" text:style-name="Internet_20_link" text:visited-style-name="Visited_20_Internet_20_Link"><text:span text:style-name="T1">#2B60DE</text:span></text:a></text:p>
          </table:table-cell>
          <table:table-cell table:style-name="Tabella1.B47" office:value-type="string">
            <text:p text:style-name="P7">Royal Blue</text:p>
          </table:table-cell>
        </table:table-row>
        <table:table-row>
          <table:table-cell table:style-name="Tabella1.A1" office:value-type="string">
            <text:p text:style-name="P6"><text:a xlink:type="simple" xlink:href="http://www.wdrfree.com/public/#1F45FC" text:style-name="Internet_20_link" text:visited-style-name="Visited_20_Internet_20_Link"><text:span text:style-name="T1">#1F45FC</text:span></text:a></text:p>
          </table:table-cell>
          <table:table-cell table:style-name="Tabella1.B48" office:value-type="string">
            <text:p text:style-name="P7">Blue Orchid</text:p>
          </table:table-cell>
        </table:table-row>
        <table:table-row>
          <table:table-cell table:style-name="Tabella1.A1" office:value-type="string">
            <text:p text:style-name="P6"><text:a xlink:type="simple" xlink:href="http://www.wdrfree.com/public/#6960EC" text:style-name="Internet_20_link" text:visited-style-name="Visited_20_Internet_20_Link"><text:span text:style-name="T1">#6960EC</text:span></text:a></text:p>
          </table:table-cell>
          <table:table-cell table:style-name="Tabella1.B49" office:value-type="string">
            <text:p text:style-name="P7">Blue Lotus</text:p>
          </table:table-cell>
        </table:table-row>
      </table:table>
      <text:p text:style-name="P5"/>
      <text:p text:style-name="P5"/>
      <table:table table:name="Tabella2" table:style-name="Tabella2">
        <table:table-column table:style-name="Tabella2.A"/>
        <table:table-column table:style-name="Tabella2.B"/>
        <table:table-header-rows>
          <table:table-row>
            <table:table-cell table:style-name="Tabella2.A1" office:value-type="string">
              <text:p text:style-name="P7">Code</text:p>
            </table:table-cell>
            <table:table-cell table:style-name="Tabella2.A1" office:value-type="string">
              <text:p text:style-name="P7">Color</text:p>
            </table:table-cell>
          </table:table-row>
        </table:table-header-rows>
        <table:table-row>
          <table:table-cell table:style-name="Tabella2.A1" office:value-type="string">
            <text:p text:style-name="P6"><text:a xlink:type="simple" xlink:href="http://www.wdrfree.com/public/#736AFF" text:style-name="Internet_20_link" text:visited-style-name="Visited_20_Internet_20_Link"><text:span text:style-name="T1">#736AFF</text:span></text:a></text:p>
          </table:table-cell>
          <table:table-cell table:style-name="Tabella2.B2" office:value-type="string">
            <text:p text:style-name="P7">Light Slate Blue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357EC7" text:style-name="Internet_20_link" text:visited-style-name="Visited_20_Internet_20_Link"><text:span text:style-name="T1">#357EC7</text:span></text:a></text:p>
          </table:table-cell>
          <table:table-cell table:style-name="Tabella2.B3" office:value-type="string">
            <text:p text:style-name="P7">Windows Blue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368BC1" text:style-name="Internet_20_link" text:visited-style-name="Visited_20_Internet_20_Link"><text:span text:style-name="T1">#368BC1</text:span></text:a></text:p>
          </table:table-cell>
          <table:table-cell table:style-name="Tabella2.B4" office:value-type="string">
            <text:p text:style-name="P7">Glacial Blue Ice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488AC7" text:style-name="Internet_20_link" text:visited-style-name="Visited_20_Internet_20_Link"><text:span text:style-name="T1">#488AC7</text:span></text:a></text:p>
          </table:table-cell>
          <table:table-cell table:style-name="Tabella2.B5" office:value-type="string">
            <text:p text:style-name="P7">Silk Blue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3090C7" text:style-name="Internet_20_link" text:visited-style-name="Visited_20_Internet_20_Link"><text:span text:style-name="T1">#3090C7</text:span></text:a></text:p>
          </table:table-cell>
          <table:table-cell table:style-name="Tabella2.B6" office:value-type="string">
            <text:p text:style-name="P7">Blue Ivy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659EC7" text:style-name="Internet_20_link" text:visited-style-name="Visited_20_Internet_20_Link"><text:span text:style-name="T1">#659EC7</text:span></text:a></text:p>
          </table:table-cell>
          <table:table-cell table:style-name="Tabella2.B7" office:value-type="string">
            <text:p text:style-name="P7">Blue Koi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87AFC7" text:style-name="Internet_20_link" text:visited-style-name="Visited_20_Internet_20_Link"><text:span text:style-name="T1">#87AFC7</text:span></text:a></text:p>
          </table:table-cell>
          <table:table-cell table:style-name="Tabella2.B8" office:value-type="string">
            <text:p text:style-name="P7">Columbia Blue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95B9C7" text:style-name="Internet_20_link" text:visited-style-name="Visited_20_Internet_20_Link"><text:span text:style-name="T1">#95B9C7</text:span></text:a></text:p>
          </table:table-cell>
          <table:table-cell table:style-name="Tabella2.B9" office:value-type="string">
            <text:p text:style-name="P7">Baby Blue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728FCE" text:style-name="Internet_20_link" text:visited-style-name="Visited_20_Internet_20_Link"><text:span text:style-name="T1">#728FCE</text:span></text:a></text:p>
          </table:table-cell>
          <table:table-cell table:style-name="Tabella2.B10" office:value-type="string">
            <text:p text:style-name="P7">Light Steel Blue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2B65EC" text:style-name="Internet_20_link" text:visited-style-name="Visited_20_Internet_20_Link"><text:span text:style-name="T1">#2B65EC</text:span></text:a></text:p>
          </table:table-cell>
          <table:table-cell table:style-name="Tabella2.B11" office:value-type="string">
            <text:p text:style-name="P7">Ocean Blue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306EFF" text:style-name="Internet_20_link" text:visited-style-name="Visited_20_Internet_20_Link"><text:span text:style-name="T1">#306EFF</text:span></text:a></text:p>
          </table:table-cell>
          <table:table-cell table:style-name="Tabella2.B12" office:value-type="string">
            <text:p text:style-name="P7">Blue Ribbon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157DEC" text:style-name="Internet_20_link" text:visited-style-name="Visited_20_Internet_20_Link"><text:span text:style-name="T1">#157DEC</text:span></text:a></text:p>
          </table:table-cell>
          <table:table-cell table:style-name="Tabella2.B13" office:value-type="string">
            <text:p text:style-name="P7">Blue Dress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1589FF" text:style-name="Internet_20_link" text:visited-style-name="Visited_20_Internet_20_Link"><text:span text:style-name="T1">#1589FF</text:span></text:a></text:p>
          </table:table-cell>
          <table:table-cell table:style-name="Tabella2.B14" office:value-type="string">
            <text:p text:style-name="P7">Dodger Blue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6495ED" text:style-name="Internet_20_link" text:visited-style-name="Visited_20_Internet_20_Link"><text:span text:style-name="T1">#6495ED</text:span></text:a></text:p>
          </table:table-cell>
          <table:table-cell table:style-name="Tabella2.B15" office:value-type="string">
            <text:p text:style-name="P7">Cornflower Blue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6698FF" text:style-name="Internet_20_link" text:visited-style-name="Visited_20_Internet_20_Link"><text:span text:style-name="T1">#6698FF</text:span></text:a></text:p>
          </table:table-cell>
          <table:table-cell table:style-name="Tabella2.B16" office:value-type="string">
            <text:p text:style-name="P7">Sky Blue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38ACEC" text:style-name="Internet_20_link" text:visited-style-name="Visited_20_Internet_20_Link"><text:span text:style-name="T1">#38ACEC</text:span></text:a></text:p>
          </table:table-cell>
          <table:table-cell table:style-name="Tabella2.B17" office:value-type="string">
            <text:p text:style-name="P7">Butterfly Blue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56A5EC" text:style-name="Internet_20_link" text:visited-style-name="Visited_20_Internet_20_Link"><text:span text:style-name="T1">#56A5EC</text:span></text:a></text:p>
          </table:table-cell>
          <table:table-cell table:style-name="Tabella2.B18" office:value-type="string">
            <text:p text:style-name="P7">Iceberg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5CB3FF" text:style-name="Internet_20_link" text:visited-style-name="Visited_20_Internet_20_Link"><text:span text:style-name="T1">#5CB3FF</text:span></text:a></text:p>
          </table:table-cell>
          <table:table-cell table:style-name="Tabella2.B19" office:value-type="string">
            <text:p text:style-name="P7">Crystal Blue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3BB9FF" text:style-name="Internet_20_link" text:visited-style-name="Visited_20_Internet_20_Link"><text:span text:style-name="T1">#3BB9FF</text:span></text:a></text:p>
          </table:table-cell>
          <table:table-cell table:style-name="Tabella2.B20" office:value-type="string">
            <text:p text:style-name="P7">Deep Sky Blue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79BAEC" text:style-name="Internet_20_link" text:visited-style-name="Visited_20_Internet_20_Link"><text:span text:style-name="T1">#79BAEC</text:span></text:a></text:p>
          </table:table-cell>
          <table:table-cell table:style-name="Tabella2.B21" office:value-type="string">
            <text:p text:style-name="P7">Denim Blue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82CAFA" text:style-name="Internet_20_link" text:visited-style-name="Visited_20_Internet_20_Link"><text:span text:style-name="T1">#82CAFA</text:span></text:a></text:p>
          </table:table-cell>
          <table:table-cell table:style-name="Tabella2.B22" office:value-type="string">
            <text:p text:style-name="P7">Light Sky Blue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82CAFF" text:style-name="Internet_20_link" text:visited-style-name="Visited_20_Internet_20_Link"><text:span text:style-name="T1">#82CAFF</text:span></text:a></text:p>
          </table:table-cell>
          <table:table-cell table:style-name="Tabella2.B23" office:value-type="string">
            <text:p text:style-name="P7">Day Sky Blue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A0CFEC" text:style-name="Internet_20_link" text:visited-style-name="Visited_20_Internet_20_Link"><text:span text:style-name="T1">#A0CFEC</text:span></text:a></text:p>
          </table:table-cell>
          <table:table-cell table:style-name="Tabella2.B24" office:value-type="string">
            <text:p text:style-name="P7">Jeans Blue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B7CEEC" text:style-name="Internet_20_link" text:visited-style-name="Visited_20_Internet_20_Link"><text:span text:style-name="T1">#B7CEEC</text:span></text:a></text:p>
          </table:table-cell>
          <table:table-cell table:style-name="Tabella2.B25" office:value-type="string">
            <text:p text:style-name="P7">Blue Angel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B4CFEC" text:style-name="Internet_20_link" text:visited-style-name="Visited_20_Internet_20_Link"><text:span text:style-name="T1">#B4CFEC</text:span></text:a></text:p>
          </table:table-cell>
          <table:table-cell table:style-name="Tabella2.B26" office:value-type="string">
            <text:p text:style-name="P7">Pastel Blue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C2DFFF" text:style-name="Internet_20_link" text:visited-style-name="Visited_20_Internet_20_Link"><text:span text:style-name="T1">#C2DFFF</text:span></text:a></text:p>
          </table:table-cell>
          <table:table-cell table:style-name="Tabella2.B27" office:value-type="string">
            <text:p text:style-name="P7">Sea Blue<text:soft-page-break/>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C6DEFF" text:style-name="Internet_20_link" text:visited-style-name="Visited_20_Internet_20_Link"><text:span text:style-name="T1">#C6DEFF</text:span></text:a></text:p>
          </table:table-cell>
          <table:table-cell table:style-name="Tabella2.B28" office:value-type="string">
            <text:p text:style-name="P7">Powder Blue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AFDCEC" text:style-name="Internet_20_link" text:visited-style-name="Visited_20_Internet_20_Link"><text:span text:style-name="T1">#AFDCEC</text:span></text:a></text:p>
          </table:table-cell>
          <table:table-cell table:style-name="Tabella2.B29" office:value-type="string">
            <text:p text:style-name="P7">Coral Blue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ADDFFF" text:style-name="Internet_20_link" text:visited-style-name="Visited_20_Internet_20_Link"><text:span text:style-name="T1">#ADDFFF</text:span></text:a></text:p>
          </table:table-cell>
          <table:table-cell table:style-name="Tabella2.B30" office:value-type="string">
            <text:p text:style-name="P7">Light Blue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BDEDFF" text:style-name="Internet_20_link" text:visited-style-name="Visited_20_Internet_20_Link"><text:span text:style-name="T1">#BDEDFF</text:span></text:a></text:p>
          </table:table-cell>
          <table:table-cell table:style-name="Tabella2.B31" office:value-type="string">
            <text:p text:style-name="P7">Robin Egg Blue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CFECEC" text:style-name="Internet_20_link" text:visited-style-name="Visited_20_Internet_20_Link"><text:span text:style-name="T1">#CFECEC</text:span></text:a></text:p>
          </table:table-cell>
          <table:table-cell table:style-name="Tabella2.B32" office:value-type="string">
            <text:p text:style-name="P6"><text:span text:style-name="Strong_20_Emphasis"><text:span text:style-name="T1">Pale Blue Lily</text:span></text:span>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E0FFFF" text:style-name="Internet_20_link" text:visited-style-name="Visited_20_Internet_20_Link"><text:span text:style-name="T1">#E0FFFF</text:span></text:a></text:p>
          </table:table-cell>
          <table:table-cell table:style-name="Tabella2.B33" office:value-type="string">
            <text:p text:style-name="P6"><text:span text:style-name="Strong_20_Emphasis"><text:span text:style-name="T1">Light Cyan</text:span></text:span>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EBF4FA" text:style-name="Internet_20_link" text:visited-style-name="Visited_20_Internet_20_Link"><text:span text:style-name="T1">#EBF4FA</text:span></text:a></text:p>
          </table:table-cell>
          <table:table-cell table:style-name="Tabella2.B34" office:value-type="string">
            <text:p text:style-name="P6"><text:span text:style-name="Strong_20_Emphasis"><text:span text:style-name="T1">Water</text:span></text:span>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F0F8FF" text:style-name="Internet_20_link" text:visited-style-name="Visited_20_Internet_20_Link"><text:span text:style-name="T1">#F0F8FF</text:span></text:a></text:p>
          </table:table-cell>
          <table:table-cell table:style-name="Tabella2.B35" office:value-type="string">
            <text:p text:style-name="P6"><text:span text:style-name="Strong_20_Emphasis"><text:span text:style-name="T1">AliceBlue</text:span></text:span>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F0FFFF" text:style-name="Internet_20_link" text:visited-style-name="Visited_20_Internet_20_Link"><text:span text:style-name="T1">#F0FFFF</text:span></text:a></text:p>
          </table:table-cell>
          <table:table-cell table:style-name="Tabella2.B36" office:value-type="string">
            <text:p text:style-name="P6"><text:span text:style-name="Strong_20_Emphasis"><text:span text:style-name="T1">Azure</text:span></text:span>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CCFFFF" text:style-name="Internet_20_link" text:visited-style-name="Visited_20_Internet_20_Link"><text:span text:style-name="T1">#CCFFFF</text:span></text:a></text:p>
          </table:table-cell>
          <table:table-cell table:style-name="Tabella2.B37" office:value-type="string">
            <text:p text:style-name="P6"><text:span text:style-name="Strong_20_Emphasis"><text:span text:style-name="T1">Light Slate</text:span></text:span>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93FFE8" text:style-name="Internet_20_link" text:visited-style-name="Visited_20_Internet_20_Link"><text:span text:style-name="T1">#93FFE8</text:span></text:a></text:p>
          </table:table-cell>
          <table:table-cell table:style-name="Tabella2.B38" office:value-type="string">
            <text:p text:style-name="P7">Light Aquamarine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9AFEFF" text:style-name="Internet_20_link" text:visited-style-name="Visited_20_Internet_20_Link"><text:span text:style-name="T1">#9AFEFF</text:span></text:a></text:p>
          </table:table-cell>
          <table:table-cell table:style-name="Tabella2.B39" office:value-type="string">
            <text:p text:style-name="P7">Electric Blue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7FFFD4" text:style-name="Internet_20_link" text:visited-style-name="Visited_20_Internet_20_Link"><text:span text:style-name="T1">#7FFFD4</text:span></text:a></text:p>
          </table:table-cell>
          <table:table-cell table:style-name="Tabella2.B40" office:value-type="string">
            <text:p text:style-name="P7">Aquamarine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00FFFF" text:style-name="Internet_20_link" text:visited-style-name="Visited_20_Internet_20_Link"><text:span text:style-name="T1">#00FFFF</text:span></text:a></text:p>
          </table:table-cell>
          <table:table-cell table:style-name="Tabella2.B41" office:value-type="string">
            <text:p text:style-name="P7">Cyan or Aqua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7DFDFE" text:style-name="Internet_20_link" text:visited-style-name="Visited_20_Internet_20_Link"><text:span text:style-name="T1">#7DFDFE</text:span></text:a></text:p>
          </table:table-cell>
          <table:table-cell table:style-name="Tabella2.B42" office:value-type="string">
            <text:p text:style-name="P7">Tron Blue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57FEFF" text:style-name="Internet_20_link" text:visited-style-name="Visited_20_Internet_20_Link"><text:span text:style-name="T1">#57FEFF</text:span></text:a></text:p>
          </table:table-cell>
          <table:table-cell table:style-name="Tabella2.B43" office:value-type="string">
            <text:p text:style-name="P7">Blue Zircon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8EEBEC" text:style-name="Internet_20_link" text:visited-style-name="Visited_20_Internet_20_Link"><text:span text:style-name="T1">#8EEBEC</text:span></text:a></text:p>
          </table:table-cell>
          <table:table-cell table:style-name="Tabella2.B44" office:value-type="string">
            <text:p text:style-name="P7">Blue Lagoon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50EBEC" text:style-name="Internet_20_link" text:visited-style-name="Visited_20_Internet_20_Link"><text:span text:style-name="T1">#50EBEC</text:span></text:a></text:p>
          </table:table-cell>
          <table:table-cell table:style-name="Tabella2.B45" office:value-type="string">
            <text:p text:style-name="P7">Celeste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4EE2EC" text:style-name="Internet_20_link" text:visited-style-name="Visited_20_Internet_20_Link"><text:span text:style-name="T1">#4EE2EC</text:span></text:a></text:p>
          </table:table-cell>
          <table:table-cell table:style-name="Tabella2.B46" office:value-type="string">
            <text:p text:style-name="P7">Blue Diamond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81D8D0" text:style-name="Internet_20_link" text:visited-style-name="Visited_20_Internet_20_Link"><text:span text:style-name="T1">#81D8D0</text:span></text:a></text:p>
          </table:table-cell>
          <table:table-cell table:style-name="Tabella2.B47" office:value-type="string">
            <text:p text:style-name="P7">Tiffany Blue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92C7C7" text:style-name="Internet_20_link" text:visited-style-name="Visited_20_Internet_20_Link"><text:span text:style-name="T1">#92C7C7</text:span></text:a></text:p>
          </table:table-cell>
          <table:table-cell table:style-name="Tabella2.B48" office:value-type="string">
            <text:p text:style-name="P7">Cyan Opaque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77BFC7" text:style-name="Internet_20_link" text:visited-style-name="Visited_20_Internet_20_Link"><text:span text:style-name="T1">#77BFC7</text:span></text:a></text:p>
          </table:table-cell>
          <table:table-cell table:style-name="Tabella2.B49" office:value-type="string">
            <text:p text:style-name="P7">Blue Hosta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78C7C7" text:style-name="Internet_20_link" text:visited-style-name="Visited_20_Internet_20_Link"><text:span text:style-name="T1">#78C7C7</text:span></text:a></text:p>
          </table:table-cell>
          <table:table-cell table:style-name="Tabella2.B50" office:value-type="string">
            <text:p text:style-name="P7">Northern Lights Blue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48CCCD" text:style-name="Internet_20_link" text:visited-style-name="Visited_20_Internet_20_Link"><text:span text:style-name="T1">#48CCCD</text:span></text:a></text:p>
          </table:table-cell>
          <table:table-cell table:style-name="Tabella2.B51" office:value-type="string">
            <text:p text:style-name="P7">Medium Turquoise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43C6DB" text:style-name="Internet_20_link" text:visited-style-name="Visited_20_Internet_20_Link"><text:span text:style-name="T1">#43C6DB</text:span></text:a></text:p>
          </table:table-cell>
          <table:table-cell table:style-name="Tabella2.B52" office:value-type="string">
            <text:p text:style-name="P7">Turquoise<text:soft-page-break/>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46C7C7" text:style-name="Internet_20_link" text:visited-style-name="Visited_20_Internet_20_Link"><text:span text:style-name="T1">#46C7C7</text:span></text:a></text:p>
          </table:table-cell>
          <table:table-cell table:style-name="Tabella2.B53" office:value-type="string">
            <text:p text:style-name="P7">Jellyfish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7BCCB5" text:style-name="Internet_20_link" text:visited-style-name="Visited_20_Internet_20_Link"><text:span text:style-name="T1">#7BCCB5</text:span></text:a></text:p>
          </table:table-cell>
          <table:table-cell table:style-name="Tabella2.B54" office:value-type="string">
            <text:p text:style-name="P7">Blue green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43BFC7" text:style-name="Internet_20_link" text:visited-style-name="Visited_20_Internet_20_Link"><text:span text:style-name="T1">#43BFC7</text:span></text:a></text:p>
          </table:table-cell>
          <table:table-cell table:style-name="Tabella2.B55" office:value-type="string">
            <text:p text:style-name="P7">Macaw Blue Green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3EA99F" text:style-name="Internet_20_link" text:visited-style-name="Visited_20_Internet_20_Link"><text:span text:style-name="T1">#3EA99F</text:span></text:a></text:p>
          </table:table-cell>
          <table:table-cell table:style-name="Tabella2.B56" office:value-type="string">
            <text:p text:style-name="P7">Light Sea Green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3B9C9C" text:style-name="Internet_20_link" text:visited-style-name="Visited_20_Internet_20_Link"><text:span text:style-name="T1">#3B9C9C</text:span></text:a></text:p>
          </table:table-cell>
          <table:table-cell table:style-name="Tabella2.B57" office:value-type="string">
            <text:p text:style-name="P7">Dark Turquoise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438D80" text:style-name="Internet_20_link" text:visited-style-name="Visited_20_Internet_20_Link"><text:span text:style-name="T1">#438D80</text:span></text:a></text:p>
          </table:table-cell>
          <table:table-cell table:style-name="Tabella2.B58" office:value-type="string">
            <text:p text:style-name="P7">Sea Turtle Green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348781" text:style-name="Internet_20_link" text:visited-style-name="Visited_20_Internet_20_Link"><text:span text:style-name="T1">#348781</text:span></text:a></text:p>
          </table:table-cell>
          <table:table-cell table:style-name="Tabella2.B59" office:value-type="string">
            <text:p text:style-name="P7">Medium Aquamarine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307D7E" text:style-name="Internet_20_link" text:visited-style-name="Visited_20_Internet_20_Link"><text:span text:style-name="T1">#307D7E</text:span></text:a></text:p>
          </table:table-cell>
          <table:table-cell table:style-name="Tabella2.B60" office:value-type="string">
            <text:p text:style-name="P7">Greenish Blue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5E7D7E" text:style-name="Internet_20_link" text:visited-style-name="Visited_20_Internet_20_Link"><text:span text:style-name="T1">#5E7D7E</text:span></text:a></text:p>
          </table:table-cell>
          <table:table-cell table:style-name="Tabella2.B61" office:value-type="string">
            <text:p text:style-name="P7">Grayish Turquoise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4C787E" text:style-name="Internet_20_link" text:visited-style-name="Visited_20_Internet_20_Link"><text:span text:style-name="T1">#4C787E</text:span></text:a></text:p>
          </table:table-cell>
          <table:table-cell table:style-name="Tabella2.B62" office:value-type="string">
            <text:p text:style-name="P7">Beetle Green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008080" text:style-name="Internet_20_link" text:visited-style-name="Visited_20_Internet_20_Link"><text:span text:style-name="T1">#008080</text:span></text:a></text:p>
          </table:table-cell>
          <table:table-cell table:style-name="Tabella2.B63" office:value-type="string">
            <text:p text:style-name="P7">Teal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4E8975" text:style-name="Internet_20_link" text:visited-style-name="Visited_20_Internet_20_Link"><text:span text:style-name="T1">#4E8975</text:span></text:a></text:p>
          </table:table-cell>
          <table:table-cell table:style-name="Tabella2.B64" office:value-type="string">
            <text:p text:style-name="P7">Sea Green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78866B" text:style-name="Internet_20_link" text:visited-style-name="Visited_20_Internet_20_Link"><text:span text:style-name="T1">#78866B</text:span></text:a></text:p>
          </table:table-cell>
          <table:table-cell table:style-name="Tabella2.B65" office:value-type="string">
            <text:p text:style-name="P7">Camouflage Green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848b79" text:style-name="Internet_20_link" text:visited-style-name="Visited_20_Internet_20_Link"><text:span text:style-name="T1">#848b79</text:span></text:a></text:p>
          </table:table-cell>
          <table:table-cell table:style-name="Tabella2.B66" office:value-type="string">
            <text:p text:style-name="P7">Sage Green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617C58" text:style-name="Internet_20_link" text:visited-style-name="Visited_20_Internet_20_Link"><text:span text:style-name="T1">#617C58</text:span></text:a></text:p>
          </table:table-cell>
          <table:table-cell table:style-name="Tabella2.B67" office:value-type="string">
            <text:p text:style-name="P7">Hazel Green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728C00" text:style-name="Internet_20_link" text:visited-style-name="Visited_20_Internet_20_Link"><text:span text:style-name="T1">#728C00</text:span></text:a></text:p>
          </table:table-cell>
          <table:table-cell table:style-name="Tabella2.B68" office:value-type="string">
            <text:p text:style-name="P7">Venom Green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667C26" text:style-name="Internet_20_link" text:visited-style-name="Visited_20_Internet_20_Link"><text:span text:style-name="T1">#667C26</text:span></text:a></text:p>
          </table:table-cell>
          <table:table-cell table:style-name="Tabella2.B69" office:value-type="string">
            <text:p text:style-name="P7">Fern Green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254117" text:style-name="Internet_20_link" text:visited-style-name="Visited_20_Internet_20_Link"><text:span text:style-name="T1">#254117</text:span></text:a></text:p>
          </table:table-cell>
          <table:table-cell table:style-name="Tabella2.B70" office:value-type="string">
            <text:p text:style-name="P7">Dark Forest Green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306754" text:style-name="Internet_20_link" text:visited-style-name="Visited_20_Internet_20_Link"><text:span text:style-name="T1">#306754</text:span></text:a></text:p>
          </table:table-cell>
          <table:table-cell table:style-name="Tabella2.B71" office:value-type="string">
            <text:p text:style-name="P7">Medium Sea Green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347235" text:style-name="Internet_20_link" text:visited-style-name="Visited_20_Internet_20_Link"><text:span text:style-name="T1">#347235</text:span></text:a></text:p>
          </table:table-cell>
          <table:table-cell table:style-name="Tabella2.B72" office:value-type="string">
            <text:p text:style-name="P7">Medium Forest Green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437C17" text:style-name="Internet_20_link" text:visited-style-name="Visited_20_Internet_20_Link"><text:span text:style-name="T1">#437C17</text:span></text:a></text:p>
          </table:table-cell>
          <table:table-cell table:style-name="Tabella2.B73" office:value-type="string">
            <text:p text:style-name="P7">Seaweed Green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387C44" text:style-name="Internet_20_link" text:visited-style-name="Visited_20_Internet_20_Link"><text:span text:style-name="T1">#387C44</text:span></text:a></text:p>
          </table:table-cell>
          <table:table-cell table:style-name="Tabella2.B74" office:value-type="string">
            <text:p text:style-name="P7">Pine Green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347C2C" text:style-name="Internet_20_link" text:visited-style-name="Visited_20_Internet_20_Link"><text:span text:style-name="T1">#347C2C</text:span></text:a></text:p>
          </table:table-cell>
          <table:table-cell table:style-name="Tabella2.B75" office:value-type="string">
            <text:p text:style-name="P7">Jungle Green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347C17" text:style-name="Internet_20_link" text:visited-style-name="Visited_20_Internet_20_Link"><text:span text:style-name="T1">#347C17</text:span></text:a></text:p>
          </table:table-cell>
          <table:table-cell table:style-name="Tabella2.B76" office:value-type="string">
            <text:p text:style-name="P7">Shamrock Green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348017" text:style-name="Internet_20_link" text:visited-style-name="Visited_20_Internet_20_Link"><text:span text:style-name="T1">#348017</text:span></text:a></text:p>
          </table:table-cell>
          <table:table-cell table:style-name="Tabella2.B77" office:value-type="string">
            <text:p text:style-name="P7">Medium Spring Green<text:soft-page-break/>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4E9258" text:style-name="Internet_20_link" text:visited-style-name="Visited_20_Internet_20_Link"><text:span text:style-name="T1">#4E9258</text:span></text:a></text:p>
          </table:table-cell>
          <table:table-cell table:style-name="Tabella2.B78" office:value-type="string">
            <text:p text:style-name="P7">Forest Green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6AA121" text:style-name="Internet_20_link" text:visited-style-name="Visited_20_Internet_20_Link"><text:span text:style-name="T1">#6AA121</text:span></text:a></text:p>
          </table:table-cell>
          <table:table-cell table:style-name="Tabella2.B79" office:value-type="string">
            <text:p text:style-name="P7">Green Onion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4AA02C" text:style-name="Internet_20_link" text:visited-style-name="Visited_20_Internet_20_Link"><text:span text:style-name="T1">#4AA02C</text:span></text:a></text:p>
          </table:table-cell>
          <table:table-cell table:style-name="Tabella2.B80" office:value-type="string">
            <text:p text:style-name="P7">Spring Green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41A317" text:style-name="Internet_20_link" text:visited-style-name="Visited_20_Internet_20_Link"><text:span text:style-name="T1">#41A317</text:span></text:a></text:p>
          </table:table-cell>
          <table:table-cell table:style-name="Tabella2.B81" office:value-type="string">
            <text:p text:style-name="P7">Lime Green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3EA055" text:style-name="Internet_20_link" text:visited-style-name="Visited_20_Internet_20_Link"><text:span text:style-name="T1">#3EA055</text:span></text:a></text:p>
          </table:table-cell>
          <table:table-cell table:style-name="Tabella2.B82" office:value-type="string">
            <text:p text:style-name="P7">Clover Green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6CBB3C" text:style-name="Internet_20_link" text:visited-style-name="Visited_20_Internet_20_Link"><text:span text:style-name="T1">#6CBB3C</text:span></text:a></text:p>
          </table:table-cell>
          <table:table-cell table:style-name="Tabella2.B83" office:value-type="string">
            <text:p text:style-name="P7">Green Snake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6CC417" text:style-name="Internet_20_link" text:visited-style-name="Visited_20_Internet_20_Link"><text:span text:style-name="T1">#6CC417</text:span></text:a></text:p>
          </table:table-cell>
          <table:table-cell table:style-name="Tabella2.B84" office:value-type="string">
            <text:p text:style-name="P7">Alien Green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4CC417" text:style-name="Internet_20_link" text:visited-style-name="Visited_20_Internet_20_Link"><text:span text:style-name="T1">#4CC417</text:span></text:a></text:p>
          </table:table-cell>
          <table:table-cell table:style-name="Tabella2.B85" office:value-type="string">
            <text:p text:style-name="P7">Green Apple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52D017" text:style-name="Internet_20_link" text:visited-style-name="Visited_20_Internet_20_Link"><text:span text:style-name="T1">#52D017</text:span></text:a></text:p>
          </table:table-cell>
          <table:table-cell table:style-name="Tabella2.B86" office:value-type="string">
            <text:p text:style-name="P7">Yellow Green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4CC552" text:style-name="Internet_20_link" text:visited-style-name="Visited_20_Internet_20_Link"><text:span text:style-name="T1">#4CC552</text:span></text:a></text:p>
          </table:table-cell>
          <table:table-cell table:style-name="Tabella2.B87" office:value-type="string">
            <text:p text:style-name="P7">Kelly Green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54C571" text:style-name="Internet_20_link" text:visited-style-name="Visited_20_Internet_20_Link"><text:span text:style-name="T1">#54C571</text:span></text:a></text:p>
          </table:table-cell>
          <table:table-cell table:style-name="Tabella2.B88" office:value-type="string">
            <text:p text:style-name="P7">Zombie Green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99C68E" text:style-name="Internet_20_link" text:visited-style-name="Visited_20_Internet_20_Link"><text:span text:style-name="T1">#99C68E</text:span></text:a></text:p>
          </table:table-cell>
          <table:table-cell table:style-name="Tabella2.B89" office:value-type="string">
            <text:p text:style-name="P7">Frog Green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89C35C" text:style-name="Internet_20_link" text:visited-style-name="Visited_20_Internet_20_Link"><text:span text:style-name="T1">#89C35C</text:span></text:a></text:p>
          </table:table-cell>
          <table:table-cell table:style-name="Tabella2.B90" office:value-type="string">
            <text:p text:style-name="P7">Green Peas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85BB65" text:style-name="Internet_20_link" text:visited-style-name="Visited_20_Internet_20_Link"><text:span text:style-name="T1">#85BB65</text:span></text:a></text:p>
          </table:table-cell>
          <table:table-cell table:style-name="Tabella2.B91" office:value-type="string">
            <text:p text:style-name="P7">Dollar Bill Green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8BB381" text:style-name="Internet_20_link" text:visited-style-name="Visited_20_Internet_20_Link"><text:span text:style-name="T1">#8BB381</text:span></text:a></text:p>
          </table:table-cell>
          <table:table-cell table:style-name="Tabella2.B92" office:value-type="string">
            <text:p text:style-name="P7">Dark Sea Green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9CB071" text:style-name="Internet_20_link" text:visited-style-name="Visited_20_Internet_20_Link"><text:span text:style-name="T1">#9CB071</text:span></text:a></text:p>
          </table:table-cell>
          <table:table-cell table:style-name="Tabella2.B93" office:value-type="string">
            <text:p text:style-name="P7">Iguana Green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B2C248" text:style-name="Internet_20_link" text:visited-style-name="Visited_20_Internet_20_Link"><text:span text:style-name="T1">#B2C248</text:span></text:a></text:p>
          </table:table-cell>
          <table:table-cell table:style-name="Tabella2.B94" office:value-type="string">
            <text:p text:style-name="P7">Avocado Green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9DC209" text:style-name="Internet_20_link" text:visited-style-name="Visited_20_Internet_20_Link"><text:span text:style-name="T1">#9DC209</text:span></text:a></text:p>
          </table:table-cell>
          <table:table-cell table:style-name="Tabella2.B95" office:value-type="string">
            <text:p text:style-name="P7">Pistachio Green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A1C935" text:style-name="Internet_20_link" text:visited-style-name="Visited_20_Internet_20_Link"><text:span text:style-name="T1">#A1C935</text:span></text:a></text:p>
          </table:table-cell>
          <table:table-cell table:style-name="Tabella2.B96" office:value-type="string">
            <text:p text:style-name="P7">Salad Green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7FE817" text:style-name="Internet_20_link" text:visited-style-name="Visited_20_Internet_20_Link"><text:span text:style-name="T1">#7FE817</text:span></text:a></text:p>
          </table:table-cell>
          <table:table-cell table:style-name="Tabella2.B97" office:value-type="string">
            <text:p text:style-name="P7">Hummingbird Green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59E817" text:style-name="Internet_20_link" text:visited-style-name="Visited_20_Internet_20_Link"><text:span text:style-name="T1">#59E817</text:span></text:a></text:p>
          </table:table-cell>
          <table:table-cell table:style-name="Tabella2.B98" office:value-type="string">
            <text:p text:style-name="P7">Nebula Green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57E964" text:style-name="Internet_20_link" text:visited-style-name="Visited_20_Internet_20_Link"><text:span text:style-name="T1">#57E964</text:span></text:a></text:p>
          </table:table-cell>
          <table:table-cell table:style-name="Tabella2.B99" office:value-type="string">
            <text:p text:style-name="P7">Stoplight Go Green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64E986" text:style-name="Internet_20_link" text:visited-style-name="Visited_20_Internet_20_Link"><text:span text:style-name="T1">#64E986</text:span></text:a></text:p>
          </table:table-cell>
          <table:table-cell table:style-name="Tabella2.B100" office:value-type="string">
            <text:p text:style-name="P7">Algae Green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5EFB6E" text:style-name="Internet_20_link" text:visited-style-name="Visited_20_Internet_20_Link"><text:span text:style-name="T1">#5EFB6E</text:span></text:a></text:p>
          </table:table-cell>
          <table:table-cell table:style-name="Tabella2.B101" office:value-type="string">
            <text:p text:style-name="P7">Jade Green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00FF00" text:style-name="Internet_20_link" text:visited-style-name="Visited_20_Internet_20_Link"><text:span text:style-name="T1">#00FF00</text:span></text:a></text:p>
          </table:table-cell>
          <table:table-cell table:style-name="Tabella2.B102" office:value-type="string">
            <text:p text:style-name="P7">Green<text:soft-page-break/>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5FFB17" text:style-name="Internet_20_link" text:visited-style-name="Visited_20_Internet_20_Link"><text:span text:style-name="T1">#5FFB17</text:span></text:a></text:p>
          </table:table-cell>
          <table:table-cell table:style-name="Tabella2.B103" office:value-type="string">
            <text:p text:style-name="P7">Emerald Green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87F717" text:style-name="Internet_20_link" text:visited-style-name="Visited_20_Internet_20_Link"><text:span text:style-name="T1">#87F717</text:span></text:a></text:p>
          </table:table-cell>
          <table:table-cell table:style-name="Tabella2.B104" office:value-type="string">
            <text:p text:style-name="P7">Lawn Green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8AFB17" text:style-name="Internet_20_link" text:visited-style-name="Visited_20_Internet_20_Link"><text:span text:style-name="T1">#8AFB17</text:span></text:a></text:p>
          </table:table-cell>
          <table:table-cell table:style-name="Tabella2.B105" office:value-type="string">
            <text:p text:style-name="P7">Chartreuse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6AFB92" text:style-name="Internet_20_link" text:visited-style-name="Visited_20_Internet_20_Link"><text:span text:style-name="T1">#6AFB92</text:span></text:a></text:p>
          </table:table-cell>
          <table:table-cell table:style-name="Tabella2.B106" office:value-type="string">
            <text:p text:style-name="P7">Dragon Green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98FF98" text:style-name="Internet_20_link" text:visited-style-name="Visited_20_Internet_20_Link"><text:span text:style-name="T1">#98FF98</text:span></text:a></text:p>
          </table:table-cell>
          <table:table-cell table:style-name="Tabella2.B107" office:value-type="string">
            <text:p text:style-name="P7">Mint green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B5EAAA" text:style-name="Internet_20_link" text:visited-style-name="Visited_20_Internet_20_Link"><text:span text:style-name="T1">#B5EAAA</text:span></text:a></text:p>
          </table:table-cell>
          <table:table-cell table:style-name="Tabella2.B108" office:value-type="string">
            <text:p text:style-name="P7">Green Thumb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C3FDB8" text:style-name="Internet_20_link" text:visited-style-name="Visited_20_Internet_20_Link"><text:span text:style-name="T1">#C3FDB8</text:span></text:a></text:p>
          </table:table-cell>
          <table:table-cell table:style-name="Tabella2.B109" office:value-type="string">
            <text:p text:style-name="P7">Light Jade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CCFB5D" text:style-name="Internet_20_link" text:visited-style-name="Visited_20_Internet_20_Link"><text:span text:style-name="T1">#CCFB5D</text:span></text:a></text:p>
          </table:table-cell>
          <table:table-cell table:style-name="Tabella2.B110" office:value-type="string">
            <text:p text:style-name="P7">Tea Green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B1FB17" text:style-name="Internet_20_link" text:visited-style-name="Visited_20_Internet_20_Link"><text:span text:style-name="T1">#B1FB17</text:span></text:a></text:p>
          </table:table-cell>
          <table:table-cell table:style-name="Tabella2.B111" office:value-type="string">
            <text:p text:style-name="P7">Green Yellow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BCE954" text:style-name="Internet_20_link" text:visited-style-name="Visited_20_Internet_20_Link"><text:span text:style-name="T1">#BCE954</text:span></text:a></text:p>
          </table:table-cell>
          <table:table-cell table:style-name="Tabella2.B112" office:value-type="string">
            <text:p text:style-name="P7">Slime Green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EDDA74" text:style-name="Internet_20_link" text:visited-style-name="Visited_20_Internet_20_Link"><text:span text:style-name="T1">#EDDA74</text:span></text:a></text:p>
          </table:table-cell>
          <table:table-cell table:style-name="Tabella2.B113" office:value-type="string">
            <text:p text:style-name="P7">Goldenrod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EDE275" text:style-name="Internet_20_link" text:visited-style-name="Visited_20_Internet_20_Link"><text:span text:style-name="T1">#EDE275</text:span></text:a></text:p>
          </table:table-cell>
          <table:table-cell table:style-name="Tabella2.B114" office:value-type="string">
            <text:p text:style-name="P7">Harvest Gold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FFE87C" text:style-name="Internet_20_link" text:visited-style-name="Visited_20_Internet_20_Link"><text:span text:style-name="T1">#FFE87C</text:span></text:a></text:p>
          </table:table-cell>
          <table:table-cell table:style-name="Tabella2.B115" office:value-type="string">
            <text:p text:style-name="P7">Sun Yellow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FFFF00" text:style-name="Internet_20_link" text:visited-style-name="Visited_20_Internet_20_Link"><text:span text:style-name="T1">#FFFF00</text:span></text:a></text:p>
          </table:table-cell>
          <table:table-cell table:style-name="Tabella2.B116" office:value-type="string">
            <text:p text:style-name="P6"><text:span text:style-name="Strong_20_Emphasis"><text:span text:style-name="T1">Yellow</text:span></text:span>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FFF380" text:style-name="Internet_20_link" text:visited-style-name="Visited_20_Internet_20_Link"><text:span text:style-name="T1">#FFF380</text:span></text:a></text:p>
          </table:table-cell>
          <table:table-cell table:style-name="Tabella2.B117" office:value-type="string">
            <text:p text:style-name="P6"><text:span text:style-name="Strong_20_Emphasis"><text:span text:style-name="T1">Corn Yellow</text:span></text:span>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FFFFC2" text:style-name="Internet_20_link" text:visited-style-name="Visited_20_Internet_20_Link"><text:span text:style-name="T1">#FFFFC2</text:span></text:a></text:p>
          </table:table-cell>
          <table:table-cell table:style-name="Tabella2.B118" office:value-type="string">
            <text:p text:style-name="P6"><text:span text:style-name="Strong_20_Emphasis"><text:span text:style-name="T1">Parchment</text:span></text:span>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FFFFCC" text:style-name="Internet_20_link" text:visited-style-name="Visited_20_Internet_20_Link"><text:span text:style-name="T1">#FFFFCC</text:span></text:a></text:p>
          </table:table-cell>
          <table:table-cell table:style-name="Tabella2.B119" office:value-type="string">
            <text:p text:style-name="P6"><text:span text:style-name="Strong_20_Emphasis"><text:span text:style-name="T1">Cream</text:span></text:span>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FFF8C6" text:style-name="Internet_20_link" text:visited-style-name="Visited_20_Internet_20_Link"><text:span text:style-name="T1">#FFF8C6</text:span></text:a></text:p>
          </table:table-cell>
          <table:table-cell table:style-name="Tabella2.B120" office:value-type="string">
            <text:p text:style-name="P6"><text:span text:style-name="Strong_20_Emphasis"><text:span text:style-name="T1">Lemon Chiffon</text:span></text:span>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FFF8DC" text:style-name="Internet_20_link" text:visited-style-name="Visited_20_Internet_20_Link"><text:span text:style-name="T1">#FFF8DC</text:span></text:a></text:p>
          </table:table-cell>
          <table:table-cell table:style-name="Tabella2.B121" office:value-type="string">
            <text:p text:style-name="P6"><text:span text:style-name="Strong_20_Emphasis"><text:span text:style-name="T1">Cornsilk</text:span></text:span>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F5F5DC" text:style-name="Internet_20_link" text:visited-style-name="Visited_20_Internet_20_Link"><text:span text:style-name="T1">#F5F5DC</text:span></text:a></text:p>
          </table:table-cell>
          <table:table-cell table:style-name="Tabella2.B122" office:value-type="string">
            <text:p text:style-name="P6"><text:span text:style-name="Strong_20_Emphasis"><text:span text:style-name="T1">Beige</text:span></text:span>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FBF6D9" text:style-name="Internet_20_link" text:visited-style-name="Visited_20_Internet_20_Link"><text:span text:style-name="T1">#FBF6D9</text:span></text:a></text:p>
          </table:table-cell>
          <table:table-cell table:style-name="Tabella2.B123" office:value-type="string">
            <text:p text:style-name="P6"><text:span text:style-name="Strong_20_Emphasis"><text:span text:style-name="T1">Blonde</text:span></text:span>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FAEBD7" text:style-name="Internet_20_link" text:visited-style-name="Visited_20_Internet_20_Link"><text:span text:style-name="T1">#FAEBD7</text:span></text:a></text:p>
          </table:table-cell>
          <table:table-cell table:style-name="Tabella2.B124" office:value-type="string">
            <text:p text:style-name="P6"><text:span text:style-name="Strong_20_Emphasis"><text:span text:style-name="T1">AntiqueWhite</text:span></text:span>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F7E7CE" text:style-name="Internet_20_link" text:visited-style-name="Visited_20_Internet_20_Link"><text:span text:style-name="T1">#F7E7CE</text:span></text:a></text:p>
          </table:table-cell>
          <table:table-cell table:style-name="Tabella2.B125" office:value-type="string">
            <text:p text:style-name="P6"><text:span text:style-name="Strong_20_Emphasis"><text:span text:style-name="T1">Champagne</text:span></text:span>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FFEBCD" text:style-name="Internet_20_link" text:visited-style-name="Visited_20_Internet_20_Link"><text:span text:style-name="T1">#FFEBCD</text:span></text:a></text:p>
          </table:table-cell>
          <table:table-cell table:style-name="Tabella2.B126" office:value-type="string">
            <text:p text:style-name="P6"><text:span text:style-name="Strong_20_Emphasis"><text:span text:style-name="T1">BlanchedAlmond</text:span></text:span>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F3E5AB" text:style-name="Internet_20_link" text:visited-style-name="Visited_20_Internet_20_Link"><text:span text:style-name="T1">#F3E5AB</text:span></text:a></text:p>
          </table:table-cell>
          <table:table-cell table:style-name="Tabella2.B127" office:value-type="string">
            <text:p text:style-name="P6"><text:span text:style-name="Strong_20_Emphasis"><text:span text:style-name="T1">Vanilla</text:span></text:span><text:soft-page-break/>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ECE5B6" text:style-name="Internet_20_link" text:visited-style-name="Visited_20_Internet_20_Link"><text:span text:style-name="T1">#ECE5B6</text:span></text:a></text:p>
          </table:table-cell>
          <table:table-cell table:style-name="Tabella2.B128" office:value-type="string">
            <text:p text:style-name="P6"><text:span text:style-name="Strong_20_Emphasis"><text:span text:style-name="T1">Tan Brown</text:span></text:span>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FFE5B4" text:style-name="Internet_20_link" text:visited-style-name="Visited_20_Internet_20_Link"><text:span text:style-name="T1">#FFE5B4</text:span></text:a></text:p>
          </table:table-cell>
          <table:table-cell table:style-name="Tabella2.B129" office:value-type="string">
            <text:p text:style-name="P6"><text:span text:style-name="Strong_20_Emphasis"><text:span text:style-name="T1">Peach</text:span></text:span>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FFDB58" text:style-name="Internet_20_link" text:visited-style-name="Visited_20_Internet_20_Link"><text:span text:style-name="T1">#FFDB58</text:span></text:a></text:p>
          </table:table-cell>
          <table:table-cell table:style-name="Tabella2.B130" office:value-type="string">
            <text:p text:style-name="P7">Mustard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FFD801" text:style-name="Internet_20_link" text:visited-style-name="Visited_20_Internet_20_Link"><text:span text:style-name="T1">#FFD801</text:span></text:a></text:p>
          </table:table-cell>
          <table:table-cell table:style-name="Tabella2.B131" office:value-type="string">
            <text:p text:style-name="P7">Rubber Ducky Yellow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FDD017" text:style-name="Internet_20_link" text:visited-style-name="Visited_20_Internet_20_Link"><text:span text:style-name="T1">#FDD017</text:span></text:a></text:p>
          </table:table-cell>
          <table:table-cell table:style-name="Tabella2.B132" office:value-type="string">
            <text:p text:style-name="P7">Bright Gold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EAC117" text:style-name="Internet_20_link" text:visited-style-name="Visited_20_Internet_20_Link"><text:span text:style-name="T1">#EAC117</text:span></text:a></text:p>
          </table:table-cell>
          <table:table-cell table:style-name="Tabella2.B133" office:value-type="string">
            <text:p text:style-name="P7">Golden brown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F2BB66" text:style-name="Internet_20_link" text:visited-style-name="Visited_20_Internet_20_Link"><text:span text:style-name="T1">#F2BB66</text:span></text:a></text:p>
          </table:table-cell>
          <table:table-cell table:style-name="Tabella2.B134" office:value-type="string">
            <text:p text:style-name="P7">Macaroni and Cheese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FBB917" text:style-name="Internet_20_link" text:visited-style-name="Visited_20_Internet_20_Link"><text:span text:style-name="T1">#FBB917</text:span></text:a></text:p>
          </table:table-cell>
          <table:table-cell table:style-name="Tabella2.B135" office:value-type="string">
            <text:p text:style-name="P7">Saffron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FBB117" text:style-name="Internet_20_link" text:visited-style-name="Visited_20_Internet_20_Link"><text:span text:style-name="T1">#FBB117</text:span></text:a></text:p>
          </table:table-cell>
          <table:table-cell table:style-name="Tabella2.B136" office:value-type="string">
            <text:p text:style-name="P7">Beer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FFA62F" text:style-name="Internet_20_link" text:visited-style-name="Visited_20_Internet_20_Link"><text:span text:style-name="T1">#FFA62F</text:span></text:a></text:p>
          </table:table-cell>
          <table:table-cell table:style-name="Tabella2.B137" office:value-type="string">
            <text:p text:style-name="P7">Cantaloupe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E9AB17" text:style-name="Internet_20_link" text:visited-style-name="Visited_20_Internet_20_Link"><text:span text:style-name="T1">#E9AB17</text:span></text:a></text:p>
          </table:table-cell>
          <table:table-cell table:style-name="Tabella2.B138" office:value-type="string">
            <text:p text:style-name="P7">Bee Yellow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E2A76F" text:style-name="Internet_20_link" text:visited-style-name="Visited_20_Internet_20_Link"><text:span text:style-name="T1">#E2A76F</text:span></text:a></text:p>
          </table:table-cell>
          <table:table-cell table:style-name="Tabella2.B139" office:value-type="string">
            <text:p text:style-name="P7">Brown Sugar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DEB887" text:style-name="Internet_20_link" text:visited-style-name="Visited_20_Internet_20_Link"><text:span text:style-name="T1">#DEB887</text:span></text:a></text:p>
          </table:table-cell>
          <table:table-cell table:style-name="Tabella2.B140" office:value-type="string">
            <text:p text:style-name="P7">BurlyWood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FFCBA4" text:style-name="Internet_20_link" text:visited-style-name="Visited_20_Internet_20_Link"><text:span text:style-name="T1">#FFCBA4</text:span></text:a></text:p>
          </table:table-cell>
          <table:table-cell table:style-name="Tabella2.B141" office:value-type="string">
            <text:p text:style-name="P7">Deep Peach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C9BE62" text:style-name="Internet_20_link" text:visited-style-name="Visited_20_Internet_20_Link"><text:span text:style-name="T1">#C9BE62</text:span></text:a></text:p>
          </table:table-cell>
          <table:table-cell table:style-name="Tabella2.B142" office:value-type="string">
            <text:p text:style-name="P7">Ginger Brown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E8A317" text:style-name="Internet_20_link" text:visited-style-name="Visited_20_Internet_20_Link"><text:span text:style-name="T1">#E8A317</text:span></text:a></text:p>
          </table:table-cell>
          <table:table-cell table:style-name="Tabella2.B143" office:value-type="string">
            <text:p text:style-name="P7">School Bus Yellow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EE9A4D" text:style-name="Internet_20_link" text:visited-style-name="Visited_20_Internet_20_Link"><text:span text:style-name="T1">#EE9A4D</text:span></text:a></text:p>
          </table:table-cell>
          <table:table-cell table:style-name="Tabella2.B144" office:value-type="string">
            <text:p text:style-name="P7">Sandy Brown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C8B560" text:style-name="Internet_20_link" text:visited-style-name="Visited_20_Internet_20_Link"><text:span text:style-name="T1">#C8B560</text:span></text:a></text:p>
          </table:table-cell>
          <table:table-cell table:style-name="Tabella2.B145" office:value-type="string">
            <text:p text:style-name="P7">Fall Leaf Brown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D4A017" text:style-name="Internet_20_link" text:visited-style-name="Visited_20_Internet_20_Link"><text:span text:style-name="T1">#D4A017</text:span></text:a></text:p>
          </table:table-cell>
          <table:table-cell table:style-name="Tabella2.B146" office:value-type="string">
            <text:p text:style-name="P7">Orange Gold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C2B280" text:style-name="Internet_20_link" text:visited-style-name="Visited_20_Internet_20_Link"><text:span text:style-name="T1">#C2B280</text:span></text:a></text:p>
          </table:table-cell>
          <table:table-cell table:style-name="Tabella2.B147" office:value-type="string">
            <text:p text:style-name="P7">Sand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C7A317" text:style-name="Internet_20_link" text:visited-style-name="Visited_20_Internet_20_Link"><text:span text:style-name="T1">#C7A317</text:span></text:a></text:p>
          </table:table-cell>
          <table:table-cell table:style-name="Tabella2.B148" office:value-type="string">
            <text:p text:style-name="P7">Cookie Brown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C68E17" text:style-name="Internet_20_link" text:visited-style-name="Visited_20_Internet_20_Link"><text:span text:style-name="T1">#C68E17</text:span></text:a></text:p>
          </table:table-cell>
          <table:table-cell table:style-name="Tabella2.B149" office:value-type="string">
            <text:p text:style-name="P7">Caramel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B5A642" text:style-name="Internet_20_link" text:visited-style-name="Visited_20_Internet_20_Link"><text:span text:style-name="T1">#B5A642</text:span></text:a></text:p>
          </table:table-cell>
          <table:table-cell table:style-name="Tabella2.B150" office:value-type="string">
            <text:p text:style-name="P7">Brass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ADA96E" text:style-name="Internet_20_link" text:visited-style-name="Visited_20_Internet_20_Link"><text:span text:style-name="T1">#ADA96E</text:span></text:a></text:p>
          </table:table-cell>
          <table:table-cell table:style-name="Tabella2.B151" office:value-type="string">
            <text:p text:style-name="P7">Khaki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C19A6B" text:style-name="Internet_20_link" text:visited-style-name="Visited_20_Internet_20_Link"><text:span text:style-name="T1">#C19A6B</text:span></text:a></text:p>
          </table:table-cell>
          <table:table-cell table:style-name="Tabella2.B152" office:value-type="string">
            <text:p text:style-name="P7">Camel brown<text:soft-page-break/>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CD7F32" text:style-name="Internet_20_link" text:visited-style-name="Visited_20_Internet_20_Link"><text:span text:style-name="T1">#CD7F32</text:span></text:a></text:p>
          </table:table-cell>
          <table:table-cell table:style-name="Tabella2.B153" office:value-type="string">
            <text:p text:style-name="P7">Bronze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C88141" text:style-name="Internet_20_link" text:visited-style-name="Visited_20_Internet_20_Link"><text:span text:style-name="T1">#C88141</text:span></text:a></text:p>
          </table:table-cell>
          <table:table-cell table:style-name="Tabella2.B154" office:value-type="string">
            <text:p text:style-name="P7">Tiger Orange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C58917" text:style-name="Internet_20_link" text:visited-style-name="Visited_20_Internet_20_Link"><text:span text:style-name="T1">#C58917</text:span></text:a></text:p>
          </table:table-cell>
          <table:table-cell table:style-name="Tabella2.B155" office:value-type="string">
            <text:p text:style-name="P7">Cinnamon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AF9B60" text:style-name="Internet_20_link" text:visited-style-name="Visited_20_Internet_20_Link"><text:span text:style-name="T1">#AF9B60</text:span></text:a></text:p>
          </table:table-cell>
          <table:table-cell table:style-name="Tabella2.B156" office:value-type="string">
            <text:p text:style-name="P7">Bullet Shell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AF7817" text:style-name="Internet_20_link" text:visited-style-name="Visited_20_Internet_20_Link"><text:span text:style-name="T1">#AF7817</text:span></text:a></text:p>
          </table:table-cell>
          <table:table-cell table:style-name="Tabella2.B157" office:value-type="string">
            <text:p text:style-name="P7">Dark Goldenrod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B87333" text:style-name="Internet_20_link" text:visited-style-name="Visited_20_Internet_20_Link"><text:span text:style-name="T1">#B87333</text:span></text:a></text:p>
          </table:table-cell>
          <table:table-cell table:style-name="Tabella2.B158" office:value-type="string">
            <text:p text:style-name="P7">Copper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966F33" text:style-name="Internet_20_link" text:visited-style-name="Visited_20_Internet_20_Link"><text:span text:style-name="T1">#966F33</text:span></text:a></text:p>
          </table:table-cell>
          <table:table-cell table:style-name="Tabella2.B159" office:value-type="string">
            <text:p text:style-name="P7">Wood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806517" text:style-name="Internet_20_link" text:visited-style-name="Visited_20_Internet_20_Link"><text:span text:style-name="T1">#806517</text:span></text:a></text:p>
          </table:table-cell>
          <table:table-cell table:style-name="Tabella2.B160" office:value-type="string">
            <text:p text:style-name="P7">Oak Brown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827839" text:style-name="Internet_20_link" text:visited-style-name="Visited_20_Internet_20_Link"><text:span text:style-name="T1">#827839</text:span></text:a></text:p>
          </table:table-cell>
          <table:table-cell table:style-name="Tabella2.B161" office:value-type="string">
            <text:p text:style-name="P7">Moccasin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827B60" text:style-name="Internet_20_link" text:visited-style-name="Visited_20_Internet_20_Link"><text:span text:style-name="T1">#827B60</text:span></text:a></text:p>
          </table:table-cell>
          <table:table-cell table:style-name="Tabella2.B162" office:value-type="string">
            <text:p text:style-name="P7">Army Brown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786D5F" text:style-name="Internet_20_link" text:visited-style-name="Visited_20_Internet_20_Link"><text:span text:style-name="T1">#786D5F</text:span></text:a></text:p>
          </table:table-cell>
          <table:table-cell table:style-name="Tabella2.B163" office:value-type="string">
            <text:p text:style-name="P7">Sandstone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493D26" text:style-name="Internet_20_link" text:visited-style-name="Visited_20_Internet_20_Link"><text:span text:style-name="T1">#493D26</text:span></text:a></text:p>
          </table:table-cell>
          <table:table-cell table:style-name="Tabella2.B164" office:value-type="string">
            <text:p text:style-name="P7">Mocha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483C32" text:style-name="Internet_20_link" text:visited-style-name="Visited_20_Internet_20_Link"><text:span text:style-name="T1">#483C32</text:span></text:a></text:p>
          </table:table-cell>
          <table:table-cell table:style-name="Tabella2.B165" office:value-type="string">
            <text:p text:style-name="P7">Taupe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6F4E37" text:style-name="Internet_20_link" text:visited-style-name="Visited_20_Internet_20_Link"><text:span text:style-name="T1">#6F4E37</text:span></text:a></text:p>
          </table:table-cell>
          <table:table-cell table:style-name="Tabella2.B166" office:value-type="string">
            <text:p text:style-name="P7">Coffee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835C3B" text:style-name="Internet_20_link" text:visited-style-name="Visited_20_Internet_20_Link"><text:span text:style-name="T1">#835C3B</text:span></text:a></text:p>
          </table:table-cell>
          <table:table-cell table:style-name="Tabella2.B167" office:value-type="string">
            <text:p text:style-name="P7">Brown Bear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7F5217" text:style-name="Internet_20_link" text:visited-style-name="Visited_20_Internet_20_Link"><text:span text:style-name="T1">#7F5217</text:span></text:a></text:p>
          </table:table-cell>
          <table:table-cell table:style-name="Tabella2.B168" office:value-type="string">
            <text:p text:style-name="P7">Red Dirt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7F462C" text:style-name="Internet_20_link" text:visited-style-name="Visited_20_Internet_20_Link"><text:span text:style-name="T1">#7F462C</text:span></text:a></text:p>
          </table:table-cell>
          <table:table-cell table:style-name="Tabella2.B169" office:value-type="string">
            <text:p text:style-name="P7">Sepia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C47451" text:style-name="Internet_20_link" text:visited-style-name="Visited_20_Internet_20_Link"><text:span text:style-name="T1">#C47451</text:span></text:a></text:p>
          </table:table-cell>
          <table:table-cell table:style-name="Tabella2.B170" office:value-type="string">
            <text:p text:style-name="P7">Orange Salmon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C36241" text:style-name="Internet_20_link" text:visited-style-name="Visited_20_Internet_20_Link"><text:span text:style-name="T1">#C36241</text:span></text:a></text:p>
          </table:table-cell>
          <table:table-cell table:style-name="Tabella2.B171" office:value-type="string">
            <text:p text:style-name="P7">Rust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C35817" text:style-name="Internet_20_link" text:visited-style-name="Visited_20_Internet_20_Link"><text:span text:style-name="T1">#C35817</text:span></text:a></text:p>
          </table:table-cell>
          <table:table-cell table:style-name="Tabella2.B172" office:value-type="string">
            <text:p text:style-name="P7">Red Fox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C85A17" text:style-name="Internet_20_link" text:visited-style-name="Visited_20_Internet_20_Link"><text:span text:style-name="T1">#C85A17</text:span></text:a></text:p>
          </table:table-cell>
          <table:table-cell table:style-name="Tabella2.B173" office:value-type="string">
            <text:p text:style-name="P7">Chocolate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CC6600" text:style-name="Internet_20_link" text:visited-style-name="Visited_20_Internet_20_Link"><text:span text:style-name="T1">#CC6600</text:span></text:a></text:p>
          </table:table-cell>
          <table:table-cell table:style-name="Tabella2.B174" office:value-type="string">
            <text:p text:style-name="P7">Sedona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E56717" text:style-name="Internet_20_link" text:visited-style-name="Visited_20_Internet_20_Link"><text:span text:style-name="T1">#E56717</text:span></text:a></text:p>
          </table:table-cell>
          <table:table-cell table:style-name="Tabella2.B175" office:value-type="string">
            <text:p text:style-name="P7">Papaya Orange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E66C2C" text:style-name="Internet_20_link" text:visited-style-name="Visited_20_Internet_20_Link"><text:span text:style-name="T1">#E66C2C</text:span></text:a></text:p>
          </table:table-cell>
          <table:table-cell table:style-name="Tabella2.B176" office:value-type="string">
            <text:p text:style-name="P7">Halloween Orange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F87217" text:style-name="Internet_20_link" text:visited-style-name="Visited_20_Internet_20_Link"><text:span text:style-name="T1">#F87217</text:span></text:a></text:p>
          </table:table-cell>
          <table:table-cell table:style-name="Tabella2.B177" office:value-type="string">
            <text:p text:style-name="P7">Pumpkin Orange<text:soft-page-break/>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F87431" text:style-name="Internet_20_link" text:visited-style-name="Visited_20_Internet_20_Link"><text:span text:style-name="T1">#F87431</text:span></text:a></text:p>
          </table:table-cell>
          <table:table-cell table:style-name="Tabella2.B178" office:value-type="string">
            <text:p text:style-name="P7">Construction Cone Orange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E67451" text:style-name="Internet_20_link" text:visited-style-name="Visited_20_Internet_20_Link"><text:span text:style-name="T1">#E67451</text:span></text:a></text:p>
          </table:table-cell>
          <table:table-cell table:style-name="Tabella2.B179" office:value-type="string">
            <text:p text:style-name="P7">Sunrise Orange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FF8040" text:style-name="Internet_20_link" text:visited-style-name="Visited_20_Internet_20_Link"><text:span text:style-name="T1">#FF8040</text:span></text:a></text:p>
          </table:table-cell>
          <table:table-cell table:style-name="Tabella2.B180" office:value-type="string">
            <text:p text:style-name="P7">Mango Orange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F88017" text:style-name="Internet_20_link" text:visited-style-name="Visited_20_Internet_20_Link"><text:span text:style-name="T1">#F88017</text:span></text:a></text:p>
          </table:table-cell>
          <table:table-cell table:style-name="Tabella2.B181" office:value-type="string">
            <text:p text:style-name="P7">Dark Orange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FF7F50" text:style-name="Internet_20_link" text:visited-style-name="Visited_20_Internet_20_Link"><text:span text:style-name="T1">#FF7F50</text:span></text:a></text:p>
          </table:table-cell>
          <table:table-cell table:style-name="Tabella2.B182" office:value-type="string">
            <text:p text:style-name="P7">Coral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F88158" text:style-name="Internet_20_link" text:visited-style-name="Visited_20_Internet_20_Link"><text:span text:style-name="T1">#F88158</text:span></text:a></text:p>
          </table:table-cell>
          <table:table-cell table:style-name="Tabella2.B183" office:value-type="string">
            <text:p text:style-name="P7">Basket Ball Orange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F9966B" text:style-name="Internet_20_link" text:visited-style-name="Visited_20_Internet_20_Link"><text:span text:style-name="T1">#F9966B</text:span></text:a></text:p>
          </table:table-cell>
          <table:table-cell table:style-name="Tabella2.B184" office:value-type="string">
            <text:p text:style-name="P7">Light Salmon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E78A61" text:style-name="Internet_20_link" text:visited-style-name="Visited_20_Internet_20_Link"><text:span text:style-name="T1">#E78A61</text:span></text:a></text:p>
          </table:table-cell>
          <table:table-cell table:style-name="Tabella2.B185" office:value-type="string">
            <text:p text:style-name="P7">Tangerine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E18B6B" text:style-name="Internet_20_link" text:visited-style-name="Visited_20_Internet_20_Link"><text:span text:style-name="T1">#E18B6B</text:span></text:a></text:p>
          </table:table-cell>
          <table:table-cell table:style-name="Tabella2.B186" office:value-type="string">
            <text:p text:style-name="P7">Dark Salmon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E77471" text:style-name="Internet_20_link" text:visited-style-name="Visited_20_Internet_20_Link"><text:span text:style-name="T1">#E77471</text:span></text:a></text:p>
          </table:table-cell>
          <table:table-cell table:style-name="Tabella2.B187" office:value-type="string">
            <text:p text:style-name="P7">Light Coral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F75D59" text:style-name="Internet_20_link" text:visited-style-name="Visited_20_Internet_20_Link"><text:span text:style-name="T1">#F75D59</text:span></text:a></text:p>
          </table:table-cell>
          <table:table-cell table:style-name="Tabella2.B188" office:value-type="string">
            <text:p text:style-name="P7">Bean Red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E55451" text:style-name="Internet_20_link" text:visited-style-name="Visited_20_Internet_20_Link"><text:span text:style-name="T1">#E55451</text:span></text:a></text:p>
          </table:table-cell>
          <table:table-cell table:style-name="Tabella2.B189" office:value-type="string">
            <text:p text:style-name="P7">Valentine Red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E55B3C" text:style-name="Internet_20_link" text:visited-style-name="Visited_20_Internet_20_Link"><text:span text:style-name="T1">#E55B3C</text:span></text:a></text:p>
          </table:table-cell>
          <table:table-cell table:style-name="Tabella2.B190" office:value-type="string">
            <text:p text:style-name="P7">Shocking Orange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FF0000" text:style-name="Internet_20_link" text:visited-style-name="Visited_20_Internet_20_Link"><text:span text:style-name="T1">#FF0000</text:span></text:a></text:p>
          </table:table-cell>
          <table:table-cell table:style-name="Tabella2.B191" office:value-type="string">
            <text:p text:style-name="P7">Red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FF2400" text:style-name="Internet_20_link" text:visited-style-name="Visited_20_Internet_20_Link"><text:span text:style-name="T1">#FF2400</text:span></text:a></text:p>
          </table:table-cell>
          <table:table-cell table:style-name="Tabella2.B192" office:value-type="string">
            <text:p text:style-name="P7">Scarlet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F62217" text:style-name="Internet_20_link" text:visited-style-name="Visited_20_Internet_20_Link"><text:span text:style-name="T1">#F62217</text:span></text:a></text:p>
          </table:table-cell>
          <table:table-cell table:style-name="Tabella2.B193" office:value-type="string">
            <text:p text:style-name="P7">Ruby Red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F70D1A" text:style-name="Internet_20_link" text:visited-style-name="Visited_20_Internet_20_Link"><text:span text:style-name="T1">#F70D1A</text:span></text:a></text:p>
          </table:table-cell>
          <table:table-cell table:style-name="Tabella2.B194" office:value-type="string">
            <text:p text:style-name="P7">Ferrari Red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F62817" text:style-name="Internet_20_link" text:visited-style-name="Visited_20_Internet_20_Link"><text:span text:style-name="T1">#F62817</text:span></text:a></text:p>
          </table:table-cell>
          <table:table-cell table:style-name="Tabella2.B195" office:value-type="string">
            <text:p text:style-name="P7">Fire Engine Red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E42217" text:style-name="Internet_20_link" text:visited-style-name="Visited_20_Internet_20_Link"><text:span text:style-name="T1">#E42217</text:span></text:a></text:p>
          </table:table-cell>
          <table:table-cell table:style-name="Tabella2.B196" office:value-type="string">
            <text:p text:style-name="P7">Lava Red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E41B17" text:style-name="Internet_20_link" text:visited-style-name="Visited_20_Internet_20_Link"><text:span text:style-name="T1">#E41B17</text:span></text:a></text:p>
          </table:table-cell>
          <table:table-cell table:style-name="Tabella2.B197" office:value-type="string">
            <text:p text:style-name="P7">Love Red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DC381F" text:style-name="Internet_20_link" text:visited-style-name="Visited_20_Internet_20_Link"><text:span text:style-name="T1">#DC381F</text:span></text:a></text:p>
          </table:table-cell>
          <table:table-cell table:style-name="Tabella2.B198" office:value-type="string">
            <text:p text:style-name="P7">Grapefruit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C34A2C" text:style-name="Internet_20_link" text:visited-style-name="Visited_20_Internet_20_Link"><text:span text:style-name="T1">#C34A2C</text:span></text:a></text:p>
          </table:table-cell>
          <table:table-cell table:style-name="Tabella2.B199" office:value-type="string">
            <text:p text:style-name="P7">Chestnut Red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C24641" text:style-name="Internet_20_link" text:visited-style-name="Visited_20_Internet_20_Link"><text:span text:style-name="T1">#C24641</text:span></text:a></text:p>
          </table:table-cell>
          <table:table-cell table:style-name="Tabella2.B200" office:value-type="string">
            <text:p text:style-name="P7">Cherry Red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C04000" text:style-name="Internet_20_link" text:visited-style-name="Visited_20_Internet_20_Link"><text:span text:style-name="T1">#C04000</text:span></text:a></text:p>
          </table:table-cell>
          <table:table-cell table:style-name="Tabella2.B201" office:value-type="string">
            <text:p text:style-name="P7">Mahogany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C11B17" text:style-name="Internet_20_link" text:visited-style-name="Visited_20_Internet_20_Link"><text:span text:style-name="T1">#C11B17</text:span></text:a></text:p>
          </table:table-cell>
          <table:table-cell table:style-name="Tabella2.B202" office:value-type="string">
            <text:p text:style-name="P7">Chilli Pepper<text:soft-page-break/>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9F000F" text:style-name="Internet_20_link" text:visited-style-name="Visited_20_Internet_20_Link"><text:span text:style-name="T1">#9F000F</text:span></text:a></text:p>
          </table:table-cell>
          <table:table-cell table:style-name="Tabella2.B203" office:value-type="string">
            <text:p text:style-name="P7">Cranberry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990012" text:style-name="Internet_20_link" text:visited-style-name="Visited_20_Internet_20_Link"><text:span text:style-name="T1">#990012</text:span></text:a></text:p>
          </table:table-cell>
          <table:table-cell table:style-name="Tabella2.B204" office:value-type="string">
            <text:p text:style-name="P7">Red Wine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8C001A" text:style-name="Internet_20_link" text:visited-style-name="Visited_20_Internet_20_Link"><text:span text:style-name="T1">#8C001A</text:span></text:a></text:p>
          </table:table-cell>
          <table:table-cell table:style-name="Tabella2.B205" office:value-type="string">
            <text:p text:style-name="P7">Burgundy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954535" text:style-name="Internet_20_link" text:visited-style-name="Visited_20_Internet_20_Link"><text:span text:style-name="T1">#954535</text:span></text:a></text:p>
          </table:table-cell>
          <table:table-cell table:style-name="Tabella2.B206" office:value-type="string">
            <text:p text:style-name="P7">Chestnut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7E3517" text:style-name="Internet_20_link" text:visited-style-name="Visited_20_Internet_20_Link"><text:span text:style-name="T1">#7E3517</text:span></text:a></text:p>
          </table:table-cell>
          <table:table-cell table:style-name="Tabella2.B207" office:value-type="string">
            <text:p text:style-name="P7">Blood Red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8A4117" text:style-name="Internet_20_link" text:visited-style-name="Visited_20_Internet_20_Link"><text:span text:style-name="T1">#8A4117</text:span></text:a></text:p>
          </table:table-cell>
          <table:table-cell table:style-name="Tabella2.B208" office:value-type="string">
            <text:p text:style-name="P7">Sienna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7E3817" text:style-name="Internet_20_link" text:visited-style-name="Visited_20_Internet_20_Link"><text:span text:style-name="T1">#7E3817</text:span></text:a></text:p>
          </table:table-cell>
          <table:table-cell table:style-name="Tabella2.B209" office:value-type="string">
            <text:p text:style-name="P7">Sangria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800517" text:style-name="Internet_20_link" text:visited-style-name="Visited_20_Internet_20_Link"><text:span text:style-name="T1">#800517</text:span></text:a></text:p>
          </table:table-cell>
          <table:table-cell table:style-name="Tabella2.B210" office:value-type="string">
            <text:p text:style-name="P7">Firebrick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810541" text:style-name="Internet_20_link" text:visited-style-name="Visited_20_Internet_20_Link"><text:span text:style-name="T1">#810541</text:span></text:a></text:p>
          </table:table-cell>
          <table:table-cell table:style-name="Tabella2.B211" office:value-type="string">
            <text:p text:style-name="P7">Maroon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7D0541" text:style-name="Internet_20_link" text:visited-style-name="Visited_20_Internet_20_Link"><text:span text:style-name="T1">#7D0541</text:span></text:a></text:p>
          </table:table-cell>
          <table:table-cell table:style-name="Tabella2.B212" office:value-type="string">
            <text:p text:style-name="P7">Plum Pie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7E354D" text:style-name="Internet_20_link" text:visited-style-name="Visited_20_Internet_20_Link"><text:span text:style-name="T1">#7E354D</text:span></text:a></text:p>
          </table:table-cell>
          <table:table-cell table:style-name="Tabella2.B213" office:value-type="string">
            <text:p text:style-name="P7">Velvet Maroon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7D0552" text:style-name="Internet_20_link" text:visited-style-name="Visited_20_Internet_20_Link"><text:span text:style-name="T1">#7D0552</text:span></text:a></text:p>
          </table:table-cell>
          <table:table-cell table:style-name="Tabella2.B214" office:value-type="string">
            <text:p text:style-name="P7">Plum Velvet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7F4E52" text:style-name="Internet_20_link" text:visited-style-name="Visited_20_Internet_20_Link"><text:span text:style-name="T1">#7F4E52</text:span></text:a></text:p>
          </table:table-cell>
          <table:table-cell table:style-name="Tabella2.B215" office:value-type="string">
            <text:p text:style-name="P7">Rosy Finch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7F5A58" text:style-name="Internet_20_link" text:visited-style-name="Visited_20_Internet_20_Link"><text:span text:style-name="T1">#7F5A58</text:span></text:a></text:p>
          </table:table-cell>
          <table:table-cell table:style-name="Tabella2.B216" office:value-type="string">
            <text:p text:style-name="P7">Puce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7F525D" text:style-name="Internet_20_link" text:visited-style-name="Visited_20_Internet_20_Link"><text:span text:style-name="T1">#7F525D</text:span></text:a></text:p>
          </table:table-cell>
          <table:table-cell table:style-name="Tabella2.B217" office:value-type="string">
            <text:p text:style-name="P7">Dull Purple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B38481" text:style-name="Internet_20_link" text:visited-style-name="Visited_20_Internet_20_Link"><text:span text:style-name="T1">#B38481</text:span></text:a></text:p>
          </table:table-cell>
          <table:table-cell table:style-name="Tabella2.B218" office:value-type="string">
            <text:p text:style-name="P7">Rosy Brown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C5908E" text:style-name="Internet_20_link" text:visited-style-name="Visited_20_Internet_20_Link"><text:span text:style-name="T1">#C5908E</text:span></text:a></text:p>
          </table:table-cell>
          <table:table-cell table:style-name="Tabella2.B219" office:value-type="string">
            <text:p text:style-name="P7">Khaki Rose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C48189" text:style-name="Internet_20_link" text:visited-style-name="Visited_20_Internet_20_Link"><text:span text:style-name="T1">#C48189</text:span></text:a></text:p>
          </table:table-cell>
          <table:table-cell table:style-name="Tabella2.B220" office:value-type="string">
            <text:p text:style-name="P7">Pink Bow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C48793" text:style-name="Internet_20_link" text:visited-style-name="Visited_20_Internet_20_Link"><text:span text:style-name="T1">#C48793</text:span></text:a></text:p>
          </table:table-cell>
          <table:table-cell table:style-name="Tabella2.B221" office:value-type="string">
            <text:p text:style-name="P7">Lipstick Pink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E8ADAA" text:style-name="Internet_20_link" text:visited-style-name="Visited_20_Internet_20_Link"><text:span text:style-name="T1">#E8ADAA</text:span></text:a></text:p>
          </table:table-cell>
          <table:table-cell table:style-name="Tabella2.B222" office:value-type="string">
            <text:p text:style-name="P7">Rose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ECC5C0" text:style-name="Internet_20_link" text:visited-style-name="Visited_20_Internet_20_Link"><text:span text:style-name="T1">#ECC5C0</text:span></text:a></text:p>
          </table:table-cell>
          <table:table-cell table:style-name="Tabella2.B223" office:value-type="string">
            <text:p text:style-name="P7">Rose Gold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EDC9AF" text:style-name="Internet_20_link" text:visited-style-name="Visited_20_Internet_20_Link"><text:span text:style-name="T1">#EDC9AF</text:span></text:a></text:p>
          </table:table-cell>
          <table:table-cell table:style-name="Tabella2.B224" office:value-type="string">
            <text:p text:style-name="P7">Desert Sand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FDD7E4" text:style-name="Internet_20_link" text:visited-style-name="Visited_20_Internet_20_Link"><text:span text:style-name="T1">#FDD7E4</text:span></text:a></text:p>
          </table:table-cell>
          <table:table-cell table:style-name="Tabella2.B225" office:value-type="string">
            <text:p text:style-name="P7">Pig Pink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FCDFFF" text:style-name="Internet_20_link" text:visited-style-name="Visited_20_Internet_20_Link"><text:span text:style-name="T1">#FCDFFF</text:span></text:a></text:p>
          </table:table-cell>
          <table:table-cell table:style-name="Tabella2.B226" office:value-type="string">
            <text:p text:style-name="P7">Cotton Candy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FFDFDD" text:style-name="Internet_20_link" text:visited-style-name="Visited_20_Internet_20_Link"><text:span text:style-name="T1">#FFDFDD</text:span></text:a></text:p>
          </table:table-cell>
          <table:table-cell table:style-name="Tabella2.B227" office:value-type="string">
            <text:p text:style-name="P7">Pink Bubble Gum<text:soft-page-break/>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FBBBB9" text:style-name="Internet_20_link" text:visited-style-name="Visited_20_Internet_20_Link"><text:span text:style-name="T1">#FBBBB9</text:span></text:a></text:p>
          </table:table-cell>
          <table:table-cell table:style-name="Tabella2.B228" office:value-type="string">
            <text:p text:style-name="P7">Misty Rose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FAAFBE" text:style-name="Internet_20_link" text:visited-style-name="Visited_20_Internet_20_Link"><text:span text:style-name="T1">#FAAFBE</text:span></text:a></text:p>
          </table:table-cell>
          <table:table-cell table:style-name="Tabella2.B229" office:value-type="string">
            <text:p text:style-name="P7">Pink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FAAFBA" text:style-name="Internet_20_link" text:visited-style-name="Visited_20_Internet_20_Link"><text:span text:style-name="T1">#FAAFBA</text:span></text:a></text:p>
          </table:table-cell>
          <table:table-cell table:style-name="Tabella2.B230" office:value-type="string">
            <text:p text:style-name="P7">Light Pink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F9A7B0" text:style-name="Internet_20_link" text:visited-style-name="Visited_20_Internet_20_Link"><text:span text:style-name="T1">#F9A7B0</text:span></text:a></text:p>
          </table:table-cell>
          <table:table-cell table:style-name="Tabella2.B231" office:value-type="string">
            <text:p text:style-name="P7">Flamingo Pink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E7A1B0" text:style-name="Internet_20_link" text:visited-style-name="Visited_20_Internet_20_Link"><text:span text:style-name="T1">#E7A1B0</text:span></text:a></text:p>
          </table:table-cell>
          <table:table-cell table:style-name="Tabella2.B232" office:value-type="string">
            <text:p text:style-name="P7">Pink Rose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E799A3" text:style-name="Internet_20_link" text:visited-style-name="Visited_20_Internet_20_Link"><text:span text:style-name="T1">#E799A3</text:span></text:a></text:p>
          </table:table-cell>
          <table:table-cell table:style-name="Tabella2.B233" office:value-type="string">
            <text:p text:style-name="P7">Pink Daisy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E38AAE" text:style-name="Internet_20_link" text:visited-style-name="Visited_20_Internet_20_Link"><text:span text:style-name="T1">#E38AAE</text:span></text:a></text:p>
          </table:table-cell>
          <table:table-cell table:style-name="Tabella2.B234" office:value-type="string">
            <text:p text:style-name="P7">Cadillac Pink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F778A1" text:style-name="Internet_20_link" text:visited-style-name="Visited_20_Internet_20_Link"><text:span text:style-name="T1">#F778A1</text:span></text:a></text:p>
          </table:table-cell>
          <table:table-cell table:style-name="Tabella2.B235" office:value-type="string">
            <text:p text:style-name="P7">Carnation Pink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E56E94" text:style-name="Internet_20_link" text:visited-style-name="Visited_20_Internet_20_Link"><text:span text:style-name="T1">#E56E94</text:span></text:a></text:p>
          </table:table-cell>
          <table:table-cell table:style-name="Tabella2.B236" office:value-type="string">
            <text:p text:style-name="P7">Blush Red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F660AB" text:style-name="Internet_20_link" text:visited-style-name="Visited_20_Internet_20_Link"><text:span text:style-name="T1">#F660AB</text:span></text:a></text:p>
          </table:table-cell>
          <table:table-cell table:style-name="Tabella2.B237" office:value-type="string">
            <text:p text:style-name="P7">Hot Pink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FC6C85" text:style-name="Internet_20_link" text:visited-style-name="Visited_20_Internet_20_Link"><text:span text:style-name="T1">#FC6C85</text:span></text:a></text:p>
          </table:table-cell>
          <table:table-cell table:style-name="Tabella2.B238" office:value-type="string">
            <text:p text:style-name="P7">Watermelon Pink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F6358A" text:style-name="Internet_20_link" text:visited-style-name="Visited_20_Internet_20_Link"><text:span text:style-name="T1">#F6358A</text:span></text:a></text:p>
          </table:table-cell>
          <table:table-cell table:style-name="Tabella2.B239" office:value-type="string">
            <text:p text:style-name="P7">Violet Red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F52887" text:style-name="Internet_20_link" text:visited-style-name="Visited_20_Internet_20_Link"><text:span text:style-name="T1">#F52887</text:span></text:a></text:p>
          </table:table-cell>
          <table:table-cell table:style-name="Tabella2.B240" office:value-type="string">
            <text:p text:style-name="P7">Deep Pink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E45E9D" text:style-name="Internet_20_link" text:visited-style-name="Visited_20_Internet_20_Link"><text:span text:style-name="T1">#E45E9D</text:span></text:a></text:p>
          </table:table-cell>
          <table:table-cell table:style-name="Tabella2.B241" office:value-type="string">
            <text:p text:style-name="P7">Pink Cupcake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E4287C" text:style-name="Internet_20_link" text:visited-style-name="Visited_20_Internet_20_Link"><text:span text:style-name="T1">#E4287C</text:span></text:a></text:p>
          </table:table-cell>
          <table:table-cell table:style-name="Tabella2.B242" office:value-type="string">
            <text:p text:style-name="P7">Pink Lemonade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F535AA" text:style-name="Internet_20_link" text:visited-style-name="Visited_20_Internet_20_Link"><text:span text:style-name="T1">#F535AA</text:span></text:a></text:p>
          </table:table-cell>
          <table:table-cell table:style-name="Tabella2.B243" office:value-type="string">
            <text:p text:style-name="P7">Neon Pink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FF00FF" text:style-name="Internet_20_link" text:visited-style-name="Visited_20_Internet_20_Link"><text:span text:style-name="T1">#FF00FF</text:span></text:a></text:p>
          </table:table-cell>
          <table:table-cell table:style-name="Tabella2.B244" office:value-type="string">
            <text:p text:style-name="P7">Magenta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E3319D" text:style-name="Internet_20_link" text:visited-style-name="Visited_20_Internet_20_Link"><text:span text:style-name="T1">#E3319D</text:span></text:a></text:p>
          </table:table-cell>
          <table:table-cell table:style-name="Tabella2.B245" office:value-type="string">
            <text:p text:style-name="P7">Dimorphotheca Magenta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F433FF" text:style-name="Internet_20_link" text:visited-style-name="Visited_20_Internet_20_Link"><text:span text:style-name="T1">#F433FF</text:span></text:a></text:p>
          </table:table-cell>
          <table:table-cell table:style-name="Tabella2.B246" office:value-type="string">
            <text:p text:style-name="P7">Bright Neon Pink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D16587" text:style-name="Internet_20_link" text:visited-style-name="Visited_20_Internet_20_Link"><text:span text:style-name="T1">#D16587</text:span></text:a></text:p>
          </table:table-cell>
          <table:table-cell table:style-name="Tabella2.B247" office:value-type="string">
            <text:p text:style-name="P7">Pale Violet Red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C25A7C" text:style-name="Internet_20_link" text:visited-style-name="Visited_20_Internet_20_Link"><text:span text:style-name="T1">#C25A7C</text:span></text:a></text:p>
          </table:table-cell>
          <table:table-cell table:style-name="Tabella2.B248" office:value-type="string">
            <text:p text:style-name="P7">Tulip Pink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CA226B" text:style-name="Internet_20_link" text:visited-style-name="Visited_20_Internet_20_Link"><text:span text:style-name="T1">#CA226B</text:span></text:a></text:p>
          </table:table-cell>
          <table:table-cell table:style-name="Tabella2.B249" office:value-type="string">
            <text:p text:style-name="P7">Medium Violet Red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C12869" text:style-name="Internet_20_link" text:visited-style-name="Visited_20_Internet_20_Link"><text:span text:style-name="T1">#C12869</text:span></text:a></text:p>
          </table:table-cell>
          <table:table-cell table:style-name="Tabella2.B250" office:value-type="string">
            <text:p text:style-name="P7">Rogue Pink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C12267" text:style-name="Internet_20_link" text:visited-style-name="Visited_20_Internet_20_Link"><text:span text:style-name="T1">#C12267</text:span></text:a></text:p>
          </table:table-cell>
          <table:table-cell table:style-name="Tabella2.B251" office:value-type="string">
            <text:p text:style-name="P7">Burnt Pink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C25283" text:style-name="Internet_20_link" text:visited-style-name="Visited_20_Internet_20_Link"><text:span text:style-name="T1">#C25283</text:span></text:a></text:p>
          </table:table-cell>
          <table:table-cell table:style-name="Tabella2.B252" office:value-type="string">
            <text:p text:style-name="P7">Bashful Pink<text:soft-page-break/>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C12283" text:style-name="Internet_20_link" text:visited-style-name="Visited_20_Internet_20_Link"><text:span text:style-name="T1">#C12283</text:span></text:a></text:p>
          </table:table-cell>
          <table:table-cell table:style-name="Tabella2.B253" office:value-type="string">
            <text:p text:style-name="P7">Dark Carnation Pink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B93B8F" text:style-name="Internet_20_link" text:visited-style-name="Visited_20_Internet_20_Link"><text:span text:style-name="T1">#B93B8F</text:span></text:a></text:p>
          </table:table-cell>
          <table:table-cell table:style-name="Tabella2.B254" office:value-type="string">
            <text:p text:style-name="P7">Plum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7E587E" text:style-name="Internet_20_link" text:visited-style-name="Visited_20_Internet_20_Link"><text:span text:style-name="T1">#7E587E</text:span></text:a></text:p>
          </table:table-cell>
          <table:table-cell table:style-name="Tabella2.B255" office:value-type="string">
            <text:p text:style-name="P7">Viola Purple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571B7e" text:style-name="Internet_20_link" text:visited-style-name="Visited_20_Internet_20_Link"><text:span text:style-name="T1">#571B7E</text:span></text:a></text:p>
          </table:table-cell>
          <table:table-cell table:style-name="Tabella2.B256" office:value-type="string">
            <text:p text:style-name="P7">Purple Iris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583759" text:style-name="Internet_20_link" text:visited-style-name="Visited_20_Internet_20_Link"><text:span text:style-name="T1">#583759</text:span></text:a></text:p>
          </table:table-cell>
          <table:table-cell table:style-name="Tabella2.B257" office:value-type="string">
            <text:p text:style-name="P7">Plum Purple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4B0082" text:style-name="Internet_20_link" text:visited-style-name="Visited_20_Internet_20_Link"><text:span text:style-name="T1">#4B0082</text:span></text:a></text:p>
          </table:table-cell>
          <table:table-cell table:style-name="Tabella2.B258" office:value-type="string">
            <text:p text:style-name="P7">Indigo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461B7E" text:style-name="Internet_20_link" text:visited-style-name="Visited_20_Internet_20_Link"><text:span text:style-name="T1">#461B7E</text:span></text:a></text:p>
          </table:table-cell>
          <table:table-cell table:style-name="Tabella2.B259" office:value-type="string">
            <text:p text:style-name="P7">Purple Monster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4E387E" text:style-name="Internet_20_link" text:visited-style-name="Visited_20_Internet_20_Link"><text:span text:style-name="T1">#4E387E</text:span></text:a></text:p>
          </table:table-cell>
          <table:table-cell table:style-name="Tabella2.B260" office:value-type="string">
            <text:p text:style-name="P7">Purple Haze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614051" text:style-name="Internet_20_link" text:visited-style-name="Visited_20_Internet_20_Link"><text:span text:style-name="T1">#614051</text:span></text:a></text:p>
          </table:table-cell>
          <table:table-cell table:style-name="Tabella2.B261" office:value-type="string">
            <text:p text:style-name="P7">Eggplant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5E5A80" text:style-name="Internet_20_link" text:visited-style-name="Visited_20_Internet_20_Link"><text:span text:style-name="T1">#5E5A80</text:span></text:a></text:p>
          </table:table-cell>
          <table:table-cell table:style-name="Tabella2.B262" office:value-type="string">
            <text:p text:style-name="P7">Grape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6A287E" text:style-name="Internet_20_link" text:visited-style-name="Visited_20_Internet_20_Link"><text:span text:style-name="T1">#6A287E</text:span></text:a></text:p>
          </table:table-cell>
          <table:table-cell table:style-name="Tabella2.B263" office:value-type="string">
            <text:p text:style-name="P7">Purple Jam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7D1B7E" text:style-name="Internet_20_link" text:visited-style-name="Visited_20_Internet_20_Link"><text:span text:style-name="T1">#7D1B7E</text:span></text:a></text:p>
          </table:table-cell>
          <table:table-cell table:style-name="Tabella2.B264" office:value-type="string">
            <text:p text:style-name="P7">Dark Orchid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A74AC7" text:style-name="Internet_20_link" text:visited-style-name="Visited_20_Internet_20_Link"><text:span text:style-name="T1">#A74AC7</text:span></text:a></text:p>
          </table:table-cell>
          <table:table-cell table:style-name="Tabella2.B265" office:value-type="string">
            <text:p text:style-name="P7">Purple Flower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B048B5" text:style-name="Internet_20_link" text:visited-style-name="Visited_20_Internet_20_Link"><text:span text:style-name="T1">#B048B5</text:span></text:a></text:p>
          </table:table-cell>
          <table:table-cell table:style-name="Tabella2.B266" office:value-type="string">
            <text:p text:style-name="P7">Medium Orchid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6C2DC7" text:style-name="Internet_20_link" text:visited-style-name="Visited_20_Internet_20_Link"><text:span text:style-name="T1">#6C2DC7</text:span></text:a></text:p>
          </table:table-cell>
          <table:table-cell table:style-name="Tabella2.B267" office:value-type="string">
            <text:p text:style-name="P7">Purple Amethyst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842DCE" text:style-name="Internet_20_link" text:visited-style-name="Visited_20_Internet_20_Link"><text:span text:style-name="T1">#842DCE</text:span></text:a></text:p>
          </table:table-cell>
          <table:table-cell table:style-name="Tabella2.B268" office:value-type="string">
            <text:p text:style-name="P7">Dark Violet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8D38C9" text:style-name="Internet_20_link" text:visited-style-name="Visited_20_Internet_20_Link"><text:span text:style-name="T1">#8D38C9</text:span></text:a></text:p>
          </table:table-cell>
          <table:table-cell table:style-name="Tabella2.B269" office:value-type="string">
            <text:p text:style-name="P7">Violet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7A5DC7" text:style-name="Internet_20_link" text:visited-style-name="Visited_20_Internet_20_Link"><text:span text:style-name="T1">#7A5DC7</text:span></text:a></text:p>
          </table:table-cell>
          <table:table-cell table:style-name="Tabella2.B270" office:value-type="string">
            <text:p text:style-name="P7">Purple Sage Bush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7F38EC" text:style-name="Internet_20_link" text:visited-style-name="Visited_20_Internet_20_Link"><text:span text:style-name="T1">#7F38EC</text:span></text:a></text:p>
          </table:table-cell>
          <table:table-cell table:style-name="Tabella2.B271" office:value-type="string">
            <text:p text:style-name="P7">Lovely Purple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8E35EF" text:style-name="Internet_20_link" text:visited-style-name="Visited_20_Internet_20_Link"><text:span text:style-name="T1">#8E35EF</text:span></text:a></text:p>
          </table:table-cell>
          <table:table-cell table:style-name="Tabella2.B272" office:value-type="string">
            <text:p text:style-name="P7">Purple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893BFF" text:style-name="Internet_20_link" text:visited-style-name="Visited_20_Internet_20_Link"><text:span text:style-name="T1">#893BFF</text:span></text:a></text:p>
          </table:table-cell>
          <table:table-cell table:style-name="Tabella2.B273" office:value-type="string">
            <text:p text:style-name="P7">Aztech Purple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8467D7" text:style-name="Internet_20_link" text:visited-style-name="Visited_20_Internet_20_Link"><text:span text:style-name="T1">#8467D7</text:span></text:a></text:p>
          </table:table-cell>
          <table:table-cell table:style-name="Tabella2.B274" office:value-type="string">
            <text:p text:style-name="P7">Medium Purple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A23BEC" text:style-name="Internet_20_link" text:visited-style-name="Visited_20_Internet_20_Link"><text:span text:style-name="T1">#A23BEC</text:span></text:a></text:p>
          </table:table-cell>
          <table:table-cell table:style-name="Tabella2.B275" office:value-type="string">
            <text:p text:style-name="P7">Jasmine Purple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B041FF" text:style-name="Internet_20_link" text:visited-style-name="Visited_20_Internet_20_Link"><text:span text:style-name="T1">#B041FF</text:span></text:a></text:p>
          </table:table-cell>
          <table:table-cell table:style-name="Tabella2.B276" office:value-type="string">
            <text:p text:style-name="P7">Purple Daffodil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C45AEC" text:style-name="Internet_20_link" text:visited-style-name="Visited_20_Internet_20_Link"><text:span text:style-name="T1">#C45AEC</text:span></text:a></text:p>
          </table:table-cell>
          <table:table-cell table:style-name="Tabella2.B277" office:value-type="string">
            <text:p text:style-name="P7">Tyrian Purple<text:soft-page-break/>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9172EC" text:style-name="Internet_20_link" text:visited-style-name="Visited_20_Internet_20_Link"><text:span text:style-name="T1">#9172EC</text:span></text:a></text:p>
          </table:table-cell>
          <table:table-cell table:style-name="Tabella2.B278" office:value-type="string">
            <text:p text:style-name="P7">Crocus Purple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9E7BFF" text:style-name="Internet_20_link" text:visited-style-name="Visited_20_Internet_20_Link"><text:span text:style-name="T1">#9E7BFF</text:span></text:a></text:p>
          </table:table-cell>
          <table:table-cell table:style-name="Tabella2.B279" office:value-type="string">
            <text:p text:style-name="P7">Purple Mimosa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D462FF" text:style-name="Internet_20_link" text:visited-style-name="Visited_20_Internet_20_Link"><text:span text:style-name="T1">#D462FF</text:span></text:a></text:p>
          </table:table-cell>
          <table:table-cell table:style-name="Tabella2.B280" office:value-type="string">
            <text:p text:style-name="P7">Heliotrope Purple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E238EC" text:style-name="Internet_20_link" text:visited-style-name="Visited_20_Internet_20_Link"><text:span text:style-name="T1">#E238EC</text:span></text:a></text:p>
          </table:table-cell>
          <table:table-cell table:style-name="Tabella2.B281" office:value-type="string">
            <text:p text:style-name="P7">Crimson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C38EC7" text:style-name="Internet_20_link" text:visited-style-name="Visited_20_Internet_20_Link"><text:span text:style-name="T1">#C38EC7</text:span></text:a></text:p>
          </table:table-cell>
          <table:table-cell table:style-name="Tabella2.B282" office:value-type="string">
            <text:p text:style-name="P7">Purple Dragon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C8A2C8" text:style-name="Internet_20_link" text:visited-style-name="Visited_20_Internet_20_Link"><text:span text:style-name="T1">#C8A2C8</text:span></text:a></text:p>
          </table:table-cell>
          <table:table-cell table:style-name="Tabella2.B283" office:value-type="string">
            <text:p text:style-name="P7">Lilac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E6A9EC" text:style-name="Internet_20_link" text:visited-style-name="Visited_20_Internet_20_Link"><text:span text:style-name="T1">#E6A9EC</text:span></text:a></text:p>
          </table:table-cell>
          <table:table-cell table:style-name="Tabella2.B284" office:value-type="string">
            <text:p text:style-name="P7">Blush Pink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E0B0FF" text:style-name="Internet_20_link" text:visited-style-name="Visited_20_Internet_20_Link"><text:span text:style-name="T1">#E0B0FF</text:span></text:a></text:p>
          </table:table-cell>
          <table:table-cell table:style-name="Tabella2.B285" office:value-type="string">
            <text:p text:style-name="P7">Mauve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C6AEC7" text:style-name="Internet_20_link" text:visited-style-name="Visited_20_Internet_20_Link"><text:span text:style-name="T1">#C6AEC7</text:span></text:a></text:p>
          </table:table-cell>
          <table:table-cell table:style-name="Tabella2.B286" office:value-type="string">
            <text:p text:style-name="P7">Wisteria Purple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F9B7FF" text:style-name="Internet_20_link" text:visited-style-name="Visited_20_Internet_20_Link"><text:span text:style-name="T1">#F9B7FF</text:span></text:a></text:p>
          </table:table-cell>
          <table:table-cell table:style-name="Tabella2.B287" office:value-type="string">
            <text:p text:style-name="P7">Blossom Pink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D2B9D3" text:style-name="Internet_20_link" text:visited-style-name="Visited_20_Internet_20_Link"><text:span text:style-name="T1">#D2B9D3</text:span></text:a></text:p>
          </table:table-cell>
          <table:table-cell table:style-name="Tabella2.B288" office:value-type="string">
            <text:p text:style-name="P7">Thistle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E9CFEC" text:style-name="Internet_20_link" text:visited-style-name="Visited_20_Internet_20_Link"><text:span text:style-name="T1">#E9CFEC</text:span></text:a></text:p>
          </table:table-cell>
          <table:table-cell table:style-name="Tabella2.B289" office:value-type="string">
            <text:p text:style-name="P7">Periwinkle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EBDDE2" text:style-name="Internet_20_link" text:visited-style-name="Visited_20_Internet_20_Link"><text:span text:style-name="T1">#EBDDE2</text:span></text:a></text:p>
          </table:table-cell>
          <table:table-cell table:style-name="Tabella2.B290" office:value-type="string">
            <text:p text:style-name="P7">Lavender Pinocchio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E3E4FA" text:style-name="Internet_20_link" text:visited-style-name="Visited_20_Internet_20_Link"><text:span text:style-name="T1">#E3E4FA</text:span></text:a></text:p>
          </table:table-cell>
          <table:table-cell table:style-name="Tabella2.B291" office:value-type="string">
            <text:p text:style-name="P7">Lavender blue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FDEEF4" text:style-name="Internet_20_link" text:visited-style-name="Visited_20_Internet_20_Link"><text:span text:style-name="T1">#FDEEF4</text:span></text:a></text:p>
          </table:table-cell>
          <table:table-cell table:style-name="Tabella2.B292" office:value-type="string">
            <text:p text:style-name="P6"><text:span text:style-name="Strong_20_Emphasis"><text:span text:style-name="T1">Pearl</text:span></text:span>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FFF5EE" text:style-name="Internet_20_link" text:visited-style-name="Visited_20_Internet_20_Link"><text:span text:style-name="T1">#FFF5EE</text:span></text:a></text:p>
          </table:table-cell>
          <table:table-cell table:style-name="Tabella2.B293" office:value-type="string">
            <text:p text:style-name="P6"><text:span text:style-name="Strong_20_Emphasis"><text:span text:style-name="T1">SeaShell</text:span></text:span>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FEFCFF" text:style-name="Internet_20_link" text:visited-style-name="Visited_20_Internet_20_Link"><text:span text:style-name="T1">#FEFCFF</text:span></text:a></text:p>
          </table:table-cell>
          <table:table-cell table:style-name="Tabella2.B294" office:value-type="string">
            <text:p text:style-name="P6"><text:span text:style-name="Strong_20_Emphasis"><text:span text:style-name="T1">Milk White</text:span></text:span></text:p>
          </table:table-cell>
        </table:table-row>
        <table:table-row>
          <table:table-cell table:style-name="Tabella2.A1" office:value-type="string">
            <text:p text:style-name="P6"><text:a xlink:type="simple" xlink:href="http://www.wdrfree.com/public/#FFFFFF" text:style-name="Internet_20_link" text:visited-style-name="Visited_20_Internet_20_Link"><text:span text:style-name="T1">#FFFFFF</text:span></text:a></text:p>
          </table:table-cell>
          <table:table-cell table:style-name="Tabella2.B295" office:value-type="string">
            <text:p text:style-name="P6"><text:span text:style-name="Strong_20_Emphasis"><text:span text:style-name="T1">White</text:span></text:span></text:p>
          </table:table-cell>
        </table:table-row>
      </table:table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cker1" svg:font-family="Decker"/>
    <style:font-face style:name="Times New Roman" svg:font-family="'Times New Roman'"/>
    <style:font-face style:name="Decker" svg:font-family="Decke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text-align="end" style:justify-single-word="false"/>
      <style:text-properties fo:font-variant="normal" fo:text-transform="none" fo:color="#5983b0" style:font-name="Times New Roman" fo:font-size="10pt" fo:letter-spacing="normal" fo:font-style="normal" fo:font-weight="normal" officeooo:paragraph-rsid="00100c73" style:font-size-asian="9.60000038146973pt" style:font-size-complex="11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draw:fill="non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 style:next-style-name="HTML">
      <style:header>
        <text:p text:style-name="MP1">@ 2012 – 2019 cristian pozzessere &lt; ilnanny &gt;</text:p>
      </style:header>
      <style:footer>
        <text:p text:style-name="MP1">@ 2012 – 2019 cristian pozzessere &lt; ilnanny &gt;</text:p>
      </style:footer>
    </style:master-page>
    <style:master-page style:name="HTML" style:page-layout-name="Mpm2">
      <style:header>
        <text:p text:style-name="Header"/>
      </style:header>
      <style:footer>
        <text:p text:style-name="MP1">@ 2012 – 2019 cristian pozzessere &lt; ilnanny &gt;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06:35:11.867249404</meta:creation-date>
    <dc:date>2019-03-20T06:41:22.051861601</dc:date>
    <meta:editing-duration>PT6M10S</meta:editing-duration>
    <meta:editing-cycles>1</meta:editing-cycles>
    <meta:document-statistic meta:table-count="2" meta:image-count="0" meta:object-count="0" meta:page-count="14" meta:paragraph-count="692" meta:word-count="1013" meta:character-count="6248" meta:non-whitespace-character-count="5923"/>
    <meta:generator>LibreOffice/6.1.5.2$Linux_X86_64 LibreOffice_project/10$Build-2</meta:generator>
  </office:meta>
</office:document-meta>
</file>